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fo="urn:oasis:names:tc:opendocument:xmlns:xsl-fo-compatible:1.0" xmlns:meta="urn:oasis:names:tc:opendocument:xmlns:meta:1.0" xmlns:style="urn:oasis:names:tc:opendocument:xmlns:style:1.0" xmlns:table="urn:oasis:names:tc:opendocument:xmlns:table:1.0" xmlns:text="urn:oasis:names:tc:opendocument:xmlns:text:1.0" xmlns:xlink="http://www.w3.org/1999/xlink" office:version="1.0">
  <office:scripts/>
  <office:automatic-styles>
    <style:style style:family="table-row" style:name="ro1">
      <style.table-row-properties fo:break-before="auto" style:row-height="0.1681inch" style:use-optimal-row-height="true"/>
    </style:style>
    <style:style style:family="table" style:master-page-name="Default" style:name="ta1">
      <style:properties table:display="true"/>
    </style:style>
  </office:automatic-styles>
  <office:body>
    <office:spreadsheet>
      <table:table table.style-name="ta1" table:name="biblio">
        <table:table-row table.style-name="ro1">
          <table:table-cell>
            <text:p>Identifier</text:p>
          </table:table-cell>
          <table:table-cell>
            <text:p>Type</text:p>
          </table:table-cell>
          <table:table-cell>
            <text:p>Address</text:p>
          </table:table-cell>
          <table:table-cell>
            <text:p>Annote</text:p>
          </table:table-cell>
          <table:table-cell>
            <text:p>Author</text:p>
          </table:table-cell>
          <table:table-cell>
            <text:p>Booktitle</text:p>
          </table:table-cell>
          <table:table-cell>
            <text:p>Chapter</text:p>
          </table:table-cell>
          <table:table-cell>
            <text:p>Edition</text:p>
          </table:table-cell>
          <table:table-cell>
            <text:p>Editor</text:p>
          </table:table-cell>
          <table:table-cell>
            <text:p>Howpublish</text:p>
          </table:table-cell>
          <table:table-cell>
            <text:p>Institutn</text:p>
          </table:table-cell>
          <table:table-cell>
            <text:p>Journal</text:p>
          </table:table-cell>
          <table:table-cell>
            <text:p>Month</text:p>
          </table:table-cell>
          <table:table-cell>
            <text:p>Note</text:p>
          </table:table-cell>
          <table:table-cell>
            <text:p>Number</text:p>
          </table:table-cell>
          <table:table-cell>
            <text:p>Organizat</text:p>
          </table:table-cell>
          <table:table-cell>
            <text:p>Pages</text:p>
          </table:table-cell>
          <table:table-cell>
            <text:p>Publisher</text:p>
          </table:table-cell>
          <table:table-cell>
            <text:p>School</text:p>
          </table:table-cell>
          <table:table-cell>
            <text:p>Series</text:p>
          </table:table-cell>
          <table:table-cell>
            <text:p>Title</text:p>
          </table:table-cell>
          <table:table-cell>
            <text:p>RepType</text:p>
          </table:table-cell>
          <table:table-cell>
            <text:p>Volume</text:p>
          </table:table-cell>
          <table:table-cell>
            <text:p>Year</text:p>
          </table:table-cell>
          <table:table-cell>
            <text:p>URL</text:p>
          </table:table-cell>
          <table:table-cell>
            <text:p>Custom1</text:p>
          </table:table-cell>
          <table:table-cell>
            <text:p>Custom2</text:p>
          </table:table-cell>
          <table:table-cell>
            <text:p>Custom3</text:p>
          </table:table-cell>
          <table:table-cell>
            <text:p>Custom4</text:p>
          </table:table-cell>
          <table:table-cell>
            <text:p>Custom5</text:p>
          </table:table-cell>
          <table:table-cell>
            <text:p>ISBN</text:p>
          </table:table-cell>
        </table:table-row>
        <table:table-row>
          <table:table-cell>
            <text:p>abraham_scuba:_2013</text:p>
          </table:table-cell>
          <table:table-cell>
            <text:p>7</text:p>
          </table:table-cell>
          <table:table-cell>
            <text:p/>
          </table:table-cell>
          <table:table-cell>
            <text:p/>
          </table:table-cell>
          <table:table-cell>
            <text:p>Abraham, Lior and Allen, John and Barykin, Oleksandr and Borkar, Vinayak and Chopra, Bhuwan and Gerea, Ciprian and Merl, Daniel and Metzler, Josh and Reiss, David and Subramanian, Subbu and Wiener, Janet L. and Zed, Okay</text:p>
          </table:table-cell>
          <table:table-cell>
            <text:p/>
          </table:table-cell>
          <table:table-cell>
            <text:p/>
          </table:table-cell>
          <table:table-cell>
            <text:p/>
          </table:table-cell>
          <table:table-cell>
            <text:p/>
          </table:table-cell>
          <table:table-cell>
            <text:p/>
          </table:table-cell>
          <table:table-cell>
            <text:p/>
          </table:table-cell>
          <table:table-cell>
            <text:p>Proc. VLDB Endow.</text:p>
          </table:table-cell>
          <table:table-cell>
            <text:p>August</text:p>
          </table:table-cell>
          <table:table-cell>
            <text:p/>
          </table:table-cell>
          <table:table-cell>
            <text:p>11</text:p>
          </table:table-cell>
          <table:table-cell>
            <text:p/>
          </table:table-cell>
          <table:table-cell>
            <text:p>1057--1067</text:p>
          </table:table-cell>
          <table:table-cell>
            <text:p/>
          </table:table-cell>
          <table:table-cell>
            <text:p/>
          </table:table-cell>
          <table:table-cell>
            <text:p/>
          </table:table-cell>
          <table:table-cell>
            <text:p>Scuba: Diving into Data at Facebook</text:p>
          </table:table-cell>
          <table:table-cell>
            <text:p/>
          </table:table-cell>
          <table:table-cell>
            <text:p>6</text:p>
          </table:table-cell>
          <table:table-cell>
            <text:p>2013</text:p>
          </table:table-cell>
          <table:table-cell>
            <text:p>http://dx.doi.org/10.14778/2536222.2536231</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adamoli_trevis:_2010</text:p>
          </table:table-cell>
          <table:table-cell>
            <text:p>6</text:p>
          </table:table-cell>
          <table:table-cell>
            <text:p>New York, NY, USA</text:p>
          </table:table-cell>
          <table:table-cell>
            <text:p/>
          </table:table-cell>
          <table:table-cell>
            <text:p>Adamoli, Andrea and Hauswirth, Matthias</text:p>
          </table:table-cell>
          <table:table-cell>
            <text:p>Proceedings of the 5th {International} {Symposium} on {Software} {Visualizatio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73--82</text:p>
          </table:table-cell>
          <table:table-cell>
            <text:p>ACM</text:p>
          </table:table-cell>
          <table:table-cell>
            <text:p/>
          </table:table-cell>
          <table:table-cell>
            <text:p>{SOFTVIS} '10</text:p>
          </table:table-cell>
          <table:table-cell>
            <text:p>Trevis: A Context Tree Visualization \&amp;\#38; Analysis Framework and Its Use for Classifying Performance Failure Reports</text:p>
          </table:table-cell>
          <table:table-cell>
            <text:p/>
          </table:table-cell>
          <table:table-cell>
            <text:p/>
          </table:table-cell>
          <table:table-cell>
            <text:p>2010</text:p>
          </table:table-cell>
          <table:table-cell>
            <text:p>http://doi.acm.org/10.1145/1879211.1879224</text:p>
          </table:table-cell>
          <table:table-cell>
            <text:p/>
          </table:table-cell>
          <table:table-cell>
            <text:p/>
          </table:table-cell>
          <table:table-cell>
            <text:p/>
          </table:table-cell>
          <table:table-cell>
            <text:p/>
          </table:table-cell>
          <table:table-cell>
            <text:p/>
          </table:table-cell>
          <table:table-cell>
            <text:p>978-1-4503-0028-5</text:p>
          </table:table-cell>
        </table:table-row>
        <table:table-row>
          <table:table-cell>
            <text:p>aggarwal_mining_2014</text:p>
          </table:table-cell>
          <table:table-cell>
            <text:p>6</text:p>
          </table:table-cell>
          <table:table-cell>
            <text:p>New York, NY, USA</text:p>
          </table:table-cell>
          <table:table-cell>
            <text:p/>
          </table:table-cell>
          <table:table-cell>
            <text:p>Aggarwal, Ayushi and Waghmare, Gajendra and Sureka, Ashish</text:p>
          </table:table-cell>
          <table:table-cell>
            <text:p>Proceedings of the 3rd {International} {Workshop} on {Realizing} {Artificial} {Intelligence} {Synergies} in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52--58</text:p>
          </table:table-cell>
          <table:table-cell>
            <text:p>ACM</text:p>
          </table:table-cell>
          <table:table-cell>
            <text:p/>
          </table:table-cell>
          <table:table-cell>
            <text:p>{RAISE} 2014</text:p>
          </table:table-cell>
          <table:table-cell>
            <text:p>Mining Issue Tracking Systems Using Topic Models for Trend Analysis, Corpus Exploration, and Understanding Evolution</text:p>
          </table:table-cell>
          <table:table-cell>
            <text:p/>
          </table:table-cell>
          <table:table-cell>
            <text:p/>
          </table:table-cell>
          <table:table-cell>
            <text:p>2014</text:p>
          </table:table-cell>
          <table:table-cell>
            <text:p>http://doi.acm.org/10.1145/2593801.2593810</text:p>
          </table:table-cell>
          <table:table-cell>
            <text:p/>
          </table:table-cell>
          <table:table-cell>
            <text:p/>
          </table:table-cell>
          <table:table-cell>
            <text:p/>
          </table:table-cell>
          <table:table-cell>
            <text:p/>
          </table:table-cell>
          <table:table-cell>
            <text:p/>
          </table:table-cell>
          <table:table-cell>
            <text:p>978-1-4503-2846-3</text:p>
          </table:table-cell>
        </table:table-row>
        <table:table-row>
          <table:table-cell>
            <text:p>aggarwal_co-evolution_2014</text:p>
          </table:table-cell>
          <table:table-cell>
            <text:p>6</text:p>
          </table:table-cell>
          <table:table-cell>
            <text:p>New York, NY, USA</text:p>
          </table:table-cell>
          <table:table-cell>
            <text:p/>
          </table:table-cell>
          <table:table-cell>
            <text:p>Aggarwal, Karan and Hindle, Abram and Stroulia, Eleni</text:p>
          </table:table-cell>
          <table:table-cell>
            <text:p>Proceedings of the 11th {Working} {Conference} on {Mining} {Software} {Repositori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60--363</text:p>
          </table:table-cell>
          <table:table-cell>
            <text:p>ACM</text:p>
          </table:table-cell>
          <table:table-cell>
            <text:p/>
          </table:table-cell>
          <table:table-cell>
            <text:p>{MSR} 2014</text:p>
          </table:table-cell>
          <table:table-cell>
            <text:p>Co-evolution of Project Documentation and Popularity Within Github</text:p>
          </table:table-cell>
          <table:table-cell>
            <text:p/>
          </table:table-cell>
          <table:table-cell>
            <text:p/>
          </table:table-cell>
          <table:table-cell>
            <text:p>2014</text:p>
          </table:table-cell>
          <table:table-cell>
            <text:p>http://doi.acm.org/10.1145/2597073.2597120</text:p>
          </table:table-cell>
          <table:table-cell>
            <text:p/>
          </table:table-cell>
          <table:table-cell>
            <text:p/>
          </table:table-cell>
          <table:table-cell>
            <text:p/>
          </table:table-cell>
          <table:table-cell>
            <text:p/>
          </table:table-cell>
          <table:table-cell>
            <text:p/>
          </table:table-cell>
          <table:table-cell>
            <text:p>978-1-4503-2863-0</text:p>
          </table:table-cell>
        </table:table-row>
        <table:table-row>
          <table:table-cell>
            <text:p>ahmed_impact_2014</text:p>
          </table:table-cell>
          <table:table-cell>
            <text:p>6</text:p>
          </table:table-cell>
          <table:table-cell>
            <text:p>New York, NY, USA</text:p>
          </table:table-cell>
          <table:table-cell>
            <text:p/>
          </table:table-cell>
          <table:table-cell>
            <text:p>Ahmed, Iftekhar and Mohan, Nitin and Jensen, Carlos</text:p>
          </table:table-cell>
          <table:table-cell>
            <text:p>Proceedings of {The} {International} {Symposium} on {Open} {Collaboratio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1--1:8</text:p>
          </table:table-cell>
          <table:table-cell>
            <text:p>ACM</text:p>
          </table:table-cell>
          <table:table-cell>
            <text:p/>
          </table:table-cell>
          <table:table-cell>
            <text:p>{OpenSym} '14</text:p>
          </table:table-cell>
          <table:table-cell>
            <text:p>The Impact of Automatic Crash Reports on Bug Triaging and Development in Mozilla</text:p>
          </table:table-cell>
          <table:table-cell>
            <text:p/>
          </table:table-cell>
          <table:table-cell>
            <text:p/>
          </table:table-cell>
          <table:table-cell>
            <text:p>2014</text:p>
          </table:table-cell>
          <table:table-cell>
            <text:p>http://doi.acm.org/10.1145/2641580.2641585</text:p>
          </table:table-cell>
          <table:table-cell>
            <text:p/>
          </table:table-cell>
          <table:table-cell>
            <text:p/>
          </table:table-cell>
          <table:table-cell>
            <text:p/>
          </table:table-cell>
          <table:table-cell>
            <text:p/>
          </table:table-cell>
          <table:table-cell>
            <text:p/>
          </table:table-cell>
          <table:table-cell>
            <text:p>978-1-4503-3016-9</text:p>
          </table:table-cell>
        </table:table-row>
        <table:table-row>
          <table:table-cell>
            <text:p>altinger_novel_2015</text:p>
          </table:table-cell>
          <table:table-cell>
            <text:p>6</text:p>
          </table:table-cell>
          <table:table-cell>
            <text:p>Piscataway, NJ, USA</text:p>
          </table:table-cell>
          <table:table-cell>
            <text:p/>
          </table:table-cell>
          <table:table-cell>
            <text:p>Altinger, Harald and Siegl, Sebastian and Dajsuren, Yanja and Wotawa, Franz</text:p>
          </table:table-cell>
          <table:table-cell>
            <text:p>Proceedings of the 12th {Working} {Conference} on {Mining} {Software} {Repositori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494--497</text:p>
          </table:table-cell>
          <table:table-cell>
            <text:p>IEEE Press</text:p>
          </table:table-cell>
          <table:table-cell>
            <text:p/>
          </table:table-cell>
          <table:table-cell>
            <text:p>{MSR} '15</text:p>
          </table:table-cell>
          <table:table-cell>
            <text:p>A Novel Industry Grade Dataset for Fault Prediction Based on Model-driven Developed Automotive Embedded Software</text:p>
          </table:table-cell>
          <table:table-cell>
            <text:p/>
          </table:table-cell>
          <table:table-cell>
            <text:p/>
          </table:table-cell>
          <table:table-cell>
            <text:p>2015</text:p>
          </table:table-cell>
          <table:table-cell>
            <text:p>http://dl.acm.org/citation.cfm?id=2820518.2820596</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anvik_automating_2006</text:p>
          </table:table-cell>
          <table:table-cell>
            <text:p>6</text:p>
          </table:table-cell>
          <table:table-cell>
            <text:p>New York, NY, USA</text:p>
          </table:table-cell>
          <table:table-cell>
            <text:p/>
          </table:table-cell>
          <table:table-cell>
            <text:p>Anvik, John</text:p>
          </table:table-cell>
          <table:table-cell>
            <text:p>Proceedings of the 28th {International} {Conference} on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937--940</text:p>
          </table:table-cell>
          <table:table-cell>
            <text:p>ACM</text:p>
          </table:table-cell>
          <table:table-cell>
            <text:p/>
          </table:table-cell>
          <table:table-cell>
            <text:p>{ICSE} '06</text:p>
          </table:table-cell>
          <table:table-cell>
            <text:p>Automating Bug Report Assignment</text:p>
          </table:table-cell>
          <table:table-cell>
            <text:p/>
          </table:table-cell>
          <table:table-cell>
            <text:p/>
          </table:table-cell>
          <table:table-cell>
            <text:p>2006</text:p>
          </table:table-cell>
          <table:table-cell>
            <text:p>http://doi.acm.org/10.1145/1134285.1134457</text:p>
          </table:table-cell>
          <table:table-cell>
            <text:p/>
          </table:table-cell>
          <table:table-cell>
            <text:p/>
          </table:table-cell>
          <table:table-cell>
            <text:p/>
          </table:table-cell>
          <table:table-cell>
            <text:p/>
          </table:table-cell>
          <table:table-cell>
            <text:p/>
          </table:table-cell>
          <table:table-cell>
            <text:p>1-59593-375-1</text:p>
          </table:table-cell>
        </table:table-row>
        <table:table-row>
          <table:table-cell>
            <text:p>anvik_coping_2005</text:p>
          </table:table-cell>
          <table:table-cell>
            <text:p>6</text:p>
          </table:table-cell>
          <table:table-cell>
            <text:p>New York, NY, USA</text:p>
          </table:table-cell>
          <table:table-cell>
            <text:p/>
          </table:table-cell>
          <table:table-cell>
            <text:p>Anvik, John and Hiew, Lyndon and Murphy, Gail C.</text:p>
          </table:table-cell>
          <table:table-cell>
            <text:p>Proceedings of the 2005 {OOPSLA} {Workshop} on {Eclipse} {Technology} {eXchang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5--39</text:p>
          </table:table-cell>
          <table:table-cell>
            <text:p>ACM</text:p>
          </table:table-cell>
          <table:table-cell>
            <text:p/>
          </table:table-cell>
          <table:table-cell>
            <text:p>eclipse '05</text:p>
          </table:table-cell>
          <table:table-cell>
            <text:p>Coping with an Open Bug Repository</text:p>
          </table:table-cell>
          <table:table-cell>
            <text:p/>
          </table:table-cell>
          <table:table-cell>
            <text:p/>
          </table:table-cell>
          <table:table-cell>
            <text:p>2005</text:p>
          </table:table-cell>
          <table:table-cell>
            <text:p>http://doi.acm.org/10.1145/1117696.1117704</text:p>
          </table:table-cell>
          <table:table-cell>
            <text:p/>
          </table:table-cell>
          <table:table-cell>
            <text:p/>
          </table:table-cell>
          <table:table-cell>
            <text:p/>
          </table:table-cell>
          <table:table-cell>
            <text:p/>
          </table:table-cell>
          <table:table-cell>
            <text:p/>
          </table:table-cell>
          <table:table-cell>
            <text:p>1-59593-342-5</text:p>
          </table:table-cell>
        </table:table-row>
        <table:table-row>
          <table:table-cell>
            <text:p>anvik_who_2006</text:p>
          </table:table-cell>
          <table:table-cell>
            <text:p>6</text:p>
          </table:table-cell>
          <table:table-cell>
            <text:p>New York, NY, USA</text:p>
          </table:table-cell>
          <table:table-cell>
            <text:p/>
          </table:table-cell>
          <table:table-cell>
            <text:p>Anvik, John and Hiew, Lyndon and Murphy, Gail C.</text:p>
          </table:table-cell>
          <table:table-cell>
            <text:p>Proceedings of the 28th {International} {Conference} on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61--370</text:p>
          </table:table-cell>
          <table:table-cell>
            <text:p>ACM</text:p>
          </table:table-cell>
          <table:table-cell>
            <text:p/>
          </table:table-cell>
          <table:table-cell>
            <text:p>{ICSE} '06</text:p>
          </table:table-cell>
          <table:table-cell>
            <text:p>Who Should Fix This Bug?</text:p>
          </table:table-cell>
          <table:table-cell>
            <text:p/>
          </table:table-cell>
          <table:table-cell>
            <text:p/>
          </table:table-cell>
          <table:table-cell>
            <text:p>2006</text:p>
          </table:table-cell>
          <table:table-cell>
            <text:p>http://doi.acm.org/10.1145/1134285.1134336</text:p>
          </table:table-cell>
          <table:table-cell>
            <text:p/>
          </table:table-cell>
          <table:table-cell>
            <text:p/>
          </table:table-cell>
          <table:table-cell>
            <text:p/>
          </table:table-cell>
          <table:table-cell>
            <text:p/>
          </table:table-cell>
          <table:table-cell>
            <text:p/>
          </table:table-cell>
          <table:table-cell>
            <text:p>1-59593-375-1</text:p>
          </table:table-cell>
        </table:table-row>
        <table:table-row>
          <table:table-cell>
            <text:p>anvik_reducing_2011</text:p>
          </table:table-cell>
          <table:table-cell>
            <text:p>7</text:p>
          </table:table-cell>
          <table:table-cell>
            <text:p/>
          </table:table-cell>
          <table:table-cell>
            <text:p/>
          </table:table-cell>
          <table:table-cell>
            <text:p>Anvik, John and Murphy, Gail C.</text:p>
          </table:table-cell>
          <table:table-cell>
            <text:p/>
          </table:table-cell>
          <table:table-cell>
            <text:p/>
          </table:table-cell>
          <table:table-cell>
            <text:p/>
          </table:table-cell>
          <table:table-cell>
            <text:p/>
          </table:table-cell>
          <table:table-cell>
            <text:p/>
          </table:table-cell>
          <table:table-cell>
            <text:p/>
          </table:table-cell>
          <table:table-cell>
            <text:p>ACM Trans. Softw. Eng. Methodol.</text:p>
          </table:table-cell>
          <table:table-cell>
            <text:p>August</text:p>
          </table:table-cell>
          <table:table-cell>
            <text:p/>
          </table:table-cell>
          <table:table-cell>
            <text:p>3</text:p>
          </table:table-cell>
          <table:table-cell>
            <text:p/>
          </table:table-cell>
          <table:table-cell>
            <text:p>10:1--10:35</text:p>
          </table:table-cell>
          <table:table-cell>
            <text:p/>
          </table:table-cell>
          <table:table-cell>
            <text:p/>
          </table:table-cell>
          <table:table-cell>
            <text:p/>
          </table:table-cell>
          <table:table-cell>
            <text:p>Reducing the Effort of Bug Report Triage: Recommenders for Development-oriented Decisions</text:p>
          </table:table-cell>
          <table:table-cell>
            <text:p/>
          </table:table-cell>
          <table:table-cell>
            <text:p>20</text:p>
          </table:table-cell>
          <table:table-cell>
            <text:p>2011</text:p>
          </table:table-cell>
          <table:table-cell>
            <text:p>http://doi.acm.org/10.1145/2000791.2000794</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artho_why_2012</text:p>
          </table:table-cell>
          <table:table-cell>
            <text:p>6</text:p>
          </table:table-cell>
          <table:table-cell>
            <text:p>Piscataway, NJ, USA</text:p>
          </table:table-cell>
          <table:table-cell>
            <text:p/>
          </table:table-cell>
          <table:table-cell>
            <text:p>Artho, Cyrille and Suzaki, Kuniyasu and Di Cosmo, Roberto and Treinen, Ralf and Zacchiroli, Stefano</text:p>
          </table:table-cell>
          <table:table-cell>
            <text:p>Proceedings of the 9th {IEEE} {Working} {Conference} on {Mining} {Software} {Repositori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41--150</text:p>
          </table:table-cell>
          <table:table-cell>
            <text:p>IEEE Press</text:p>
          </table:table-cell>
          <table:table-cell>
            <text:p/>
          </table:table-cell>
          <table:table-cell>
            <text:p>{MSR} '12</text:p>
          </table:table-cell>
          <table:table-cell>
            <text:p>Why Do Software Packages Conflict?</text:p>
          </table:table-cell>
          <table:table-cell>
            <text:p/>
          </table:table-cell>
          <table:table-cell>
            <text:p/>
          </table:table-cell>
          <table:table-cell>
            <text:p>2012</text:p>
          </table:table-cell>
          <table:table-cell>
            <text:p>http://dl.acm.org/citation.cfm?id=2664446.2664470</text:p>
          </table:table-cell>
          <table:table-cell>
            <text:p/>
          </table:table-cell>
          <table:table-cell>
            <text:p/>
          </table:table-cell>
          <table:table-cell>
            <text:p/>
          </table:table-cell>
          <table:table-cell>
            <text:p/>
          </table:table-cell>
          <table:table-cell>
            <text:p/>
          </table:table-cell>
          <table:table-cell>
            <text:p>978-1-4673-1761-0</text:p>
          </table:table-cell>
        </table:table-row>
        <table:table-row>
          <table:table-cell>
            <text:p>artzi_finding_2008</text:p>
          </table:table-cell>
          <table:table-cell>
            <text:p>6</text:p>
          </table:table-cell>
          <table:table-cell>
            <text:p>New York, NY, USA</text:p>
          </table:table-cell>
          <table:table-cell>
            <text:p/>
          </table:table-cell>
          <table:table-cell>
            <text:p>Artzi, Shay and Kiezun, Adam and Dolby, Julian and Tip, Frank and Dig, Danny and Paradkar, Amit and Ernst, Michael D.</text:p>
          </table:table-cell>
          <table:table-cell>
            <text:p>Proceedings of the 2008 {International} {Symposium} on {Software} {Testing} and {Analysi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61--272</text:p>
          </table:table-cell>
          <table:table-cell>
            <text:p>ACM</text:p>
          </table:table-cell>
          <table:table-cell>
            <text:p/>
          </table:table-cell>
          <table:table-cell>
            <text:p>{ISSTA} '08</text:p>
          </table:table-cell>
          <table:table-cell>
            <text:p>Finding Bugs in Dynamic Web Applications</text:p>
          </table:table-cell>
          <table:table-cell>
            <text:p/>
          </table:table-cell>
          <table:table-cell>
            <text:p/>
          </table:table-cell>
          <table:table-cell>
            <text:p>2008</text:p>
          </table:table-cell>
          <table:table-cell>
            <text:p>http://doi.acm.org/10.1145/1390630.1390662</text:p>
          </table:table-cell>
          <table:table-cell>
            <text:p/>
          </table:table-cell>
          <table:table-cell>
            <text:p/>
          </table:table-cell>
          <table:table-cell>
            <text:p/>
          </table:table-cell>
          <table:table-cell>
            <text:p/>
          </table:table-cell>
          <table:table-cell>
            <text:p/>
          </table:table-cell>
          <table:table-cell>
            <text:p>978-1-60558-050-0</text:p>
          </table:table-cell>
        </table:table-row>
        <table:table-row>
          <table:table-cell>
            <text:p>avnon_fit_2010</text:p>
          </table:table-cell>
          <table:table-cell>
            <text:p>6</text:p>
          </table:table-cell>
          <table:table-cell>
            <text:p>New York, NY, USA</text:p>
          </table:table-cell>
          <table:table-cell>
            <text:p/>
          </table:table-cell>
          <table:table-cell>
            <text:p>Avnon, Yossi and Boggan, Scott L.</text:p>
          </table:table-cell>
          <table:table-cell>
            <text:p>{CHI} '10 {Extended} {Abstracts} on {Human} {Factors} in {Computing} {System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4717--4720</text:p>
          </table:table-cell>
          <table:table-cell>
            <text:p>ACM</text:p>
          </table:table-cell>
          <table:table-cell>
            <text:p/>
          </table:table-cell>
          <table:table-cell>
            <text:p>{CHI} {EA} '10</text:p>
          </table:table-cell>
          <table:table-cell>
            <text:p>Fit and Finish Using a Bug Tracking System: Challenges and Recommendations</text:p>
          </table:table-cell>
          <table:table-cell>
            <text:p/>
          </table:table-cell>
          <table:table-cell>
            <text:p/>
          </table:table-cell>
          <table:table-cell>
            <text:p>2010</text:p>
          </table:table-cell>
          <table:table-cell>
            <text:p>http://doi.acm.org/10.1145/1753846.1754219</text:p>
          </table:table-cell>
          <table:table-cell>
            <text:p/>
          </table:table-cell>
          <table:table-cell>
            <text:p/>
          </table:table-cell>
          <table:table-cell>
            <text:p/>
          </table:table-cell>
          <table:table-cell>
            <text:p/>
          </table:table-cell>
          <table:table-cell>
            <text:p/>
          </table:table-cell>
          <table:table-cell>
            <text:p>978-1-60558-930-5</text:p>
          </table:table-cell>
        </table:table-row>
        <table:table-row>
          <table:table-cell>
            <text:p>ayewah_using_2009</text:p>
          </table:table-cell>
          <table:table-cell>
            <text:p>6</text:p>
          </table:table-cell>
          <table:table-cell>
            <text:p>New York, NY, USA</text:p>
          </table:table-cell>
          <table:table-cell>
            <text:p/>
          </table:table-cell>
          <table:table-cell>
            <text:p>Ayewah, Nathaniel and Pugh, William</text:p>
          </table:table-cell>
          <table:table-cell>
            <text:p>Proceedings of the 2Nd {International} {Workshop} on {Defects} in {Large} {Software} {Systems}: {Held} in {Conjunction} with the {ACM} {SIGSOFT} {International} {Symposium} on {Software} {Testing} and {Analysis} ({ISSTA} 2009)</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1--15</text:p>
          </table:table-cell>
          <table:table-cell>
            <text:p>ACM</text:p>
          </table:table-cell>
          <table:table-cell>
            <text:p/>
          </table:table-cell>
          <table:table-cell>
            <text:p>{DEFECTS} '09</text:p>
          </table:table-cell>
          <table:table-cell>
            <text:p>Using Checklists to Review Static Analysis Warnings</text:p>
          </table:table-cell>
          <table:table-cell>
            <text:p/>
          </table:table-cell>
          <table:table-cell>
            <text:p/>
          </table:table-cell>
          <table:table-cell>
            <text:p>2009</text:p>
          </table:table-cell>
          <table:table-cell>
            <text:p>http://doi.acm.org/10.1145/1555860.1555864</text:p>
          </table:table-cell>
          <table:table-cell>
            <text:p/>
          </table:table-cell>
          <table:table-cell>
            <text:p/>
          </table:table-cell>
          <table:table-cell>
            <text:p/>
          </table:table-cell>
          <table:table-cell>
            <text:p/>
          </table:table-cell>
          <table:table-cell>
            <text:p/>
          </table:table-cell>
          <table:table-cell>
            <text:p>978-1-60558-654-0</text:p>
          </table:table-cell>
        </table:table-row>
        <table:table-row>
          <table:table-cell>
            <text:p>bachmann_software_2009</text:p>
          </table:table-cell>
          <table:table-cell>
            <text:p>6</text:p>
          </table:table-cell>
          <table:table-cell>
            <text:p>New York, NY, USA</text:p>
          </table:table-cell>
          <table:table-cell>
            <text:p/>
          </table:table-cell>
          <table:table-cell>
            <text:p>Bachmann, Adrian and Bernstein, Abraham</text:p>
          </table:table-cell>
          <table:table-cell>
            <text:p>Proceedings of the {Joint} {International} and {Annual} {ERCIM} {Workshops} on {Principles} of {Software} {Evolution} ({IWPSE}) and {Software} {Evolution} ({Evol}) {Workshop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19--128</text:p>
          </table:table-cell>
          <table:table-cell>
            <text:p>ACM</text:p>
          </table:table-cell>
          <table:table-cell>
            <text:p/>
          </table:table-cell>
          <table:table-cell>
            <text:p>{IWPSE}-{Evol} '09</text:p>
          </table:table-cell>
          <table:table-cell>
            <text:p>Software Process Data Quality and Characteristics: A Historical View on Open and Closed Source Projects</text:p>
          </table:table-cell>
          <table:table-cell>
            <text:p/>
          </table:table-cell>
          <table:table-cell>
            <text:p/>
          </table:table-cell>
          <table:table-cell>
            <text:p>2009</text:p>
          </table:table-cell>
          <table:table-cell>
            <text:p>http://doi.acm.org/10.1145/1595808.1595830</text:p>
          </table:table-cell>
          <table:table-cell>
            <text:p/>
          </table:table-cell>
          <table:table-cell>
            <text:p/>
          </table:table-cell>
          <table:table-cell>
            <text:p/>
          </table:table-cell>
          <table:table-cell>
            <text:p/>
          </table:table-cell>
          <table:table-cell>
            <text:p/>
          </table:table-cell>
          <table:table-cell>
            <text:p>978-1-60558-678-6</text:p>
          </table:table-cell>
        </table:table-row>
        <table:table-row>
          <table:table-cell>
            <text:p>bacon_market-based_2009</text:p>
          </table:table-cell>
          <table:table-cell>
            <text:p>6</text:p>
          </table:table-cell>
          <table:table-cell>
            <text:p>New York, NY, USA</text:p>
          </table:table-cell>
          <table:table-cell>
            <text:p/>
          </table:table-cell>
          <table:table-cell>
            <text:p>Bacon, David F. and Chen, Yiling and Parkes, David and Rao, Malvika</text:p>
          </table:table-cell>
          <table:table-cell>
            <text:p>Proceedings of the 24th {ACM} {SIGPLAN} {Conference} {Companion} on {Object} {Oriented} {Programming} {Systems} {Languages} and {Application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973--980</text:p>
          </table:table-cell>
          <table:table-cell>
            <text:p>ACM</text:p>
          </table:table-cell>
          <table:table-cell>
            <text:p/>
          </table:table-cell>
          <table:table-cell>
            <text:p>{OOPSLA} '09</text:p>
          </table:table-cell>
          <table:table-cell>
            <text:p>A Market-based Approach to Software Evolution</text:p>
          </table:table-cell>
          <table:table-cell>
            <text:p/>
          </table:table-cell>
          <table:table-cell>
            <text:p/>
          </table:table-cell>
          <table:table-cell>
            <text:p>2009</text:p>
          </table:table-cell>
          <table:table-cell>
            <text:p>http://doi.acm.org/10.1145/1639950.1640066</text:p>
          </table:table-cell>
          <table:table-cell>
            <text:p/>
          </table:table-cell>
          <table:table-cell>
            <text:p/>
          </table:table-cell>
          <table:table-cell>
            <text:p/>
          </table:table-cell>
          <table:table-cell>
            <text:p/>
          </table:table-cell>
          <table:table-cell>
            <text:p/>
          </table:table-cell>
          <table:table-cell>
            <text:p>978-1-60558-768-4</text:p>
          </table:table-cell>
        </table:table-row>
        <table:table-row>
          <table:table-cell>
            <text:p>baysal_informing_2013</text:p>
          </table:table-cell>
          <table:table-cell>
            <text:p>6</text:p>
          </table:table-cell>
          <table:table-cell>
            <text:p>Piscataway, NJ, USA</text:p>
          </table:table-cell>
          <table:table-cell>
            <text:p/>
          </table:table-cell>
          <table:table-cell>
            <text:p>Baysal, Olga</text:p>
          </table:table-cell>
          <table:table-cell>
            <text:p>Proceedings of the 2013 {International} {Conference} on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407--1410</text:p>
          </table:table-cell>
          <table:table-cell>
            <text:p>IEEE Press</text:p>
          </table:table-cell>
          <table:table-cell>
            <text:p/>
          </table:table-cell>
          <table:table-cell>
            <text:p>{ICSE} '13</text:p>
          </table:table-cell>
          <table:table-cell>
            <text:p>Informing Development Decisions: From Data to Information</text:p>
          </table:table-cell>
          <table:table-cell>
            <text:p/>
          </table:table-cell>
          <table:table-cell>
            <text:p/>
          </table:table-cell>
          <table:table-cell>
            <text:p>2013</text:p>
          </table:table-cell>
          <table:table-cell>
            <text:p>http://dl.acm.org/citation.cfm?id=2486788.2487019</text:p>
          </table:table-cell>
          <table:table-cell>
            <text:p/>
          </table:table-cell>
          <table:table-cell>
            <text:p/>
          </table:table-cell>
          <table:table-cell>
            <text:p/>
          </table:table-cell>
          <table:table-cell>
            <text:p/>
          </table:table-cell>
          <table:table-cell>
            <text:p/>
          </table:table-cell>
          <table:table-cell>
            <text:p>978-1-4673-3076-3</text:p>
          </table:table-cell>
        </table:table-row>
        <table:table-row>
          <table:table-cell>
            <text:p>baysal_no_2014</text:p>
          </table:table-cell>
          <table:table-cell>
            <text:p>6</text:p>
          </table:table-cell>
          <table:table-cell>
            <text:p>New York, NY, USA</text:p>
          </table:table-cell>
          <table:table-cell>
            <text:p/>
          </table:table-cell>
          <table:table-cell>
            <text:p>Baysal, Olga and Holmes, Reid and Godfrey, Michael W.</text:p>
          </table:table-cell>
          <table:table-cell>
            <text:p>Proceedings of the 22Nd {ACM} {SIGSOFT} {International} {Symposium} on {Foundations} of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666--677</text:p>
          </table:table-cell>
          <table:table-cell>
            <text:p>ACM</text:p>
          </table:table-cell>
          <table:table-cell>
            <text:p/>
          </table:table-cell>
          <table:table-cell>
            <text:p>{FSE} 2014</text:p>
          </table:table-cell>
          <table:table-cell>
            <text:p>No Issue Left Behind: Reducing Information Overload in Issue Tracking</text:p>
          </table:table-cell>
          <table:table-cell>
            <text:p/>
          </table:table-cell>
          <table:table-cell>
            <text:p/>
          </table:table-cell>
          <table:table-cell>
            <text:p>2014</text:p>
          </table:table-cell>
          <table:table-cell>
            <text:p>http://doi.acm.org/10.1145/2635868.2635887</text:p>
          </table:table-cell>
          <table:table-cell>
            <text:p/>
          </table:table-cell>
          <table:table-cell>
            <text:p/>
          </table:table-cell>
          <table:table-cell>
            <text:p/>
          </table:table-cell>
          <table:table-cell>
            <text:p/>
          </table:table-cell>
          <table:table-cell>
            <text:p/>
          </table:table-cell>
          <table:table-cell>
            <text:p>978-1-4503-3056-5</text:p>
          </table:table-cell>
        </table:table-row>
        <table:table-row>
          <table:table-cell>
            <text:p>beck_rethinking_2015</text:p>
          </table:table-cell>
          <table:table-cell>
            <text:p>6</text:p>
          </table:table-cell>
          <table:table-cell>
            <text:p>Piscataway, NJ, USA</text:p>
          </table:table-cell>
          <table:table-cell>
            <text:p/>
          </table:table-cell>
          <table:table-cell>
            <text:p>Beck, Fabian and Dit, Bogdan and Velasco-Madden, Jaleo and Weiskopf, Daniel and Poshyvanyk, Denys</text:p>
          </table:table-cell>
          <table:table-cell>
            <text:p>Proceedings of the 2015 {IEEE} 23rd {International} {Conference} on {Program} {Comprehensio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51--162</text:p>
          </table:table-cell>
          <table:table-cell>
            <text:p>IEEE Press</text:p>
          </table:table-cell>
          <table:table-cell>
            <text:p/>
          </table:table-cell>
          <table:table-cell>
            <text:p>{ICPC} '15</text:p>
          </table:table-cell>
          <table:table-cell>
            <text:p>Rethinking User Interfaces for Feature Location</text:p>
          </table:table-cell>
          <table:table-cell>
            <text:p/>
          </table:table-cell>
          <table:table-cell>
            <text:p/>
          </table:table-cell>
          <table:table-cell>
            <text:p>2015</text:p>
          </table:table-cell>
          <table:table-cell>
            <text:p>http://dl.acm.org/citation.cfm?id=2820282.2820304</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bell_chronicler:_2013</text:p>
          </table:table-cell>
          <table:table-cell>
            <text:p>6</text:p>
          </table:table-cell>
          <table:table-cell>
            <text:p>Piscataway, NJ, USA</text:p>
          </table:table-cell>
          <table:table-cell>
            <text:p/>
          </table:table-cell>
          <table:table-cell>
            <text:p>Bell, Jonathan and Sarda, Nikhil and Kaiser, Gail</text:p>
          </table:table-cell>
          <table:table-cell>
            <text:p>Proceedings of the 2013 {International} {Conference} on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62--371</text:p>
          </table:table-cell>
          <table:table-cell>
            <text:p>IEEE Press</text:p>
          </table:table-cell>
          <table:table-cell>
            <text:p/>
          </table:table-cell>
          <table:table-cell>
            <text:p>{ICSE} '13</text:p>
          </table:table-cell>
          <table:table-cell>
            <text:p>Chronicler: Lightweight Recording to Reproduce Field Failures</text:p>
          </table:table-cell>
          <table:table-cell>
            <text:p/>
          </table:table-cell>
          <table:table-cell>
            <text:p/>
          </table:table-cell>
          <table:table-cell>
            <text:p>2013</text:p>
          </table:table-cell>
          <table:table-cell>
            <text:p>http://dl.acm.org/citation.cfm?id=2486788.2486836</text:p>
          </table:table-cell>
          <table:table-cell>
            <text:p/>
          </table:table-cell>
          <table:table-cell>
            <text:p/>
          </table:table-cell>
          <table:table-cell>
            <text:p/>
          </table:table-cell>
          <table:table-cell>
            <text:p/>
          </table:table-cell>
          <table:table-cell>
            <text:p/>
          </table:table-cell>
          <table:table-cell>
            <text:p>978-1-4673-3076-3</text:p>
          </table:table-cell>
        </table:table-row>
        <table:table-row>
          <table:table-cell>
            <text:p>bertino_modern_2012</text:p>
          </table:table-cell>
          <table:table-cell>
            <text:p>6</text:p>
          </table:table-cell>
          <table:table-cell>
            <text:p>New York, NY, USA</text:p>
          </table:table-cell>
          <table:table-cell>
            <text:p/>
          </table:table-cell>
          <table:table-cell>
            <text:p>Bertino, Nic</text:p>
          </table:table-cell>
          <table:table-cell>
            <text:p>Proceedings of the 40th {Annual} {ACM} {SIGUCCS} {Conference} on {User} {Servic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19--222</text:p>
          </table:table-cell>
          <table:table-cell>
            <text:p>ACM</text:p>
          </table:table-cell>
          <table:table-cell>
            <text:p/>
          </table:table-cell>
          <table:table-cell>
            <text:p>{SIGUCCS} '12</text:p>
          </table:table-cell>
          <table:table-cell>
            <text:p>Modern Version Control: Creating an Efficient Development Ecosystem</text:p>
          </table:table-cell>
          <table:table-cell>
            <text:p/>
          </table:table-cell>
          <table:table-cell>
            <text:p/>
          </table:table-cell>
          <table:table-cell>
            <text:p>2012</text:p>
          </table:table-cell>
          <table:table-cell>
            <text:p>http://doi.acm.org/10.1145/2382456.2382510</text:p>
          </table:table-cell>
          <table:table-cell>
            <text:p/>
          </table:table-cell>
          <table:table-cell>
            <text:p/>
          </table:table-cell>
          <table:table-cell>
            <text:p/>
          </table:table-cell>
          <table:table-cell>
            <text:p/>
          </table:table-cell>
          <table:table-cell>
            <text:p/>
          </table:table-cell>
          <table:table-cell>
            <text:p>978-1-4503-1494-7</text:p>
          </table:table-cell>
        </table:table-row>
        <table:table-row>
          <table:table-cell>
            <text:p>bettenburg_what_2008</text:p>
          </table:table-cell>
          <table:table-cell>
            <text:p>6</text:p>
          </table:table-cell>
          <table:table-cell>
            <text:p>New York, NY, USA</text:p>
          </table:table-cell>
          <table:table-cell>
            <text:p/>
          </table:table-cell>
          <table:table-cell>
            <text:p>Bettenburg, Nicolas and Just, Sascha and Schröter, Adrian and Weiss, Cathrin and Premraj, Rahul and Zimmermann, Thomas</text:p>
          </table:table-cell>
          <table:table-cell>
            <text:p>Proceedings of the 16th {ACM} {SIGSOFT} {International} {Symposium} on {Foundations} of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08--318</text:p>
          </table:table-cell>
          <table:table-cell>
            <text:p>ACM</text:p>
          </table:table-cell>
          <table:table-cell>
            <text:p/>
          </table:table-cell>
          <table:table-cell>
            <text:p>{SIGSOFT} '08/{FSE}-16</text:p>
          </table:table-cell>
          <table:table-cell>
            <text:p>What Makes a Good Bug Report?</text:p>
          </table:table-cell>
          <table:table-cell>
            <text:p/>
          </table:table-cell>
          <table:table-cell>
            <text:p/>
          </table:table-cell>
          <table:table-cell>
            <text:p>2008</text:p>
          </table:table-cell>
          <table:table-cell>
            <text:p>http://doi.acm.org/10.1145/1453101.1453146</text:p>
          </table:table-cell>
          <table:table-cell>
            <text:p/>
          </table:table-cell>
          <table:table-cell>
            <text:p/>
          </table:table-cell>
          <table:table-cell>
            <text:p/>
          </table:table-cell>
          <table:table-cell>
            <text:p/>
          </table:table-cell>
          <table:table-cell>
            <text:p/>
          </table:table-cell>
          <table:table-cell>
            <text:p>978-1-59593-995-1</text:p>
          </table:table-cell>
        </table:table-row>
        <table:table-row>
          <table:table-cell>
            <text:p>bettenburg_quality_2007</text:p>
          </table:table-cell>
          <table:table-cell>
            <text:p>6</text:p>
          </table:table-cell>
          <table:table-cell>
            <text:p>New York, NY, USA</text:p>
          </table:table-cell>
          <table:table-cell>
            <text:p/>
          </table:table-cell>
          <table:table-cell>
            <text:p>Bettenburg, Nicolas and Just, Sascha and Schröter, Adrian and Weiß, Cathrin and Premraj, Rahul and Zimmermann, Thomas</text:p>
          </table:table-cell>
          <table:table-cell>
            <text:p>Proceedings of the 2007 {OOPSLA} {Workshop} on {Eclipse} {Technology} {eXchang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1--25</text:p>
          </table:table-cell>
          <table:table-cell>
            <text:p>ACM</text:p>
          </table:table-cell>
          <table:table-cell>
            <text:p/>
          </table:table-cell>
          <table:table-cell>
            <text:p>eclipse '07</text:p>
          </table:table-cell>
          <table:table-cell>
            <text:p>Quality of Bug Reports in Eclipse</text:p>
          </table:table-cell>
          <table:table-cell>
            <text:p/>
          </table:table-cell>
          <table:table-cell>
            <text:p/>
          </table:table-cell>
          <table:table-cell>
            <text:p>2007</text:p>
          </table:table-cell>
          <table:table-cell>
            <text:p>http://doi.acm.org/10.1145/1328279.1328284</text:p>
          </table:table-cell>
          <table:table-cell>
            <text:p/>
          </table:table-cell>
          <table:table-cell>
            <text:p/>
          </table:table-cell>
          <table:table-cell>
            <text:p/>
          </table:table-cell>
          <table:table-cell>
            <text:p/>
          </table:table-cell>
          <table:table-cell>
            <text:p/>
          </table:table-cell>
          <table:table-cell>
            <text:p>978-1-60558-015-9</text:p>
          </table:table-cell>
        </table:table-row>
        <table:table-row>
          <table:table-cell>
            <text:p>bettenburg_extracting_2008</text:p>
          </table:table-cell>
          <table:table-cell>
            <text:p>6</text:p>
          </table:table-cell>
          <table:table-cell>
            <text:p>New York, NY, USA</text:p>
          </table:table-cell>
          <table:table-cell>
            <text:p/>
          </table:table-cell>
          <table:table-cell>
            <text:p>Bettenburg, Nicolas and Premraj, Rahul and Zimmermann, Thomas and Kim, Sunghun</text:p>
          </table:table-cell>
          <table:table-cell>
            <text:p>Proceedings of the 2008 {International} {Working} {Conference} on {Mining} {Software} {Repositori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7--30</text:p>
          </table:table-cell>
          <table:table-cell>
            <text:p>ACM</text:p>
          </table:table-cell>
          <table:table-cell>
            <text:p/>
          </table:table-cell>
          <table:table-cell>
            <text:p>{MSR} '08</text:p>
          </table:table-cell>
          <table:table-cell>
            <text:p>Extracting Structural Information from Bug Reports</text:p>
          </table:table-cell>
          <table:table-cell>
            <text:p/>
          </table:table-cell>
          <table:table-cell>
            <text:p/>
          </table:table-cell>
          <table:table-cell>
            <text:p>2008</text:p>
          </table:table-cell>
          <table:table-cell>
            <text:p>http://doi.acm.org/10.1145/1370750.1370757</text:p>
          </table:table-cell>
          <table:table-cell>
            <text:p/>
          </table:table-cell>
          <table:table-cell>
            <text:p/>
          </table:table-cell>
          <table:table-cell>
            <text:p/>
          </table:table-cell>
          <table:table-cell>
            <text:p/>
          </table:table-cell>
          <table:table-cell>
            <text:p/>
          </table:table-cell>
          <table:table-cell>
            <text:p>978-1-60558-024-1</text:p>
          </table:table-cell>
        </table:table-row>
        <table:table-row>
          <table:table-cell>
            <text:p>bhattacharya_bug-fix_2011</text:p>
          </table:table-cell>
          <table:table-cell>
            <text:p>6</text:p>
          </table:table-cell>
          <table:table-cell>
            <text:p>New York, NY, USA</text:p>
          </table:table-cell>
          <table:table-cell>
            <text:p/>
          </table:table-cell>
          <table:table-cell>
            <text:p>Bhattacharya, Pamela and Neamtiu, Iulian</text:p>
          </table:table-cell>
          <table:table-cell>
            <text:p>Proceedings of the 8th {Working} {Conference} on {Mining} {Software} {Repositori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07--210</text:p>
          </table:table-cell>
          <table:table-cell>
            <text:p>ACM</text:p>
          </table:table-cell>
          <table:table-cell>
            <text:p/>
          </table:table-cell>
          <table:table-cell>
            <text:p>{MSR} '11</text:p>
          </table:table-cell>
          <table:table-cell>
            <text:p>Bug-fix Time Prediction Models: Can We Do Better?</text:p>
          </table:table-cell>
          <table:table-cell>
            <text:p/>
          </table:table-cell>
          <table:table-cell>
            <text:p/>
          </table:table-cell>
          <table:table-cell>
            <text:p>2011</text:p>
          </table:table-cell>
          <table:table-cell>
            <text:p>http://doi.acm.org/10.1145/1985441.1985472</text:p>
          </table:table-cell>
          <table:table-cell>
            <text:p/>
          </table:table-cell>
          <table:table-cell>
            <text:p/>
          </table:table-cell>
          <table:table-cell>
            <text:p/>
          </table:table-cell>
          <table:table-cell>
            <text:p/>
          </table:table-cell>
          <table:table-cell>
            <text:p/>
          </table:table-cell>
          <table:table-cell>
            <text:p>978-1-4503-0574-7</text:p>
          </table:table-cell>
        </table:table-row>
        <table:table-row>
          <table:table-cell>
            <text:p>bodden_stateful_2011</text:p>
          </table:table-cell>
          <table:table-cell>
            <text:p>6</text:p>
          </table:table-cell>
          <table:table-cell>
            <text:p>New York, NY, USA</text:p>
          </table:table-cell>
          <table:table-cell>
            <text:p/>
          </table:table-cell>
          <table:table-cell>
            <text:p>Bodden, Eric</text:p>
          </table:table-cell>
          <table:table-cell>
            <text:p>Proceedings of the 19th {ACM} {SIGSOFT} {Symposium} and the 13th {European} {Conference} on {Foundations} of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492--495</text:p>
          </table:table-cell>
          <table:table-cell>
            <text:p>ACM</text:p>
          </table:table-cell>
          <table:table-cell>
            <text:p/>
          </table:table-cell>
          <table:table-cell>
            <text:p>{ESEC}/{FSE} '11</text:p>
          </table:table-cell>
          <table:table-cell>
            <text:p>Stateful Breakpoints: A Practical Approach to Defining Parameterized Runtime Monitors</text:p>
          </table:table-cell>
          <table:table-cell>
            <text:p/>
          </table:table-cell>
          <table:table-cell>
            <text:p/>
          </table:table-cell>
          <table:table-cell>
            <text:p>2011</text:p>
          </table:table-cell>
          <table:table-cell>
            <text:p>http://doi.acm.org/10.1145/2025113.2025201</text:p>
          </table:table-cell>
          <table:table-cell>
            <text:p/>
          </table:table-cell>
          <table:table-cell>
            <text:p/>
          </table:table-cell>
          <table:table-cell>
            <text:p/>
          </table:table-cell>
          <table:table-cell>
            <text:p/>
          </table:table-cell>
          <table:table-cell>
            <text:p/>
          </table:table-cell>
          <table:table-cell>
            <text:p>978-1-4503-0443-6</text:p>
          </table:table-cell>
        </table:table-row>
        <table:table-row>
          <table:table-cell>
            <text:p>bond_breadcrumbs:_2010</text:p>
          </table:table-cell>
          <table:table-cell>
            <text:p>7</text:p>
          </table:table-cell>
          <table:table-cell>
            <text:p/>
          </table:table-cell>
          <table:table-cell>
            <text:p/>
          </table:table-cell>
          <table:table-cell>
            <text:p>Bond, Michael D. and Baker, Graham Z. and Guyer, Samuel Z.</text:p>
          </table:table-cell>
          <table:table-cell>
            <text:p/>
          </table:table-cell>
          <table:table-cell>
            <text:p/>
          </table:table-cell>
          <table:table-cell>
            <text:p/>
          </table:table-cell>
          <table:table-cell>
            <text:p/>
          </table:table-cell>
          <table:table-cell>
            <text:p/>
          </table:table-cell>
          <table:table-cell>
            <text:p/>
          </table:table-cell>
          <table:table-cell>
            <text:p>SIGPLAN Not.</text:p>
          </table:table-cell>
          <table:table-cell>
            <text:p>June</text:p>
          </table:table-cell>
          <table:table-cell>
            <text:p/>
          </table:table-cell>
          <table:table-cell>
            <text:p>6</text:p>
          </table:table-cell>
          <table:table-cell>
            <text:p/>
          </table:table-cell>
          <table:table-cell>
            <text:p>13--24</text:p>
          </table:table-cell>
          <table:table-cell>
            <text:p/>
          </table:table-cell>
          <table:table-cell>
            <text:p/>
          </table:table-cell>
          <table:table-cell>
            <text:p/>
          </table:table-cell>
          <table:table-cell>
            <text:p>Breadcrumbs: Efficient Context Sensitivity for Dynamic Bug Detection Analyses</text:p>
          </table:table-cell>
          <table:table-cell>
            <text:p/>
          </table:table-cell>
          <table:table-cell>
            <text:p>45</text:p>
          </table:table-cell>
          <table:table-cell>
            <text:p>2010</text:p>
          </table:table-cell>
          <table:table-cell>
            <text:p>http://doi.acm.org/10.1145/1809028.1806599</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bond_breadcrumbs:_2010-1</text:p>
          </table:table-cell>
          <table:table-cell>
            <text:p>6</text:p>
          </table:table-cell>
          <table:table-cell>
            <text:p>New York, NY, USA</text:p>
          </table:table-cell>
          <table:table-cell>
            <text:p/>
          </table:table-cell>
          <table:table-cell>
            <text:p>Bond, Michael D. and Baker, Graham Z. and Guyer, Samuel Z.</text:p>
          </table:table-cell>
          <table:table-cell>
            <text:p>Proceedings of the 31st {ACM} {SIGPLAN} {Conference} on {Programming} {Language} {Design} and {Implementatio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3--24</text:p>
          </table:table-cell>
          <table:table-cell>
            <text:p>ACM</text:p>
          </table:table-cell>
          <table:table-cell>
            <text:p/>
          </table:table-cell>
          <table:table-cell>
            <text:p>{PLDI} '10</text:p>
          </table:table-cell>
          <table:table-cell>
            <text:p>Breadcrumbs: Efficient Context Sensitivity for Dynamic Bug Detection Analyses</text:p>
          </table:table-cell>
          <table:table-cell>
            <text:p/>
          </table:table-cell>
          <table:table-cell>
            <text:p/>
          </table:table-cell>
          <table:table-cell>
            <text:p>2010</text:p>
          </table:table-cell>
          <table:table-cell>
            <text:p>http://doi.acm.org/10.1145/1806596.1806599</text:p>
          </table:table-cell>
          <table:table-cell>
            <text:p/>
          </table:table-cell>
          <table:table-cell>
            <text:p/>
          </table:table-cell>
          <table:table-cell>
            <text:p/>
          </table:table-cell>
          <table:table-cell>
            <text:p/>
          </table:table-cell>
          <table:table-cell>
            <text:p/>
          </table:table-cell>
          <table:table-cell>
            <text:p>978-1-4503-0019-3</text:p>
          </table:table-cell>
        </table:table-row>
        <table:table-row>
          <table:table-cell>
            <text:p>borg_embrace_2014</text:p>
          </table:table-cell>
          <table:table-cell>
            <text:p>6</text:p>
          </table:table-cell>
          <table:table-cell>
            <text:p>New York, NY, USA</text:p>
          </table:table-cell>
          <table:table-cell>
            <text:p/>
          </table:table-cell>
          <table:table-cell>
            <text:p>Borg, Markus</text:p>
          </table:table-cell>
          <table:table-cell>
            <text:p>Proceedings of the 29th {ACM}/{IEEE} {International} {Conference} on {Automated}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891--894</text:p>
          </table:table-cell>
          <table:table-cell>
            <text:p>ACM</text:p>
          </table:table-cell>
          <table:table-cell>
            <text:p/>
          </table:table-cell>
          <table:table-cell>
            <text:p>{ASE} '14</text:p>
          </table:table-cell>
          <table:table-cell>
            <text:p>Embrace Your Issues: Compassing the Software Engineering Landscape Using Bug Reports</text:p>
          </table:table-cell>
          <table:table-cell>
            <text:p/>
          </table:table-cell>
          <table:table-cell>
            <text:p/>
          </table:table-cell>
          <table:table-cell>
            <text:p>2014</text:p>
          </table:table-cell>
          <table:table-cell>
            <text:p>http://doi.acm.org/10.1145/2642937.2653469</text:p>
          </table:table-cell>
          <table:table-cell>
            <text:p/>
          </table:table-cell>
          <table:table-cell>
            <text:p/>
          </table:table-cell>
          <table:table-cell>
            <text:p/>
          </table:table-cell>
          <table:table-cell>
            <text:p/>
          </table:table-cell>
          <table:table-cell>
            <text:p/>
          </table:table-cell>
          <table:table-cell>
            <text:p>978-1-4503-3013-8</text:p>
          </table:table-cell>
        </table:table-row>
        <table:table-row>
          <table:table-cell>
            <text:p>bortis_teambugs:_2011</text:p>
          </table:table-cell>
          <table:table-cell>
            <text:p>6</text:p>
          </table:table-cell>
          <table:table-cell>
            <text:p>New York, NY, USA</text:p>
          </table:table-cell>
          <table:table-cell>
            <text:p/>
          </table:table-cell>
          <table:table-cell>
            <text:p>Bortis, Gerald and van der Hoek, André</text:p>
          </table:table-cell>
          <table:table-cell>
            <text:p>Proceedings of the 4th {International} {Workshop} on {Cooperative} and {Human} {Aspects} of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69--71</text:p>
          </table:table-cell>
          <table:table-cell>
            <text:p>ACM</text:p>
          </table:table-cell>
          <table:table-cell>
            <text:p/>
          </table:table-cell>
          <table:table-cell>
            <text:p>{CHASE} '11</text:p>
          </table:table-cell>
          <table:table-cell>
            <text:p>Teambugs: A Collaborative Bug Tracking Tool</text:p>
          </table:table-cell>
          <table:table-cell>
            <text:p/>
          </table:table-cell>
          <table:table-cell>
            <text:p/>
          </table:table-cell>
          <table:table-cell>
            <text:p>2011</text:p>
          </table:table-cell>
          <table:table-cell>
            <text:p>http://doi.acm.org/10.1145/1984642.1984659</text:p>
          </table:table-cell>
          <table:table-cell>
            <text:p/>
          </table:table-cell>
          <table:table-cell>
            <text:p/>
          </table:table-cell>
          <table:table-cell>
            <text:p/>
          </table:table-cell>
          <table:table-cell>
            <text:p/>
          </table:table-cell>
          <table:table-cell>
            <text:p/>
          </table:table-cell>
          <table:table-cell>
            <text:p>978-1-4503-0576-1</text:p>
          </table:table-cell>
        </table:table-row>
        <table:table-row>
          <table:table-cell>
            <text:p>bortis_porchlight:_2013</text:p>
          </table:table-cell>
          <table:table-cell>
            <text:p>6</text:p>
          </table:table-cell>
          <table:table-cell>
            <text:p>Piscataway, NJ, USA</text:p>
          </table:table-cell>
          <table:table-cell>
            <text:p/>
          </table:table-cell>
          <table:table-cell>
            <text:p>Bortis, Gerald and Hoek, André van der</text:p>
          </table:table-cell>
          <table:table-cell>
            <text:p>Proceedings of the 2013 {International} {Conference} on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42--351</text:p>
          </table:table-cell>
          <table:table-cell>
            <text:p>IEEE Press</text:p>
          </table:table-cell>
          <table:table-cell>
            <text:p/>
          </table:table-cell>
          <table:table-cell>
            <text:p>{ICSE} '13</text:p>
          </table:table-cell>
          <table:table-cell>
            <text:p>PorchLight: A Tag-based Approach to Bug Triaging</text:p>
          </table:table-cell>
          <table:table-cell>
            <text:p/>
          </table:table-cell>
          <table:table-cell>
            <text:p/>
          </table:table-cell>
          <table:table-cell>
            <text:p>2013</text:p>
          </table:table-cell>
          <table:table-cell>
            <text:p>http://dl.acm.org/citation.cfm?id=2486788.2486834</text:p>
          </table:table-cell>
          <table:table-cell>
            <text:p/>
          </table:table-cell>
          <table:table-cell>
            <text:p/>
          </table:table-cell>
          <table:table-cell>
            <text:p/>
          </table:table-cell>
          <table:table-cell>
            <text:p/>
          </table:table-cell>
          <table:table-cell>
            <text:p/>
          </table:table-cell>
          <table:table-cell>
            <text:p>978-1-4673-3076-3</text:p>
          </table:table-cell>
        </table:table-row>
        <table:table-row>
          <table:table-cell>
            <text:p>breu_information_2010</text:p>
          </table:table-cell>
          <table:table-cell>
            <text:p>6</text:p>
          </table:table-cell>
          <table:table-cell>
            <text:p>New York, NY, USA</text:p>
          </table:table-cell>
          <table:table-cell>
            <text:p/>
          </table:table-cell>
          <table:table-cell>
            <text:p>Breu, Silvia and Premraj, Rahul and Sillito, Jonathan and Zimmermann, Thomas</text:p>
          </table:table-cell>
          <table:table-cell>
            <text:p>Proceedings of the 2010 {ACM} {Conference} on {Computer} {Supported} {Cooperative} {Work}</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01--310</text:p>
          </table:table-cell>
          <table:table-cell>
            <text:p>ACM</text:p>
          </table:table-cell>
          <table:table-cell>
            <text:p/>
          </table:table-cell>
          <table:table-cell>
            <text:p>{CSCW} '10</text:p>
          </table:table-cell>
          <table:table-cell>
            <text:p>Information Needs in Bug Reports: Improving Cooperation Between Developers and Users</text:p>
          </table:table-cell>
          <table:table-cell>
            <text:p/>
          </table:table-cell>
          <table:table-cell>
            <text:p/>
          </table:table-cell>
          <table:table-cell>
            <text:p>2010</text:p>
          </table:table-cell>
          <table:table-cell>
            <text:p>http://doi.acm.org/10.1145/1718918.1718973</text:p>
          </table:table-cell>
          <table:table-cell>
            <text:p/>
          </table:table-cell>
          <table:table-cell>
            <text:p/>
          </table:table-cell>
          <table:table-cell>
            <text:p/>
          </table:table-cell>
          <table:table-cell>
            <text:p/>
          </table:table-cell>
          <table:table-cell>
            <text:p/>
          </table:table-cell>
          <table:table-cell>
            <text:p>978-1-60558-795-0</text:p>
          </table:table-cell>
        </table:table-row>
        <table:table-row>
          <table:table-cell>
            <text:p>brindescu_how_2014</text:p>
          </table:table-cell>
          <table:table-cell>
            <text:p>6</text:p>
          </table:table-cell>
          <table:table-cell>
            <text:p>New York, NY, USA</text:p>
          </table:table-cell>
          <table:table-cell>
            <text:p/>
          </table:table-cell>
          <table:table-cell>
            <text:p>Brindescu, Caius and Codoban, Mihai and Shmarkatiuk, Sergii and Dig, Danny</text:p>
          </table:table-cell>
          <table:table-cell>
            <text:p>Proceedings of the 36th {International} {Conference} on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22--333</text:p>
          </table:table-cell>
          <table:table-cell>
            <text:p>ACM</text:p>
          </table:table-cell>
          <table:table-cell>
            <text:p/>
          </table:table-cell>
          <table:table-cell>
            <text:p>{ICSE} 2014</text:p>
          </table:table-cell>
          <table:table-cell>
            <text:p>How Do Centralized and Distributed Version Control Systems Impact Software Changes?</text:p>
          </table:table-cell>
          <table:table-cell>
            <text:p/>
          </table:table-cell>
          <table:table-cell>
            <text:p/>
          </table:table-cell>
          <table:table-cell>
            <text:p>2014</text:p>
          </table:table-cell>
          <table:table-cell>
            <text:p>http://doi.acm.org/10.1145/2568225.2568322</text:p>
          </table:table-cell>
          <table:table-cell>
            <text:p/>
          </table:table-cell>
          <table:table-cell>
            <text:p/>
          </table:table-cell>
          <table:table-cell>
            <text:p/>
          </table:table-cell>
          <table:table-cell>
            <text:p/>
          </table:table-cell>
          <table:table-cell>
            <text:p/>
          </table:table-cell>
          <table:table-cell>
            <text:p>978-1-4503-2756-5</text:p>
          </table:table-cell>
        </table:table-row>
        <table:table-row>
          <table:table-cell>
            <text:p>budde_leveraging_2014</text:p>
          </table:table-cell>
          <table:table-cell>
            <text:p>6</text:p>
          </table:table-cell>
          <table:table-cell>
            <text:p>ICST, Brussels, Belgium, Belgium</text:p>
          </table:table-cell>
          <table:table-cell>
            <text:p/>
          </table:table-cell>
          <table:table-cell>
            <text:p>Budde, Matthias and De Melo Borges, Julio and Tomov, Stefan and Riedel, Till and Beigl, Michael</text:p>
          </table:table-cell>
          <table:table-cell>
            <text:p>Proceedings of the {First} {International} {Conference} on {IoT} in {Urban} {Spac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2--37</text:p>
          </table:table-cell>
          <table:table-cell>
            <text:p>ICST (Institute for Computer Sciences, Social-Informatics and Telecommunications Engineering)</text:p>
          </table:table-cell>
          <table:table-cell>
            <text:p/>
          </table:table-cell>
          <table:table-cell>
            <text:p>{URB}-{IOT} '14</text:p>
          </table:table-cell>
          <table:table-cell>
            <text:p>Leveraging Spatio-temporal Clustering for Participatory Urban Infrastructure Monitoring</text:p>
          </table:table-cell>
          <table:table-cell>
            <text:p/>
          </table:table-cell>
          <table:table-cell>
            <text:p/>
          </table:table-cell>
          <table:table-cell>
            <text:p>2014</text:p>
          </table:table-cell>
          <table:table-cell>
            <text:p>http://dx.doi.org/10.4108/icst.urb-iot.2014.257282</text:p>
          </table:table-cell>
          <table:table-cell>
            <text:p/>
          </table:table-cell>
          <table:table-cell>
            <text:p/>
          </table:table-cell>
          <table:table-cell>
            <text:p/>
          </table:table-cell>
          <table:table-cell>
            <text:p/>
          </table:table-cell>
          <table:table-cell>
            <text:p/>
          </table:table-cell>
          <table:table-cell>
            <text:p>978-1-63190-037-2</text:p>
          </table:table-cell>
        </table:table-row>
        <table:table-row>
          <table:table-cell>
            <text:p>burdge_preparing_2014</text:p>
          </table:table-cell>
          <table:table-cell>
            <text:p>7</text:p>
          </table:table-cell>
          <table:table-cell>
            <text:p/>
          </table:table-cell>
          <table:table-cell>
            <text:p/>
          </table:table-cell>
          <table:table-cell>
            <text:p>Burdge, Darci and Postner, Lori and Ellis, Heidi J. C. and Hislop, Gregory W.</text:p>
          </table:table-cell>
          <table:table-cell>
            <text:p/>
          </table:table-cell>
          <table:table-cell>
            <text:p/>
          </table:table-cell>
          <table:table-cell>
            <text:p/>
          </table:table-cell>
          <table:table-cell>
            <text:p/>
          </table:table-cell>
          <table:table-cell>
            <text:p/>
          </table:table-cell>
          <table:table-cell>
            <text:p/>
          </table:table-cell>
          <table:table-cell>
            <text:p>J. Comput. Sci. Coll.</text:p>
          </table:table-cell>
          <table:table-cell>
            <text:p>January</text:p>
          </table:table-cell>
          <table:table-cell>
            <text:p/>
          </table:table-cell>
          <table:table-cell>
            <text:p>3</text:p>
          </table:table-cell>
          <table:table-cell>
            <text:p/>
          </table:table-cell>
          <table:table-cell>
            <text:p>74--75</text:p>
          </table:table-cell>
          <table:table-cell>
            <text:p/>
          </table:table-cell>
          <table:table-cell>
            <text:p/>
          </table:table-cell>
          <table:table-cell>
            <text:p/>
          </table:table-cell>
          <table:table-cell>
            <text:p>Preparing for Student Participation in HFOSS Projects: FOSS Tools and Techniques</text:p>
          </table:table-cell>
          <table:table-cell>
            <text:p/>
          </table:table-cell>
          <table:table-cell>
            <text:p>29</text:p>
          </table:table-cell>
          <table:table-cell>
            <text:p>2014</text:p>
          </table:table-cell>
          <table:table-cell>
            <text:p>http://dl.acm.org/citation.cfm?id=2544322.2544338</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burg_interactive_2013</text:p>
          </table:table-cell>
          <table:table-cell>
            <text:p>6</text:p>
          </table:table-cell>
          <table:table-cell>
            <text:p>New York, NY, USA</text:p>
          </table:table-cell>
          <table:table-cell>
            <text:p/>
          </table:table-cell>
          <table:table-cell>
            <text:p>Burg, Brian and Bailey, Richard and Ko, Andrew J. and Ernst, Michael D.</text:p>
          </table:table-cell>
          <table:table-cell>
            <text:p>Proceedings of the 26th {Annual} {ACM} {Symposium} on {User} {Interface} {Software} and {Technology}</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473--484</text:p>
          </table:table-cell>
          <table:table-cell>
            <text:p>ACM</text:p>
          </table:table-cell>
          <table:table-cell>
            <text:p/>
          </table:table-cell>
          <table:table-cell>
            <text:p>{UIST} '13</text:p>
          </table:table-cell>
          <table:table-cell>
            <text:p>Interactive Record/Replay for Web Application Debugging</text:p>
          </table:table-cell>
          <table:table-cell>
            <text:p/>
          </table:table-cell>
          <table:table-cell>
            <text:p/>
          </table:table-cell>
          <table:table-cell>
            <text:p>2013</text:p>
          </table:table-cell>
          <table:table-cell>
            <text:p>http://doi.acm.org/10.1145/2501988.2502050</text:p>
          </table:table-cell>
          <table:table-cell>
            <text:p/>
          </table:table-cell>
          <table:table-cell>
            <text:p/>
          </table:table-cell>
          <table:table-cell>
            <text:p/>
          </table:table-cell>
          <table:table-cell>
            <text:p/>
          </table:table-cell>
          <table:table-cell>
            <text:p/>
          </table:table-cell>
          <table:table-cell>
            <text:p>978-1-4503-2268-3</text:p>
          </table:table-cell>
        </table:table-row>
        <table:table-row>
          <table:table-cell>
            <text:p>caglayan_issue_2012</text:p>
          </table:table-cell>
          <table:table-cell>
            <text:p>7</text:p>
          </table:table-cell>
          <table:table-cell>
            <text:p/>
          </table:table-cell>
          <table:table-cell>
            <text:p/>
          </table:table-cell>
          <table:table-cell>
            <text:p>Caglayan, Bora and Bener, Ayse</text:p>
          </table:table-cell>
          <table:table-cell>
            <text:p/>
          </table:table-cell>
          <table:table-cell>
            <text:p/>
          </table:table-cell>
          <table:table-cell>
            <text:p/>
          </table:table-cell>
          <table:table-cell>
            <text:p/>
          </table:table-cell>
          <table:table-cell>
            <text:p/>
          </table:table-cell>
          <table:table-cell>
            <text:p/>
          </table:table-cell>
          <table:table-cell>
            <text:p>SIGSOFT Softw. Eng. Notes</text:p>
          </table:table-cell>
          <table:table-cell>
            <text:p>November</text:p>
          </table:table-cell>
          <table:table-cell>
            <text:p/>
          </table:table-cell>
          <table:table-cell>
            <text:p>6</text:p>
          </table:table-cell>
          <table:table-cell>
            <text:p/>
          </table:table-cell>
          <table:table-cell>
            <text:p>1--7</text:p>
          </table:table-cell>
          <table:table-cell>
            <text:p/>
          </table:table-cell>
          <table:table-cell>
            <text:p/>
          </table:table-cell>
          <table:table-cell>
            <text:p/>
          </table:table-cell>
          <table:table-cell>
            <text:p>Issue Ownership Activity in Two Large Software Projects</text:p>
          </table:table-cell>
          <table:table-cell>
            <text:p/>
          </table:table-cell>
          <table:table-cell>
            <text:p>37</text:p>
          </table:table-cell>
          <table:table-cell>
            <text:p>2012</text:p>
          </table:table-cell>
          <table:table-cell>
            <text:p>http://doi.acm.org/10.1145/2382756.2382786</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caglayan_factors_2012</text:p>
          </table:table-cell>
          <table:table-cell>
            <text:p>6</text:p>
          </table:table-cell>
          <table:table-cell>
            <text:p>New York, NY, USA</text:p>
          </table:table-cell>
          <table:table-cell>
            <text:p/>
          </table:table-cell>
          <table:table-cell>
            <text:p>Caglayan, Bora and Misirli, Ayse Tosun and Miranskyy, Andriy and Turhan, Burak and Bener, Ayse</text:p>
          </table:table-cell>
          <table:table-cell>
            <text:p>Proceedings of the 8th {International} {Conference} on {Predictive} {Models} in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10</text:p>
          </table:table-cell>
          <table:table-cell>
            <text:p>ACM</text:p>
          </table:table-cell>
          <table:table-cell>
            <text:p/>
          </table:table-cell>
          <table:table-cell>
            <text:p>{PROMISE} '12</text:p>
          </table:table-cell>
          <table:table-cell>
            <text:p>Factors Characterizing Reopened Issues: A Case Study</text:p>
          </table:table-cell>
          <table:table-cell>
            <text:p/>
          </table:table-cell>
          <table:table-cell>
            <text:p/>
          </table:table-cell>
          <table:table-cell>
            <text:p>2012</text:p>
          </table:table-cell>
          <table:table-cell>
            <text:p>http://doi.acm.org/10.1145/2365324.2365327</text:p>
          </table:table-cell>
          <table:table-cell>
            <text:p/>
          </table:table-cell>
          <table:table-cell>
            <text:p/>
          </table:table-cell>
          <table:table-cell>
            <text:p/>
          </table:table-cell>
          <table:table-cell>
            <text:p/>
          </table:table-cell>
          <table:table-cell>
            <text:p/>
          </table:table-cell>
          <table:table-cell>
            <text:p>978-1-4503-1241-7</text:p>
          </table:table-cell>
        </table:table-row>
        <table:table-row>
          <table:table-cell>
            <text:p>castro_better_2008</text:p>
          </table:table-cell>
          <table:table-cell>
            <text:p>7</text:p>
          </table:table-cell>
          <table:table-cell>
            <text:p/>
          </table:table-cell>
          <table:table-cell>
            <text:p/>
          </table:table-cell>
          <table:table-cell>
            <text:p>Castro, Miguel and Costa, Manuel and Martin, Jean-Philippe</text:p>
          </table:table-cell>
          <table:table-cell>
            <text:p/>
          </table:table-cell>
          <table:table-cell>
            <text:p/>
          </table:table-cell>
          <table:table-cell>
            <text:p/>
          </table:table-cell>
          <table:table-cell>
            <text:p/>
          </table:table-cell>
          <table:table-cell>
            <text:p/>
          </table:table-cell>
          <table:table-cell>
            <text:p/>
          </table:table-cell>
          <table:table-cell>
            <text:p>SIGARCH Comput. Archit. News</text:p>
          </table:table-cell>
          <table:table-cell>
            <text:p>March</text:p>
          </table:table-cell>
          <table:table-cell>
            <text:p/>
          </table:table-cell>
          <table:table-cell>
            <text:p>1</text:p>
          </table:table-cell>
          <table:table-cell>
            <text:p/>
          </table:table-cell>
          <table:table-cell>
            <text:p>319--328</text:p>
          </table:table-cell>
          <table:table-cell>
            <text:p/>
          </table:table-cell>
          <table:table-cell>
            <text:p/>
          </table:table-cell>
          <table:table-cell>
            <text:p/>
          </table:table-cell>
          <table:table-cell>
            <text:p>Better Bug Reporting with Better Privacy</text:p>
          </table:table-cell>
          <table:table-cell>
            <text:p/>
          </table:table-cell>
          <table:table-cell>
            <text:p>36</text:p>
          </table:table-cell>
          <table:table-cell>
            <text:p>2008</text:p>
          </table:table-cell>
          <table:table-cell>
            <text:p>http://doi.acm.org/10.1145/1353534.1346322</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castro_better_2008-1</text:p>
          </table:table-cell>
          <table:table-cell>
            <text:p>7</text:p>
          </table:table-cell>
          <table:table-cell>
            <text:p/>
          </table:table-cell>
          <table:table-cell>
            <text:p/>
          </table:table-cell>
          <table:table-cell>
            <text:p>Castro, Miguel and Costa, Manuel and Martin, Jean-Philippe</text:p>
          </table:table-cell>
          <table:table-cell>
            <text:p/>
          </table:table-cell>
          <table:table-cell>
            <text:p/>
          </table:table-cell>
          <table:table-cell>
            <text:p/>
          </table:table-cell>
          <table:table-cell>
            <text:p/>
          </table:table-cell>
          <table:table-cell>
            <text:p/>
          </table:table-cell>
          <table:table-cell>
            <text:p/>
          </table:table-cell>
          <table:table-cell>
            <text:p>SIGOPS Oper. Syst. Rev.</text:p>
          </table:table-cell>
          <table:table-cell>
            <text:p>March</text:p>
          </table:table-cell>
          <table:table-cell>
            <text:p/>
          </table:table-cell>
          <table:table-cell>
            <text:p>2</text:p>
          </table:table-cell>
          <table:table-cell>
            <text:p/>
          </table:table-cell>
          <table:table-cell>
            <text:p>319--328</text:p>
          </table:table-cell>
          <table:table-cell>
            <text:p/>
          </table:table-cell>
          <table:table-cell>
            <text:p/>
          </table:table-cell>
          <table:table-cell>
            <text:p/>
          </table:table-cell>
          <table:table-cell>
            <text:p>Better Bug Reporting with Better Privacy</text:p>
          </table:table-cell>
          <table:table-cell>
            <text:p/>
          </table:table-cell>
          <table:table-cell>
            <text:p>42</text:p>
          </table:table-cell>
          <table:table-cell>
            <text:p>2008</text:p>
          </table:table-cell>
          <table:table-cell>
            <text:p>http://doi.acm.org/10.1145/1353535.1346322</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castro_better_2008-2</text:p>
          </table:table-cell>
          <table:table-cell>
            <text:p>6</text:p>
          </table:table-cell>
          <table:table-cell>
            <text:p>New York, NY, USA</text:p>
          </table:table-cell>
          <table:table-cell>
            <text:p/>
          </table:table-cell>
          <table:table-cell>
            <text:p>Castro, Miguel and Costa, Manuel and Martin, Jean-Philippe</text:p>
          </table:table-cell>
          <table:table-cell>
            <text:p>Proceedings of the 13th {International} {Conference} on {Architectural} {Support} for {Programming} {Languages} and {Operating} {System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19--328</text:p>
          </table:table-cell>
          <table:table-cell>
            <text:p>ACM</text:p>
          </table:table-cell>
          <table:table-cell>
            <text:p/>
          </table:table-cell>
          <table:table-cell>
            <text:p>{ASPLOS} {XIII}</text:p>
          </table:table-cell>
          <table:table-cell>
            <text:p>Better Bug Reporting with Better Privacy</text:p>
          </table:table-cell>
          <table:table-cell>
            <text:p/>
          </table:table-cell>
          <table:table-cell>
            <text:p/>
          </table:table-cell>
          <table:table-cell>
            <text:p>2008</text:p>
          </table:table-cell>
          <table:table-cell>
            <text:p>http://doi.acm.org/10.1145/1346281.1346322</text:p>
          </table:table-cell>
          <table:table-cell>
            <text:p/>
          </table:table-cell>
          <table:table-cell>
            <text:p/>
          </table:table-cell>
          <table:table-cell>
            <text:p/>
          </table:table-cell>
          <table:table-cell>
            <text:p/>
          </table:table-cell>
          <table:table-cell>
            <text:p/>
          </table:table-cell>
          <table:table-cell>
            <text:p>978-1-59593-958-6</text:p>
          </table:table-cell>
        </table:table-row>
        <table:table-row>
          <table:table-cell>
            <text:p>cavalcanti_towards_2013</text:p>
          </table:table-cell>
          <table:table-cell>
            <text:p>6</text:p>
          </table:table-cell>
          <table:table-cell>
            <text:p>New York, NY, USA</text:p>
          </table:table-cell>
          <table:table-cell>
            <text:p/>
          </table:table-cell>
          <table:table-cell>
            <text:p>Cavalcanti, Yguaratã Cerqueira and da Mota Silveira Neto, Paulo Anselmo and do Carmo Machado, Ivan and de Almeida, Eduardo Santana and de Lemos Meira, Silvio Romero</text:p>
          </table:table-cell>
          <table:table-cell>
            <text:p>Proceedings of the 17th {International} {Conference} on {Evaluation} and {Assessment} in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95--206</text:p>
          </table:table-cell>
          <table:table-cell>
            <text:p>ACM</text:p>
          </table:table-cell>
          <table:table-cell>
            <text:p/>
          </table:table-cell>
          <table:table-cell>
            <text:p>{EASE} '13</text:p>
          </table:table-cell>
          <table:table-cell>
            <text:p>Towards Understanding Software Change Request Assignment: A Survey with Practitioners</text:p>
          </table:table-cell>
          <table:table-cell>
            <text:p/>
          </table:table-cell>
          <table:table-cell>
            <text:p/>
          </table:table-cell>
          <table:table-cell>
            <text:p>2013</text:p>
          </table:table-cell>
          <table:table-cell>
            <text:p>http://doi.acm.org/10.1145/2460999.2461028</text:p>
          </table:table-cell>
          <table:table-cell>
            <text:p/>
          </table:table-cell>
          <table:table-cell>
            <text:p/>
          </table:table-cell>
          <table:table-cell>
            <text:p/>
          </table:table-cell>
          <table:table-cell>
            <text:p/>
          </table:table-cell>
          <table:table-cell>
            <text:p/>
          </table:table-cell>
          <table:table-cell>
            <text:p>978-1-4503-1848-8</text:p>
          </table:table-cell>
        </table:table-row>
        <table:table-row>
          <table:table-cell>
            <text:p>chandra_snugglebug:_2009</text:p>
          </table:table-cell>
          <table:table-cell>
            <text:p>7</text:p>
          </table:table-cell>
          <table:table-cell>
            <text:p/>
          </table:table-cell>
          <table:table-cell>
            <text:p/>
          </table:table-cell>
          <table:table-cell>
            <text:p>Chandra, Satish and Fink, Stephen J. and Sridharan, Manu</text:p>
          </table:table-cell>
          <table:table-cell>
            <text:p/>
          </table:table-cell>
          <table:table-cell>
            <text:p/>
          </table:table-cell>
          <table:table-cell>
            <text:p/>
          </table:table-cell>
          <table:table-cell>
            <text:p/>
          </table:table-cell>
          <table:table-cell>
            <text:p/>
          </table:table-cell>
          <table:table-cell>
            <text:p/>
          </table:table-cell>
          <table:table-cell>
            <text:p>SIGPLAN Not.</text:p>
          </table:table-cell>
          <table:table-cell>
            <text:p>June</text:p>
          </table:table-cell>
          <table:table-cell>
            <text:p/>
          </table:table-cell>
          <table:table-cell>
            <text:p>6</text:p>
          </table:table-cell>
          <table:table-cell>
            <text:p/>
          </table:table-cell>
          <table:table-cell>
            <text:p>363--374</text:p>
          </table:table-cell>
          <table:table-cell>
            <text:p/>
          </table:table-cell>
          <table:table-cell>
            <text:p/>
          </table:table-cell>
          <table:table-cell>
            <text:p/>
          </table:table-cell>
          <table:table-cell>
            <text:p>Snugglebug: A Powerful Approach to Weakest Preconditions</text:p>
          </table:table-cell>
          <table:table-cell>
            <text:p/>
          </table:table-cell>
          <table:table-cell>
            <text:p>44</text:p>
          </table:table-cell>
          <table:table-cell>
            <text:p>2009</text:p>
          </table:table-cell>
          <table:table-cell>
            <text:p>http://doi.acm.org/10.1145/1543135.1542517</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chandra_snugglebug:_2009-1</text:p>
          </table:table-cell>
          <table:table-cell>
            <text:p>6</text:p>
          </table:table-cell>
          <table:table-cell>
            <text:p>New York, NY, USA</text:p>
          </table:table-cell>
          <table:table-cell>
            <text:p/>
          </table:table-cell>
          <table:table-cell>
            <text:p>Chandra, Satish and Fink, Stephen J. and Sridharan, Manu</text:p>
          </table:table-cell>
          <table:table-cell>
            <text:p>Proceedings of the 30th {ACM} {SIGPLAN} {Conference} on {Programming} {Language} {Design} and {Implementatio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63--374</text:p>
          </table:table-cell>
          <table:table-cell>
            <text:p>ACM</text:p>
          </table:table-cell>
          <table:table-cell>
            <text:p/>
          </table:table-cell>
          <table:table-cell>
            <text:p>{PLDI} '09</text:p>
          </table:table-cell>
          <table:table-cell>
            <text:p>Snugglebug: A Powerful Approach to Weakest Preconditions</text:p>
          </table:table-cell>
          <table:table-cell>
            <text:p/>
          </table:table-cell>
          <table:table-cell>
            <text:p/>
          </table:table-cell>
          <table:table-cell>
            <text:p>2009</text:p>
          </table:table-cell>
          <table:table-cell>
            <text:p>http://doi.acm.org/10.1145/1542476.1542517</text:p>
          </table:table-cell>
          <table:table-cell>
            <text:p/>
          </table:table-cell>
          <table:table-cell>
            <text:p/>
          </table:table-cell>
          <table:table-cell>
            <text:p/>
          </table:table-cell>
          <table:table-cell>
            <text:p/>
          </table:table-cell>
          <table:table-cell>
            <text:p/>
          </table:table-cell>
          <table:table-cell>
            <text:p>978-1-60558-392-1</text:p>
          </table:table-cell>
        </table:table-row>
        <table:table-row>
          <table:table-cell>
            <text:p>chawla_automated_2015</text:p>
          </table:table-cell>
          <table:table-cell>
            <text:p>6</text:p>
          </table:table-cell>
          <table:table-cell>
            <text:p>New York, NY, USA</text:p>
          </table:table-cell>
          <table:table-cell>
            <text:p/>
          </table:table-cell>
          <table:table-cell>
            <text:p>Chawla, Indu and Singh, Sandeep K.</text:p>
          </table:table-cell>
          <table:table-cell>
            <text:p>Proceedings of the 8th {India} {Software} {Engineering} {Conferenc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90--99</text:p>
          </table:table-cell>
          <table:table-cell>
            <text:p>ACM</text:p>
          </table:table-cell>
          <table:table-cell>
            <text:p/>
          </table:table-cell>
          <table:table-cell>
            <text:p>{ISEC} '15</text:p>
          </table:table-cell>
          <table:table-cell>
            <text:p>An Automated Approach for Bug Categorization Using Fuzzy Logic</text:p>
          </table:table-cell>
          <table:table-cell>
            <text:p/>
          </table:table-cell>
          <table:table-cell>
            <text:p/>
          </table:table-cell>
          <table:table-cell>
            <text:p>2015</text:p>
          </table:table-cell>
          <table:table-cell>
            <text:p>http://doi.acm.org/10.1145/2723742.2723751</text:p>
          </table:table-cell>
          <table:table-cell>
            <text:p/>
          </table:table-cell>
          <table:table-cell>
            <text:p/>
          </table:table-cell>
          <table:table-cell>
            <text:p/>
          </table:table-cell>
          <table:table-cell>
            <text:p/>
          </table:table-cell>
          <table:table-cell>
            <text:p/>
          </table:table-cell>
          <table:table-cell>
            <text:p>978-1-4503-3432-7</text:p>
          </table:table-cell>
        </table:table-row>
        <table:table-row>
          <table:table-cell>
            <text:p>chen_taming_2013</text:p>
          </table:table-cell>
          <table:table-cell>
            <text:p>7</text:p>
          </table:table-cell>
          <table:table-cell>
            <text:p/>
          </table:table-cell>
          <table:table-cell>
            <text:p/>
          </table:table-cell>
          <table:table-cell>
            <text:p>Chen, Yang and Groce, Alex and Zhang, Chaoqiang and Wong, Weng-Keen and Fern, Xiaoli and Eide, Eric and Regehr, John</text:p>
          </table:table-cell>
          <table:table-cell>
            <text:p/>
          </table:table-cell>
          <table:table-cell>
            <text:p/>
          </table:table-cell>
          <table:table-cell>
            <text:p/>
          </table:table-cell>
          <table:table-cell>
            <text:p/>
          </table:table-cell>
          <table:table-cell>
            <text:p/>
          </table:table-cell>
          <table:table-cell>
            <text:p/>
          </table:table-cell>
          <table:table-cell>
            <text:p>SIGPLAN Not.</text:p>
          </table:table-cell>
          <table:table-cell>
            <text:p>June</text:p>
          </table:table-cell>
          <table:table-cell>
            <text:p/>
          </table:table-cell>
          <table:table-cell>
            <text:p>6</text:p>
          </table:table-cell>
          <table:table-cell>
            <text:p/>
          </table:table-cell>
          <table:table-cell>
            <text:p>197--208</text:p>
          </table:table-cell>
          <table:table-cell>
            <text:p/>
          </table:table-cell>
          <table:table-cell>
            <text:p/>
          </table:table-cell>
          <table:table-cell>
            <text:p/>
          </table:table-cell>
          <table:table-cell>
            <text:p>Taming Compiler Fuzzers</text:p>
          </table:table-cell>
          <table:table-cell>
            <text:p/>
          </table:table-cell>
          <table:table-cell>
            <text:p>48</text:p>
          </table:table-cell>
          <table:table-cell>
            <text:p>2013</text:p>
          </table:table-cell>
          <table:table-cell>
            <text:p>http://doi.acm.org/10.1145/2499370.2462173</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chen_taming_2013-1</text:p>
          </table:table-cell>
          <table:table-cell>
            <text:p>6</text:p>
          </table:table-cell>
          <table:table-cell>
            <text:p>New York, NY, USA</text:p>
          </table:table-cell>
          <table:table-cell>
            <text:p/>
          </table:table-cell>
          <table:table-cell>
            <text:p>Chen, Yang and Groce, Alex and Zhang, Chaoqiang and Wong, Weng-Keen and Fern, Xiaoli and Eide, Eric and Regehr, John</text:p>
          </table:table-cell>
          <table:table-cell>
            <text:p>Proceedings of the 34th {ACM} {SIGPLAN} {Conference} on {Programming} {Language} {Design} and {Implementatio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97--208</text:p>
          </table:table-cell>
          <table:table-cell>
            <text:p>ACM</text:p>
          </table:table-cell>
          <table:table-cell>
            <text:p/>
          </table:table-cell>
          <table:table-cell>
            <text:p>{PLDI} '13</text:p>
          </table:table-cell>
          <table:table-cell>
            <text:p>Taming Compiler Fuzzers</text:p>
          </table:table-cell>
          <table:table-cell>
            <text:p/>
          </table:table-cell>
          <table:table-cell>
            <text:p/>
          </table:table-cell>
          <table:table-cell>
            <text:p>2013</text:p>
          </table:table-cell>
          <table:table-cell>
            <text:p>http://doi.acm.org/10.1145/2491956.2462173</text:p>
          </table:table-cell>
          <table:table-cell>
            <text:p/>
          </table:table-cell>
          <table:table-cell>
            <text:p/>
          </table:table-cell>
          <table:table-cell>
            <text:p/>
          </table:table-cell>
          <table:table-cell>
            <text:p/>
          </table:table-cell>
          <table:table-cell>
            <text:p/>
          </table:table-cell>
          <table:table-cell>
            <text:p>978-1-4503-2014-6</text:p>
          </table:table-cell>
        </table:table-row>
        <table:table-row>
          <table:table-cell>
            <text:p>choudhary_detecting_2011</text:p>
          </table:table-cell>
          <table:table-cell>
            <text:p>6</text:p>
          </table:table-cell>
          <table:table-cell>
            <text:p>New York, NY, USA</text:p>
          </table:table-cell>
          <table:table-cell>
            <text:p/>
          </table:table-cell>
          <table:table-cell>
            <text:p>Choudhary, Shauvik Roy</text:p>
          </table:table-cell>
          <table:table-cell>
            <text:p>Proceedings of the 33rd {International} {Conference} on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146--1148</text:p>
          </table:table-cell>
          <table:table-cell>
            <text:p>ACM</text:p>
          </table:table-cell>
          <table:table-cell>
            <text:p/>
          </table:table-cell>
          <table:table-cell>
            <text:p>{ICSE} '11</text:p>
          </table:table-cell>
          <table:table-cell>
            <text:p>Detecting Cross-browser Issues in Web Applications</text:p>
          </table:table-cell>
          <table:table-cell>
            <text:p/>
          </table:table-cell>
          <table:table-cell>
            <text:p/>
          </table:table-cell>
          <table:table-cell>
            <text:p>2011</text:p>
          </table:table-cell>
          <table:table-cell>
            <text:p>http://doi.acm.org/10.1145/1985793.1986024</text:p>
          </table:table-cell>
          <table:table-cell>
            <text:p/>
          </table:table-cell>
          <table:table-cell>
            <text:p/>
          </table:table-cell>
          <table:table-cell>
            <text:p/>
          </table:table-cell>
          <table:table-cell>
            <text:p/>
          </table:table-cell>
          <table:table-cell>
            <text:p/>
          </table:table-cell>
          <table:table-cell>
            <text:p>978-1-4503-0445-0</text:p>
          </table:table-cell>
        </table:table-row>
        <table:table-row>
          <table:table-cell>
            <text:p>concas_clustering_2014</text:p>
          </table:table-cell>
          <table:table-cell>
            <text:p>6</text:p>
          </table:table-cell>
          <table:table-cell>
            <text:p>New York, NY, USA</text:p>
          </table:table-cell>
          <table:table-cell>
            <text:p/>
          </table:table-cell>
          <table:table-cell>
            <text:p>Concas, Giulio and Monni, Cristina and Orrù, Matteo and Tonelli, Roberto</text:p>
          </table:table-cell>
          <table:table-cell>
            <text:p>Proceedings of the 5th {International} {Workshop} on {Emerging} {Trends} in {Software} {Metric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59--65</text:p>
          </table:table-cell>
          <table:table-cell>
            <text:p>ACM</text:p>
          </table:table-cell>
          <table:table-cell>
            <text:p/>
          </table:table-cell>
          <table:table-cell>
            <text:p>{WETSoM} 2014</text:p>
          </table:table-cell>
          <table:table-cell>
            <text:p>Clustering of Defects in Java Software Systems</text:p>
          </table:table-cell>
          <table:table-cell>
            <text:p/>
          </table:table-cell>
          <table:table-cell>
            <text:p/>
          </table:table-cell>
          <table:table-cell>
            <text:p>2014</text:p>
          </table:table-cell>
          <table:table-cell>
            <text:p>http://doi.acm.org/10.1145/2593868.2593879</text:p>
          </table:table-cell>
          <table:table-cell>
            <text:p/>
          </table:table-cell>
          <table:table-cell>
            <text:p/>
          </table:table-cell>
          <table:table-cell>
            <text:p/>
          </table:table-cell>
          <table:table-cell>
            <text:p/>
          </table:table-cell>
          <table:table-cell>
            <text:p/>
          </table:table-cell>
          <table:table-cell>
            <text:p>978-1-4503-2854-8</text:p>
          </table:table-cell>
        </table:table-row>
        <table:table-row>
          <table:table-cell>
            <text:p>confer_distributed_2013</text:p>
          </table:table-cell>
          <table:table-cell>
            <text:p>7</text:p>
          </table:table-cell>
          <table:table-cell>
            <text:p/>
          </table:table-cell>
          <table:table-cell>
            <text:p/>
          </table:table-cell>
          <table:table-cell>
            <text:p>Confer, William</text:p>
          </table:table-cell>
          <table:table-cell>
            <text:p/>
          </table:table-cell>
          <table:table-cell>
            <text:p/>
          </table:table-cell>
          <table:table-cell>
            <text:p/>
          </table:table-cell>
          <table:table-cell>
            <text:p/>
          </table:table-cell>
          <table:table-cell>
            <text:p/>
          </table:table-cell>
          <table:table-cell>
            <text:p/>
          </table:table-cell>
          <table:table-cell>
            <text:p>J. Comput. Sci. Coll.</text:p>
          </table:table-cell>
          <table:table-cell>
            <text:p>June</text:p>
          </table:table-cell>
          <table:table-cell>
            <text:p/>
          </table:table-cell>
          <table:table-cell>
            <text:p>6</text:p>
          </table:table-cell>
          <table:table-cell>
            <text:p/>
          </table:table-cell>
          <table:table-cell>
            <text:p>67--68</text:p>
          </table:table-cell>
          <table:table-cell>
            <text:p/>
          </table:table-cell>
          <table:table-cell>
            <text:p/>
          </table:table-cell>
          <table:table-cell>
            <text:p/>
          </table:table-cell>
          <table:table-cell>
            <text:p>Distributed Project Control Management: Using Fossil to Get Beyond Source Control</text:p>
          </table:table-cell>
          <table:table-cell>
            <text:p/>
          </table:table-cell>
          <table:table-cell>
            <text:p>28</text:p>
          </table:table-cell>
          <table:table-cell>
            <text:p>2013</text:p>
          </table:table-cell>
          <table:table-cell>
            <text:p>http://dl.acm.org/citation.cfm?id=2460156.2460170</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conlon_overhaul_2007</text:p>
          </table:table-cell>
          <table:table-cell>
            <text:p>6</text:p>
          </table:table-cell>
          <table:table-cell>
            <text:p>New York, NY, USA</text:p>
          </table:table-cell>
          <table:table-cell>
            <text:p/>
          </table:table-cell>
          <table:table-cell>
            <text:p>Conlon, Matthew J.</text:p>
          </table:table-cell>
          <table:table-cell>
            <text:p>Proceedings of the 35th {Annual} {ACM} {SIGUCCS} {Fall} {Conferenc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7--40</text:p>
          </table:table-cell>
          <table:table-cell>
            <text:p>ACM</text:p>
          </table:table-cell>
          <table:table-cell>
            <text:p/>
          </table:table-cell>
          <table:table-cell>
            <text:p>{SIGUCCS} '07</text:p>
          </table:table-cell>
          <table:table-cell>
            <text:p>Overhaul Your Helpdesk Ticketing System</text:p>
          </table:table-cell>
          <table:table-cell>
            <text:p/>
          </table:table-cell>
          <table:table-cell>
            <text:p/>
          </table:table-cell>
          <table:table-cell>
            <text:p>2007</text:p>
          </table:table-cell>
          <table:table-cell>
            <text:p>http://doi.acm.org/10.1145/1294046.1294056</text:p>
          </table:table-cell>
          <table:table-cell>
            <text:p/>
          </table:table-cell>
          <table:table-cell>
            <text:p/>
          </table:table-cell>
          <table:table-cell>
            <text:p/>
          </table:table-cell>
          <table:table-cell>
            <text:p/>
          </table:table-cell>
          <table:table-cell>
            <text:p/>
          </table:table-cell>
          <table:table-cell>
            <text:p>978-1-59593-634-9</text:p>
          </table:table-cell>
        </table:table-row>
        <table:table-row>
          <table:table-cell>
            <text:p>corley_recovering_2011</text:p>
          </table:table-cell>
          <table:table-cell>
            <text:p>6</text:p>
          </table:table-cell>
          <table:table-cell>
            <text:p>New York, NY, USA</text:p>
          </table:table-cell>
          <table:table-cell>
            <text:p/>
          </table:table-cell>
          <table:table-cell>
            <text:p>Corley, Christopher S. and Kraft, Nicholas A. and Etzkorn, Letha H. and Lukins, Stacy K.</text:p>
          </table:table-cell>
          <table:table-cell>
            <text:p>Proceedings of the 6th {International} {Workshop} on {Traceability} in {Emerging} {Forms} of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1--37</text:p>
          </table:table-cell>
          <table:table-cell>
            <text:p>ACM</text:p>
          </table:table-cell>
          <table:table-cell>
            <text:p/>
          </table:table-cell>
          <table:table-cell>
            <text:p>{TEFSE} '11</text:p>
          </table:table-cell>
          <table:table-cell>
            <text:p>Recovering Traceability Links Between Source Code and Fixed Bugs via Patch Analysis</text:p>
          </table:table-cell>
          <table:table-cell>
            <text:p/>
          </table:table-cell>
          <table:table-cell>
            <text:p/>
          </table:table-cell>
          <table:table-cell>
            <text:p>2011</text:p>
          </table:table-cell>
          <table:table-cell>
            <text:p>http://doi.acm.org/10.1145/1987856.1987863</text:p>
          </table:table-cell>
          <table:table-cell>
            <text:p/>
          </table:table-cell>
          <table:table-cell>
            <text:p/>
          </table:table-cell>
          <table:table-cell>
            <text:p/>
          </table:table-cell>
          <table:table-cell>
            <text:p/>
          </table:table-cell>
          <table:table-cell>
            <text:p/>
          </table:table-cell>
          <table:table-cell>
            <text:p>978-1-4503-0589-1</text:p>
          </table:table-cell>
        </table:table-row>
        <table:table-row>
          <table:table-cell>
            <text:p>davies_whats_2014</text:p>
          </table:table-cell>
          <table:table-cell>
            <text:p>6</text:p>
          </table:table-cell>
          <table:table-cell>
            <text:p>New York, NY, USA</text:p>
          </table:table-cell>
          <table:table-cell>
            <text:p/>
          </table:table-cell>
          <table:table-cell>
            <text:p>Davies, Steven and Roper, Marc</text:p>
          </table:table-cell>
          <table:table-cell>
            <text:p>Proceedings of the 8th {ACM}/{IEEE} {International} {Symposium} on {Empirical} {Software} {Engineering} and {Measurement}</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6:1--26:10</text:p>
          </table:table-cell>
          <table:table-cell>
            <text:p>ACM</text:p>
          </table:table-cell>
          <table:table-cell>
            <text:p/>
          </table:table-cell>
          <table:table-cell>
            <text:p>{ESEM} '14</text:p>
          </table:table-cell>
          <table:table-cell>
            <text:p>What's in a Bug Report?</text:p>
          </table:table-cell>
          <table:table-cell>
            <text:p/>
          </table:table-cell>
          <table:table-cell>
            <text:p/>
          </table:table-cell>
          <table:table-cell>
            <text:p>2014</text:p>
          </table:table-cell>
          <table:table-cell>
            <text:p>http://doi.acm.org/10.1145/2652524.2652541</text:p>
          </table:table-cell>
          <table:table-cell>
            <text:p/>
          </table:table-cell>
          <table:table-cell>
            <text:p/>
          </table:table-cell>
          <table:table-cell>
            <text:p/>
          </table:table-cell>
          <table:table-cell>
            <text:p/>
          </table:table-cell>
          <table:table-cell>
            <text:p/>
          </table:table-cell>
          <table:table-cell>
            <text:p>978-1-4503-2774-9</text:p>
          </table:table-cell>
        </table:table-row>
        <table:table-row>
          <table:table-cell>
            <text:p>delaitre_evaluating_2015</text:p>
          </table:table-cell>
          <table:table-cell>
            <text:p>6</text:p>
          </table:table-cell>
          <table:table-cell>
            <text:p>Piscataway, NJ, USA</text:p>
          </table:table-cell>
          <table:table-cell>
            <text:p/>
          </table:table-cell>
          <table:table-cell>
            <text:p>Delaitre, Aurelien and Stivalet, Bertrand and Fong, Elizabeth and Okun, Vadim</text:p>
          </table:table-cell>
          <table:table-cell>
            <text:p>Proceedings of the {First} {International} {Workshop} on {Complex} {faUlts} and {Failures} in {LargE} {Software} {System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4--20</text:p>
          </table:table-cell>
          <table:table-cell>
            <text:p>IEEE Press</text:p>
          </table:table-cell>
          <table:table-cell>
            <text:p/>
          </table:table-cell>
          <table:table-cell>
            <text:p>{COUFLESS} '15</text:p>
          </table:table-cell>
          <table:table-cell>
            <text:p>Evaluating Bug Finders: Test and Measurement of Static Code Analyzers</text:p>
          </table:table-cell>
          <table:table-cell>
            <text:p/>
          </table:table-cell>
          <table:table-cell>
            <text:p/>
          </table:table-cell>
          <table:table-cell>
            <text:p>2015</text:p>
          </table:table-cell>
          <table:table-cell>
            <text:p>http://dl.acm.org/citation.cfm?id=2819419.2819423</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delugach_evaluation_2007</text:p>
          </table:table-cell>
          <table:table-cell>
            <text:p>6</text:p>
          </table:table-cell>
          <table:table-cell>
            <text:p>New York, NY, USA</text:p>
          </table:table-cell>
          <table:table-cell>
            <text:p/>
          </table:table-cell>
          <table:table-cell>
            <text:p>Delugach, Harry S.</text:p>
          </table:table-cell>
          <table:table-cell>
            <text:p>Proceedings of the 2Nd {International} {Conference} on {Pragmatic} {Web}</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49--55</text:p>
          </table:table-cell>
          <table:table-cell>
            <text:p>ACM</text:p>
          </table:table-cell>
          <table:table-cell>
            <text:p/>
          </table:table-cell>
          <table:table-cell>
            <text:p>{ICPW} '07</text:p>
          </table:table-cell>
          <table:table-cell>
            <text:p>An Evaluation of the Pragmatics of Web-based Bug Tracking Tools</text:p>
          </table:table-cell>
          <table:table-cell>
            <text:p/>
          </table:table-cell>
          <table:table-cell>
            <text:p/>
          </table:table-cell>
          <table:table-cell>
            <text:p>2007</text:p>
          </table:table-cell>
          <table:table-cell>
            <text:p>http://doi.acm.org/10.1145/1324237.1324243</text:p>
          </table:table-cell>
          <table:table-cell>
            <text:p/>
          </table:table-cell>
          <table:table-cell>
            <text:p/>
          </table:table-cell>
          <table:table-cell>
            <text:p/>
          </table:table-cell>
          <table:table-cell>
            <text:p/>
          </table:table-cell>
          <table:table-cell>
            <text:p/>
          </table:table-cell>
          <table:table-cell>
            <text:p>978-1-59593-859-6</text:p>
          </table:table-cell>
        </table:table-row>
        <table:table-row>
          <table:table-cell>
            <text:p>deng_efficient_2013</text:p>
          </table:table-cell>
          <table:table-cell>
            <text:p>7</text:p>
          </table:table-cell>
          <table:table-cell>
            <text:p/>
          </table:table-cell>
          <table:table-cell>
            <text:p/>
          </table:table-cell>
          <table:table-cell>
            <text:p>Deng, Dongdong and Zhang, Wei and Lu, Shan</text:p>
          </table:table-cell>
          <table:table-cell>
            <text:p/>
          </table:table-cell>
          <table:table-cell>
            <text:p/>
          </table:table-cell>
          <table:table-cell>
            <text:p/>
          </table:table-cell>
          <table:table-cell>
            <text:p/>
          </table:table-cell>
          <table:table-cell>
            <text:p/>
          </table:table-cell>
          <table:table-cell>
            <text:p/>
          </table:table-cell>
          <table:table-cell>
            <text:p>SIGPLAN Not.</text:p>
          </table:table-cell>
          <table:table-cell>
            <text:p>October</text:p>
          </table:table-cell>
          <table:table-cell>
            <text:p/>
          </table:table-cell>
          <table:table-cell>
            <text:p>10</text:p>
          </table:table-cell>
          <table:table-cell>
            <text:p/>
          </table:table-cell>
          <table:table-cell>
            <text:p>785--802</text:p>
          </table:table-cell>
          <table:table-cell>
            <text:p/>
          </table:table-cell>
          <table:table-cell>
            <text:p/>
          </table:table-cell>
          <table:table-cell>
            <text:p/>
          </table:table-cell>
          <table:table-cell>
            <text:p>Efficient Concurrency-bug Detection Across Inputs</text:p>
          </table:table-cell>
          <table:table-cell>
            <text:p/>
          </table:table-cell>
          <table:table-cell>
            <text:p>48</text:p>
          </table:table-cell>
          <table:table-cell>
            <text:p>2013</text:p>
          </table:table-cell>
          <table:table-cell>
            <text:p>http://doi.acm.org/10.1145/2544173.2509539</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deng_efficient_2013-1</text:p>
          </table:table-cell>
          <table:table-cell>
            <text:p>6</text:p>
          </table:table-cell>
          <table:table-cell>
            <text:p>New York, NY, USA</text:p>
          </table:table-cell>
          <table:table-cell>
            <text:p/>
          </table:table-cell>
          <table:table-cell>
            <text:p>Deng, Dongdong and Zhang, Wei and Lu, Shan</text:p>
          </table:table-cell>
          <table:table-cell>
            <text:p>Proceedings of the 2013 {ACM} {SIGPLAN} {International} {Conference} on {Object} {Oriented} {Programming} {Systems} {Languages} \&amp;\#38; {Application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785--802</text:p>
          </table:table-cell>
          <table:table-cell>
            <text:p>ACM</text:p>
          </table:table-cell>
          <table:table-cell>
            <text:p/>
          </table:table-cell>
          <table:table-cell>
            <text:p>{OOPSLA} '13</text:p>
          </table:table-cell>
          <table:table-cell>
            <text:p>Efficient Concurrency-bug Detection Across Inputs</text:p>
          </table:table-cell>
          <table:table-cell>
            <text:p/>
          </table:table-cell>
          <table:table-cell>
            <text:p/>
          </table:table-cell>
          <table:table-cell>
            <text:p>2013</text:p>
          </table:table-cell>
          <table:table-cell>
            <text:p>http://doi.acm.org/10.1145/2509136.2509539</text:p>
          </table:table-cell>
          <table:table-cell>
            <text:p/>
          </table:table-cell>
          <table:table-cell>
            <text:p/>
          </table:table-cell>
          <table:table-cell>
            <text:p/>
          </table:table-cell>
          <table:table-cell>
            <text:p/>
          </table:table-cell>
          <table:table-cell>
            <text:p/>
          </table:table-cell>
          <table:table-cell>
            <text:p>978-1-4503-2374-1</text:p>
          </table:table-cell>
        </table:table-row>
        <table:table-row>
          <table:table-cell>
            <text:p>deshmukh_symbolic_2009</text:p>
          </table:table-cell>
          <table:table-cell>
            <text:p>6</text:p>
          </table:table-cell>
          <table:table-cell>
            <text:p>Washington, DC, USA</text:p>
          </table:table-cell>
          <table:table-cell>
            <text:p/>
          </table:table-cell>
          <table:table-cell>
            <text:p>Deshmukh, Jyotirmoy and Emerson, E. Allen and Sankaranarayanan, Sriram</text:p>
          </table:table-cell>
          <table:table-cell>
            <text:p>Proceedings of the 2009 {IEEE}/{ACM} {International} {Conference} on {Automated}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480--491</text:p>
          </table:table-cell>
          <table:table-cell>
            <text:p>IEEE Computer Society</text:p>
          </table:table-cell>
          <table:table-cell>
            <text:p/>
          </table:table-cell>
          <table:table-cell>
            <text:p>{ASE} '09</text:p>
          </table:table-cell>
          <table:table-cell>
            <text:p>Symbolic Deadlock Analysis in Concurrent Libraries and Their Clients</text:p>
          </table:table-cell>
          <table:table-cell>
            <text:p/>
          </table:table-cell>
          <table:table-cell>
            <text:p/>
          </table:table-cell>
          <table:table-cell>
            <text:p>2009</text:p>
          </table:table-cell>
          <table:table-cell>
            <text:p>http://dx.doi.org/10.1109/ASE.2009.14</text:p>
          </table:table-cell>
          <table:table-cell>
            <text:p/>
          </table:table-cell>
          <table:table-cell>
            <text:p/>
          </table:table-cell>
          <table:table-cell>
            <text:p/>
          </table:table-cell>
          <table:table-cell>
            <text:p/>
          </table:table-cell>
          <table:table-cell>
            <text:p/>
          </table:table-cell>
          <table:table-cell>
            <text:p>978-0-7695-3891-4</text:p>
          </table:table-cell>
        </table:table-row>
        <table:table-row>
          <table:table-cell>
            <text:p>di_ruscio_ossmeter:_2015</text:p>
          </table:table-cell>
          <table:table-cell>
            <text:p>6</text:p>
          </table:table-cell>
          <table:table-cell>
            <text:p>New York, NY, USA</text:p>
          </table:table-cell>
          <table:table-cell>
            <text:p/>
          </table:table-cell>
          <table:table-cell>
            <text:p>Di Ruscio, Davide and Kolovos, Dimitris S. and Korkontzelos, Ioannis and Matragkas, Nicholas and Vinju, Jurgen J.</text:p>
          </table:table-cell>
          <table:table-cell>
            <text:p>Proceedings of the 2015 10th {Joint} {Meeting} on {Foundations} of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970--973</text:p>
          </table:table-cell>
          <table:table-cell>
            <text:p>ACM</text:p>
          </table:table-cell>
          <table:table-cell>
            <text:p/>
          </table:table-cell>
          <table:table-cell>
            <text:p>{ESEC}/{FSE} 2015</text:p>
          </table:table-cell>
          <table:table-cell>
            <text:p>OSSMETER: A Software Measurement Platform for Automatically Analysing Open Source Software Projects</text:p>
          </table:table-cell>
          <table:table-cell>
            <text:p/>
          </table:table-cell>
          <table:table-cell>
            <text:p/>
          </table:table-cell>
          <table:table-cell>
            <text:p>2015</text:p>
          </table:table-cell>
          <table:table-cell>
            <text:p>http://doi.acm.org/10.1145/2786805.2803186</text:p>
          </table:table-cell>
          <table:table-cell>
            <text:p/>
          </table:table-cell>
          <table:table-cell>
            <text:p/>
          </table:table-cell>
          <table:table-cell>
            <text:p/>
          </table:table-cell>
          <table:table-cell>
            <text:p/>
          </table:table-cell>
          <table:table-cell>
            <text:p/>
          </table:table-cell>
          <table:table-cell>
            <text:p>978-1-4503-3675-8</text:p>
          </table:table-cell>
        </table:table-row>
        <table:table-row>
          <table:table-cell>
            <text:p>digiuseppe_semantic_2012</text:p>
          </table:table-cell>
          <table:table-cell>
            <text:p>6</text:p>
          </table:table-cell>
          <table:table-cell>
            <text:p>New York, NY, USA</text:p>
          </table:table-cell>
          <table:table-cell>
            <text:p/>
          </table:table-cell>
          <table:table-cell>
            <text:p>DiGiuseppe, Nicholas and Jones, James A.</text:p>
          </table:table-cell>
          <table:table-cell>
            <text:p>Proceedings of the {ACM} {SIGSOFT} 20th {International} {Symposium} on the {Foundations} of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3:1--23:4</text:p>
          </table:table-cell>
          <table:table-cell>
            <text:p>ACM</text:p>
          </table:table-cell>
          <table:table-cell>
            <text:p/>
          </table:table-cell>
          <table:table-cell>
            <text:p>{FSE} '12</text:p>
          </table:table-cell>
          <table:table-cell>
            <text:p>Semantic Fault Diagnosis: Automatic Natural-language Fault Descriptions</text:p>
          </table:table-cell>
          <table:table-cell>
            <text:p/>
          </table:table-cell>
          <table:table-cell>
            <text:p/>
          </table:table-cell>
          <table:table-cell>
            <text:p>2012</text:p>
          </table:table-cell>
          <table:table-cell>
            <text:p>http://doi.acm.org/10.1145/2393596.2393623</text:p>
          </table:table-cell>
          <table:table-cell>
            <text:p/>
          </table:table-cell>
          <table:table-cell>
            <text:p/>
          </table:table-cell>
          <table:table-cell>
            <text:p/>
          </table:table-cell>
          <table:table-cell>
            <text:p/>
          </table:table-cell>
          <table:table-cell>
            <text:p/>
          </table:table-cell>
          <table:table-cell>
            <text:p>978-1-4503-1614-9</text:p>
          </table:table-cell>
        </table:table-row>
        <table:table-row>
          <table:table-cell>
            <text:p>dit_impactminer:_2014</text:p>
          </table:table-cell>
          <table:table-cell>
            <text:p>6</text:p>
          </table:table-cell>
          <table:table-cell>
            <text:p>New York, NY, USA</text:p>
          </table:table-cell>
          <table:table-cell>
            <text:p/>
          </table:table-cell>
          <table:table-cell>
            <text:p>Dit, Bogdan and Wagner, Michael and Wen, Shasha and Wang, Weilin and Linares-Vásquez, Mario and Poshyvanyk, Denys and Kagdi, Huzefa</text:p>
          </table:table-cell>
          <table:table-cell>
            <text:p>Companion {Proceedings} of the 36th {International} {Conference} on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540--543</text:p>
          </table:table-cell>
          <table:table-cell>
            <text:p>ACM</text:p>
          </table:table-cell>
          <table:table-cell>
            <text:p/>
          </table:table-cell>
          <table:table-cell>
            <text:p>{ICSE} {Companion} 2014</text:p>
          </table:table-cell>
          <table:table-cell>
            <text:p>ImpactMiner: A Tool for Change Impact Analysis</text:p>
          </table:table-cell>
          <table:table-cell>
            <text:p/>
          </table:table-cell>
          <table:table-cell>
            <text:p/>
          </table:table-cell>
          <table:table-cell>
            <text:p>2014</text:p>
          </table:table-cell>
          <table:table-cell>
            <text:p>http://doi.acm.org/10.1145/2591062.2591064</text:p>
          </table:table-cell>
          <table:table-cell>
            <text:p/>
          </table:table-cell>
          <table:table-cell>
            <text:p/>
          </table:table-cell>
          <table:table-cell>
            <text:p/>
          </table:table-cell>
          <table:table-cell>
            <text:p/>
          </table:table-cell>
          <table:table-cell>
            <text:p/>
          </table:table-cell>
          <table:table-cell>
            <text:p>978-1-4503-2768-8</text:p>
          </table:table-cell>
        </table:table-row>
        <table:table-row>
          <table:table-cell>
            <text:p>duc_anh_empirical_2011</text:p>
          </table:table-cell>
          <table:table-cell>
            <text:p>6</text:p>
          </table:table-cell>
          <table:table-cell>
            <text:p>New York, NY, USA</text:p>
          </table:table-cell>
          <table:table-cell>
            <text:p/>
          </table:table-cell>
          <table:table-cell>
            <text:p>Duc Anh, Nguyen and Cruzes, Daniela S. and Conradi, Reidar and Ayala, Claudia</text:p>
          </table:table-cell>
          <table:table-cell>
            <text:p>Proceedings of the 7th {International} {Conference} on {Predictive} {Models} in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3:1--13:10</text:p>
          </table:table-cell>
          <table:table-cell>
            <text:p>ACM</text:p>
          </table:table-cell>
          <table:table-cell>
            <text:p/>
          </table:table-cell>
          <table:table-cell>
            <text:p>Promise '11</text:p>
          </table:table-cell>
          <table:table-cell>
            <text:p>Empirical Validation of Human Factors in Predicting Issue Lead Time in Open Source Projects</text:p>
          </table:table-cell>
          <table:table-cell>
            <text:p/>
          </table:table-cell>
          <table:table-cell>
            <text:p/>
          </table:table-cell>
          <table:table-cell>
            <text:p>2011</text:p>
          </table:table-cell>
          <table:table-cell>
            <text:p>http://doi.acm.org/10.1145/2020390.2020403</text:p>
          </table:table-cell>
          <table:table-cell>
            <text:p/>
          </table:table-cell>
          <table:table-cell>
            <text:p/>
          </table:table-cell>
          <table:table-cell>
            <text:p/>
          </table:table-cell>
          <table:table-cell>
            <text:p/>
          </table:table-cell>
          <table:table-cell>
            <text:p/>
          </table:table-cell>
          <table:table-cell>
            <text:p>978-1-4503-0709-3</text:p>
          </table:table-cell>
        </table:table-row>
        <table:table-row>
          <table:table-cell>
            <text:p>duc_forking_2014</text:p>
          </table:table-cell>
          <table:table-cell>
            <text:p>6</text:p>
          </table:table-cell>
          <table:table-cell>
            <text:p>New York, NY, USA</text:p>
          </table:table-cell>
          <table:table-cell>
            <text:p/>
          </table:table-cell>
          <table:table-cell>
            <text:p>Duc, Anh Nguyen and Mockus, Audris and Hackbarth, Randy and Palframan, John</text:p>
          </table:table-cell>
          <table:table-cell>
            <text:p>Proceedings of the 8th {ACM}/{IEEE} {International} {Symposium} on {Empirical} {Software} {Engineering} and {Measurement}</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59:1--59:10</text:p>
          </table:table-cell>
          <table:table-cell>
            <text:p>ACM</text:p>
          </table:table-cell>
          <table:table-cell>
            <text:p/>
          </table:table-cell>
          <table:table-cell>
            <text:p>{ESEM} '14</text:p>
          </table:table-cell>
          <table:table-cell>
            <text:p>Forking and Coordination in Multi-platform Development: A Case Study</text:p>
          </table:table-cell>
          <table:table-cell>
            <text:p/>
          </table:table-cell>
          <table:table-cell>
            <text:p/>
          </table:table-cell>
          <table:table-cell>
            <text:p>2014</text:p>
          </table:table-cell>
          <table:table-cell>
            <text:p>http://doi.acm.org/10.1145/2652524.2652546</text:p>
          </table:table-cell>
          <table:table-cell>
            <text:p/>
          </table:table-cell>
          <table:table-cell>
            <text:p/>
          </table:table-cell>
          <table:table-cell>
            <text:p/>
          </table:table-cell>
          <table:table-cell>
            <text:p/>
          </table:table-cell>
          <table:table-cell>
            <text:p/>
          </table:table-cell>
          <table:table-cell>
            <text:p>978-1-4503-2774-9</text:p>
          </table:table-cell>
        </table:table-row>
        <table:table-row>
          <table:table-cell>
            <text:p>fernandes_pilot_2013</text:p>
          </table:table-cell>
          <table:table-cell>
            <text:p>6</text:p>
          </table:table-cell>
          <table:table-cell>
            <text:p>New York, NY, USA</text:p>
          </table:table-cell>
          <table:table-cell>
            <text:p/>
          </table:table-cell>
          <table:table-cell>
            <text:p>Fernandes, Sara and Cerone, Antonio and Barbosa, Luis Soares</text:p>
          </table:table-cell>
          <table:table-cell>
            <text:p>Proceedings of the 18th {ACM} {Conference} on {Innovation} and {Technology} in {Computer} {Science} {Educatio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46--346</text:p>
          </table:table-cell>
          <table:table-cell>
            <text:p>ACM</text:p>
          </table:table-cell>
          <table:table-cell>
            <text:p/>
          </table:table-cell>
          <table:table-cell>
            <text:p>{ITiCSE} '13</text:p>
          </table:table-cell>
          <table:table-cell>
            <text:p>A Pilot Project on Non-conventional Learning</text:p>
          </table:table-cell>
          <table:table-cell>
            <text:p/>
          </table:table-cell>
          <table:table-cell>
            <text:p/>
          </table:table-cell>
          <table:table-cell>
            <text:p>2013</text:p>
          </table:table-cell>
          <table:table-cell>
            <text:p>http://doi.acm.org/10.1145/2462476.2466522</text:p>
          </table:table-cell>
          <table:table-cell>
            <text:p/>
          </table:table-cell>
          <table:table-cell>
            <text:p/>
          </table:table-cell>
          <table:table-cell>
            <text:p/>
          </table:table-cell>
          <table:table-cell>
            <text:p/>
          </table:table-cell>
          <table:table-cell>
            <text:p/>
          </table:table-cell>
          <table:table-cell>
            <text:p>978-1-4503-2078-8</text:p>
          </table:table-cell>
        </table:table-row>
        <table:table-row>
          <table:table-cell>
            <text:p>fraser_software_2012</text:p>
          </table:table-cell>
          <table:table-cell>
            <text:p>6</text:p>
          </table:table-cell>
          <table:table-cell>
            <text:p>New York, NY, USA</text:p>
          </table:table-cell>
          <table:table-cell>
            <text:p/>
          </table:table-cell>
          <table:table-cell>
            <text:p>Fraser, Steven and Cooper, Kendra and Coplien, Jim and Lennon, Ruth and Ravichandar, Ramya and Spinellis, Diomidis and Succi, Giancarlo</text:p>
          </table:table-cell>
          <table:table-cell>
            <text:p>Proceedings of the 3rd {Annual} {Conference} on {Systems}, {Programming}, and {Applications}: {Software} for {Humanity}</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59--62</text:p>
          </table:table-cell>
          <table:table-cell>
            <text:p>ACM</text:p>
          </table:table-cell>
          <table:table-cell>
            <text:p/>
          </table:table-cell>
          <table:table-cell>
            <text:p>{SPLASH} '12</text:p>
          </table:table-cell>
          <table:table-cell>
            <text:p>Software Tools Research: A Matter of Scale and Scope - or Commoditization?</text:p>
          </table:table-cell>
          <table:table-cell>
            <text:p/>
          </table:table-cell>
          <table:table-cell>
            <text:p/>
          </table:table-cell>
          <table:table-cell>
            <text:p>2012</text:p>
          </table:table-cell>
          <table:table-cell>
            <text:p>http://doi.acm.org/10.1145/2384716.2384740</text:p>
          </table:table-cell>
          <table:table-cell>
            <text:p/>
          </table:table-cell>
          <table:table-cell>
            <text:p/>
          </table:table-cell>
          <table:table-cell>
            <text:p/>
          </table:table-cell>
          <table:table-cell>
            <text:p/>
          </table:table-cell>
          <table:table-cell>
            <text:p/>
          </table:table-cell>
          <table:table-cell>
            <text:p>978-1-4503-1563-0</text:p>
          </table:table-cell>
        </table:table-row>
        <table:table-row>
          <table:table-cell>
            <text:p>goldberg_using_1992</text:p>
          </table:table-cell>
          <table:table-cell>
            <text:p>7</text:p>
          </table:table-cell>
          <table:table-cell>
            <text:p/>
          </table:table-cell>
          <table:table-cell>
            <text:p/>
          </table:table-cell>
          <table:table-cell>
            <text:p>Goldberg, David and Nichols, David and Oki, Brian M. and Terry, Douglas</text:p>
          </table:table-cell>
          <table:table-cell>
            <text:p/>
          </table:table-cell>
          <table:table-cell>
            <text:p/>
          </table:table-cell>
          <table:table-cell>
            <text:p/>
          </table:table-cell>
          <table:table-cell>
            <text:p/>
          </table:table-cell>
          <table:table-cell>
            <text:p/>
          </table:table-cell>
          <table:table-cell>
            <text:p/>
          </table:table-cell>
          <table:table-cell>
            <text:p>Commun. ACM</text:p>
          </table:table-cell>
          <table:table-cell>
            <text:p>December</text:p>
          </table:table-cell>
          <table:table-cell>
            <text:p/>
          </table:table-cell>
          <table:table-cell>
            <text:p>12</text:p>
          </table:table-cell>
          <table:table-cell>
            <text:p/>
          </table:table-cell>
          <table:table-cell>
            <text:p>61--70</text:p>
          </table:table-cell>
          <table:table-cell>
            <text:p/>
          </table:table-cell>
          <table:table-cell>
            <text:p/>
          </table:table-cell>
          <table:table-cell>
            <text:p/>
          </table:table-cell>
          <table:table-cell>
            <text:p>Using Collaborative Filtering to Weave an Information Tapestry</text:p>
          </table:table-cell>
          <table:table-cell>
            <text:p/>
          </table:table-cell>
          <table:table-cell>
            <text:p>35</text:p>
          </table:table-cell>
          <table:table-cell>
            <text:p>1992</text:p>
          </table:table-cell>
          <table:table-cell>
            <text:p>http://doi.acm.org/10.1145/138859.138867</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gonzalez-barahona_collecting_2010</text:p>
          </table:table-cell>
          <table:table-cell>
            <text:p>6</text:p>
          </table:table-cell>
          <table:table-cell>
            <text:p>New York, NY, USA</text:p>
          </table:table-cell>
          <table:table-cell>
            <text:p/>
          </table:table-cell>
          <table:table-cell>
            <text:p>Gonzalez-Barahona, Jesus M. and Robles, Gregorio and Dueñas, Santiago</text:p>
          </table:table-cell>
          <table:table-cell>
            <text:p>Proceedings of the 3rd {International} {Workshop} on {Emerging} {Trends} in {Free}/{Libre}/{Open} {Source} {Software} {Research} and {Development}</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9--34</text:p>
          </table:table-cell>
          <table:table-cell>
            <text:p>ACM</text:p>
          </table:table-cell>
          <table:table-cell>
            <text:p/>
          </table:table-cell>
          <table:table-cell>
            <text:p>{FLOSS} '10</text:p>
          </table:table-cell>
          <table:table-cell>
            <text:p>Collecting Data About FLOSS Development: The FLOSSMetrics Experience</text:p>
          </table:table-cell>
          <table:table-cell>
            <text:p/>
          </table:table-cell>
          <table:table-cell>
            <text:p/>
          </table:table-cell>
          <table:table-cell>
            <text:p>2010</text:p>
          </table:table-cell>
          <table:table-cell>
            <text:p>http://doi.acm.org/10.1145/1833272.1833278</text:p>
          </table:table-cell>
          <table:table-cell>
            <text:p/>
          </table:table-cell>
          <table:table-cell>
            <text:p/>
          </table:table-cell>
          <table:table-cell>
            <text:p/>
          </table:table-cell>
          <table:table-cell>
            <text:p/>
          </table:table-cell>
          <table:table-cell>
            <text:p/>
          </table:table-cell>
          <table:table-cell>
            <text:p>978-1-60558-978-7</text:p>
          </table:table-cell>
        </table:table-row>
        <table:table-row>
          <table:table-cell>
            <text:p>gonzalez-barahona_metricsgrimoire_2015</text:p>
          </table:table-cell>
          <table:table-cell>
            <text:p>6</text:p>
          </table:table-cell>
          <table:table-cell>
            <text:p>Piscataway, NJ, USA</text:p>
          </table:table-cell>
          <table:table-cell>
            <text:p/>
          </table:table-cell>
          <table:table-cell>
            <text:p>Gonzalez-Barahona, Jesus M. and Robles, Gregorio and Izquierdo-Cortazar, Daniel</text:p>
          </table:table-cell>
          <table:table-cell>
            <text:p>Proceedings of the 12th {Working} {Conference} on {Mining} {Software} {Repositori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478--481</text:p>
          </table:table-cell>
          <table:table-cell>
            <text:p>IEEE Press</text:p>
          </table:table-cell>
          <table:table-cell>
            <text:p/>
          </table:table-cell>
          <table:table-cell>
            <text:p>{MSR} '15</text:p>
          </table:table-cell>
          <table:table-cell>
            <text:p>The MetricsGrimoire Database Collection</text:p>
          </table:table-cell>
          <table:table-cell>
            <text:p/>
          </table:table-cell>
          <table:table-cell>
            <text:p/>
          </table:table-cell>
          <table:table-cell>
            <text:p>2015</text:p>
          </table:table-cell>
          <table:table-cell>
            <text:p>http://dl.acm.org/citation.cfm?id=2820518.2820592</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gu_what_2015</text:p>
          </table:table-cell>
          <table:table-cell>
            <text:p>6</text:p>
          </table:table-cell>
          <table:table-cell>
            <text:p>New York, NY, USA</text:p>
          </table:table-cell>
          <table:table-cell>
            <text:p/>
          </table:table-cell>
          <table:table-cell>
            <text:p>Gu, Rui and Jin, Guoliang and Song, Linhai and Zhu, Linjie and Lu, Shan</text:p>
          </table:table-cell>
          <table:table-cell>
            <text:p>Proceedings of the 2015 10th {Joint} {Meeting} on {Foundations} of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426--438</text:p>
          </table:table-cell>
          <table:table-cell>
            <text:p>ACM</text:p>
          </table:table-cell>
          <table:table-cell>
            <text:p/>
          </table:table-cell>
          <table:table-cell>
            <text:p>{ESEC}/{FSE} 2015</text:p>
          </table:table-cell>
          <table:table-cell>
            <text:p>What Change History Tells Us About Thread Synchronization</text:p>
          </table:table-cell>
          <table:table-cell>
            <text:p/>
          </table:table-cell>
          <table:table-cell>
            <text:p/>
          </table:table-cell>
          <table:table-cell>
            <text:p>2015</text:p>
          </table:table-cell>
          <table:table-cell>
            <text:p>http://doi.acm.org/10.1145/2786805.2786815</text:p>
          </table:table-cell>
          <table:table-cell>
            <text:p/>
          </table:table-cell>
          <table:table-cell>
            <text:p/>
          </table:table-cell>
          <table:table-cell>
            <text:p/>
          </table:table-cell>
          <table:table-cell>
            <text:p/>
          </table:table-cell>
          <table:table-cell>
            <text:p/>
          </table:table-cell>
          <table:table-cell>
            <text:p>978-1-4503-3675-8</text:p>
          </table:table-cell>
        </table:table-row>
        <table:table-row>
          <table:table-cell>
            <text:p>gu_reusing_2012</text:p>
          </table:table-cell>
          <table:table-cell>
            <text:p>7</text:p>
          </table:table-cell>
          <table:table-cell>
            <text:p/>
          </table:table-cell>
          <table:table-cell>
            <text:p/>
          </table:table-cell>
          <table:table-cell>
            <text:p>Gu, Zhongxian and Barr, Earl T. and Schleck, Drew and Su, Zhendong</text:p>
          </table:table-cell>
          <table:table-cell>
            <text:p/>
          </table:table-cell>
          <table:table-cell>
            <text:p/>
          </table:table-cell>
          <table:table-cell>
            <text:p/>
          </table:table-cell>
          <table:table-cell>
            <text:p/>
          </table:table-cell>
          <table:table-cell>
            <text:p/>
          </table:table-cell>
          <table:table-cell>
            <text:p/>
          </table:table-cell>
          <table:table-cell>
            <text:p>SIGPLAN Not.</text:p>
          </table:table-cell>
          <table:table-cell>
            <text:p>October</text:p>
          </table:table-cell>
          <table:table-cell>
            <text:p/>
          </table:table-cell>
          <table:table-cell>
            <text:p>10</text:p>
          </table:table-cell>
          <table:table-cell>
            <text:p/>
          </table:table-cell>
          <table:table-cell>
            <text:p>927--942</text:p>
          </table:table-cell>
          <table:table-cell>
            <text:p/>
          </table:table-cell>
          <table:table-cell>
            <text:p/>
          </table:table-cell>
          <table:table-cell>
            <text:p/>
          </table:table-cell>
          <table:table-cell>
            <text:p>Reusing Debugging Knowledge via Trace-based Bug Search</text:p>
          </table:table-cell>
          <table:table-cell>
            <text:p/>
          </table:table-cell>
          <table:table-cell>
            <text:p>47</text:p>
          </table:table-cell>
          <table:table-cell>
            <text:p>2012</text:p>
          </table:table-cell>
          <table:table-cell>
            <text:p>http://doi.acm.org/10.1145/2398857.2384684</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gu_reusing_2012-1</text:p>
          </table:table-cell>
          <table:table-cell>
            <text:p>6</text:p>
          </table:table-cell>
          <table:table-cell>
            <text:p>New York, NY, USA</text:p>
          </table:table-cell>
          <table:table-cell>
            <text:p/>
          </table:table-cell>
          <table:table-cell>
            <text:p>Gu, Zhongxian and Barr, Earl T. and Schleck, Drew and Su, Zhendong</text:p>
          </table:table-cell>
          <table:table-cell>
            <text:p>Proceedings of the {ACM} {International} {Conference} on {Object} {Oriented} {Programming} {Systems} {Languages} and {Application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927--942</text:p>
          </table:table-cell>
          <table:table-cell>
            <text:p>ACM</text:p>
          </table:table-cell>
          <table:table-cell>
            <text:p/>
          </table:table-cell>
          <table:table-cell>
            <text:p>{OOPSLA} '12</text:p>
          </table:table-cell>
          <table:table-cell>
            <text:p>Reusing Debugging Knowledge via Trace-based Bug Search</text:p>
          </table:table-cell>
          <table:table-cell>
            <text:p/>
          </table:table-cell>
          <table:table-cell>
            <text:p/>
          </table:table-cell>
          <table:table-cell>
            <text:p>2012</text:p>
          </table:table-cell>
          <table:table-cell>
            <text:p>http://doi.acm.org/10.1145/2384616.2384684</text:p>
          </table:table-cell>
          <table:table-cell>
            <text:p/>
          </table:table-cell>
          <table:table-cell>
            <text:p/>
          </table:table-cell>
          <table:table-cell>
            <text:p/>
          </table:table-cell>
          <table:table-cell>
            <text:p/>
          </table:table-cell>
          <table:table-cell>
            <text:p/>
          </table:table-cell>
          <table:table-cell>
            <text:p>978-1-4503-1561-6</text:p>
          </table:table-cell>
        </table:table-row>
        <table:table-row>
          <table:table-cell>
            <text:p>gunawi_what_2014</text:p>
          </table:table-cell>
          <table:table-cell>
            <text:p>6</text:p>
          </table:table-cell>
          <table:table-cell>
            <text:p>New York, NY, USA</text:p>
          </table:table-cell>
          <table:table-cell>
            <text:p/>
          </table:table-cell>
          <table:table-cell>
            <text:p>Gunawi, Haryadi S. and Hao, Mingzhe and Leesatapornwongsa, Tanakorn and Patana-anake, Tiratat and Do, Thanh and Adityatama, Jeffry and Eliazar, Kurnia J. and Laksono, Agung and Lukman, Jeffrey F. and Martin, Vincentius and Satria, Anang D.</text:p>
          </table:table-cell>
          <table:table-cell>
            <text:p>Proceedings of the {ACM} {Symposium} on {Cloud} {Comput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7:1--7:14</text:p>
          </table:table-cell>
          <table:table-cell>
            <text:p>ACM</text:p>
          </table:table-cell>
          <table:table-cell>
            <text:p/>
          </table:table-cell>
          <table:table-cell>
            <text:p>{SOCC} '14</text:p>
          </table:table-cell>
          <table:table-cell>
            <text:p>What Bugs Live in the Cloud? A Study of 3000+ Issues in Cloud Systems</text:p>
          </table:table-cell>
          <table:table-cell>
            <text:p/>
          </table:table-cell>
          <table:table-cell>
            <text:p/>
          </table:table-cell>
          <table:table-cell>
            <text:p>2014</text:p>
          </table:table-cell>
          <table:table-cell>
            <text:p>http://doi.acm.org/10.1145/2670979.2670986</text:p>
          </table:table-cell>
          <table:table-cell>
            <text:p/>
          </table:table-cell>
          <table:table-cell>
            <text:p/>
          </table:table-cell>
          <table:table-cell>
            <text:p/>
          </table:table-cell>
          <table:table-cell>
            <text:p/>
          </table:table-cell>
          <table:table-cell>
            <text:p/>
          </table:table-cell>
          <table:table-cell>
            <text:p>978-1-4503-3252-1</text:p>
          </table:table-cell>
        </table:table-row>
        <table:table-row>
          <table:table-cell>
            <text:p>guo_using_2014</text:p>
          </table:table-cell>
          <table:table-cell>
            <text:p>6</text:p>
          </table:table-cell>
          <table:table-cell>
            <text:p>New York, NY, USA</text:p>
          </table:table-cell>
          <table:table-cell>
            <text:p/>
          </table:table-cell>
          <table:table-cell>
            <text:p>Guo, Lisha and Sun, Hailong and Liu, Xudong</text:p>
          </table:table-cell>
          <table:table-cell>
            <text:p>Proceedings of the 1st {International} {Workshop} on {Crowd}-based {Software} {Development} {Methods} and {Technologi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3--18</text:p>
          </table:table-cell>
          <table:table-cell>
            <text:p>ACM</text:p>
          </table:table-cell>
          <table:table-cell>
            <text:p/>
          </table:table-cell>
          <table:table-cell>
            <text:p>{CrowdSoft} 2014</text:p>
          </table:table-cell>
          <table:table-cell>
            <text:p>Using Clustering and Transitivity to Reduce the Costs of Crowdsourced Entity Resolution</text:p>
          </table:table-cell>
          <table:table-cell>
            <text:p/>
          </table:table-cell>
          <table:table-cell>
            <text:p/>
          </table:table-cell>
          <table:table-cell>
            <text:p>2014</text:p>
          </table:table-cell>
          <table:table-cell>
            <text:p>http://doi.acm.org/10.1145/2666539.2666568</text:p>
          </table:table-cell>
          <table:table-cell>
            <text:p/>
          </table:table-cell>
          <table:table-cell>
            <text:p/>
          </table:table-cell>
          <table:table-cell>
            <text:p/>
          </table:table-cell>
          <table:table-cell>
            <text:p/>
          </table:table-cell>
          <table:table-cell>
            <text:p/>
          </table:table-cell>
          <table:table-cell>
            <text:p>978-1-4503-3224-8</text:p>
          </table:table-cell>
        </table:table-row>
        <table:table-row>
          <table:table-cell>
            <text:p>gupta_nirikshan:_2014-1</text:p>
          </table:table-cell>
          <table:table-cell>
            <text:p>6</text:p>
          </table:table-cell>
          <table:table-cell>
            <text:p>New York, NY, USA</text:p>
          </table:table-cell>
          <table:table-cell>
            <text:p/>
          </table:table-cell>
          <table:table-cell>
            <text:p>Gupta, Monika</text:p>
          </table:table-cell>
          <table:table-cell>
            <text:p>Companion {Proceedings} of the 36th {International} {Conference} on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658--661</text:p>
          </table:table-cell>
          <table:table-cell>
            <text:p>ACM</text:p>
          </table:table-cell>
          <table:table-cell>
            <text:p/>
          </table:table-cell>
          <table:table-cell>
            <text:p>{ICSE} {Companion} 2014</text:p>
          </table:table-cell>
          <table:table-cell>
            <text:p>Nirikshan: Process Mining Software Repositories to Identify Inefficiencies, Imperfections, and Enhance Existing Process Capabilities</text:p>
          </table:table-cell>
          <table:table-cell>
            <text:p/>
          </table:table-cell>
          <table:table-cell>
            <text:p/>
          </table:table-cell>
          <table:table-cell>
            <text:p>2014</text:p>
          </table:table-cell>
          <table:table-cell>
            <text:p>http://doi.acm.org/10.1145/2591062.2591080</text:p>
          </table:table-cell>
          <table:table-cell>
            <text:p/>
          </table:table-cell>
          <table:table-cell>
            <text:p/>
          </table:table-cell>
          <table:table-cell>
            <text:p/>
          </table:table-cell>
          <table:table-cell>
            <text:p/>
          </table:table-cell>
          <table:table-cell>
            <text:p/>
          </table:table-cell>
          <table:table-cell>
            <text:p>978-1-4503-2768-8</text:p>
          </table:table-cell>
        </table:table-row>
        <table:table-row>
          <table:table-cell>
            <text:p>gupta_nirikshan:_2014</text:p>
          </table:table-cell>
          <table:table-cell>
            <text:p>6</text:p>
          </table:table-cell>
          <table:table-cell>
            <text:p>New York, NY, USA</text:p>
          </table:table-cell>
          <table:table-cell>
            <text:p/>
          </table:table-cell>
          <table:table-cell>
            <text:p>Gupta, Monika and Sureka, Ashish</text:p>
          </table:table-cell>
          <table:table-cell>
            <text:p>Proceedings of the 7th {India} {Software} {Engineering} {Conferenc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1--1:10</text:p>
          </table:table-cell>
          <table:table-cell>
            <text:p>ACM</text:p>
          </table:table-cell>
          <table:table-cell>
            <text:p/>
          </table:table-cell>
          <table:table-cell>
            <text:p>{ISEC} '14</text:p>
          </table:table-cell>
          <table:table-cell>
            <text:p>Nirikshan: Mining Bug Report History for Discovering Process Maps, Inefficiencies and Inconsistencies</text:p>
          </table:table-cell>
          <table:table-cell>
            <text:p/>
          </table:table-cell>
          <table:table-cell>
            <text:p/>
          </table:table-cell>
          <table:table-cell>
            <text:p>2014</text:p>
          </table:table-cell>
          <table:table-cell>
            <text:p>http://doi.acm.org/10.1145/2590748.2590749</text:p>
          </table:table-cell>
          <table:table-cell>
            <text:p/>
          </table:table-cell>
          <table:table-cell>
            <text:p/>
          </table:table-cell>
          <table:table-cell>
            <text:p/>
          </table:table-cell>
          <table:table-cell>
            <text:p/>
          </table:table-cell>
          <table:table-cell>
            <text:p/>
          </table:table-cell>
          <table:table-cell>
            <text:p>978-1-4503-2776-3</text:p>
          </table:table-cell>
        </table:table-row>
        <table:table-row>
          <table:table-cell>
            <text:p>gupta_process_2014</text:p>
          </table:table-cell>
          <table:table-cell>
            <text:p>6</text:p>
          </table:table-cell>
          <table:table-cell>
            <text:p>New York, NY, USA</text:p>
          </table:table-cell>
          <table:table-cell>
            <text:p/>
          </table:table-cell>
          <table:table-cell>
            <text:p>Gupta, Monika and Sureka, Ashish and Padmanabhuni, Srinivas</text:p>
          </table:table-cell>
          <table:table-cell>
            <text:p>Proceedings of the 11th {Working} {Conference} on {Mining} {Software} {Repositori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22--131</text:p>
          </table:table-cell>
          <table:table-cell>
            <text:p>ACM</text:p>
          </table:table-cell>
          <table:table-cell>
            <text:p/>
          </table:table-cell>
          <table:table-cell>
            <text:p>{MSR} 2014</text:p>
          </table:table-cell>
          <table:table-cell>
            <text:p>Process Mining Multiple Repositories for Software Defect Resolution from Control and Organizational Perspective</text:p>
          </table:table-cell>
          <table:table-cell>
            <text:p/>
          </table:table-cell>
          <table:table-cell>
            <text:p/>
          </table:table-cell>
          <table:table-cell>
            <text:p>2014</text:p>
          </table:table-cell>
          <table:table-cell>
            <text:p>http://doi.acm.org/10.1145/2597073.2597081</text:p>
          </table:table-cell>
          <table:table-cell>
            <text:p/>
          </table:table-cell>
          <table:table-cell>
            <text:p/>
          </table:table-cell>
          <table:table-cell>
            <text:p/>
          </table:table-cell>
          <table:table-cell>
            <text:p/>
          </table:table-cell>
          <table:table-cell>
            <text:p/>
          </table:table-cell>
          <table:table-cell>
            <text:p>978-1-4503-2863-0</text:p>
          </table:table-cell>
        </table:table-row>
        <table:table-row>
          <table:table-cell>
            <text:p>gupta_scqam:_2014</text:p>
          </table:table-cell>
          <table:table-cell>
            <text:p>6</text:p>
          </table:table-cell>
          <table:table-cell>
            <text:p>New York, NY, USA</text:p>
          </table:table-cell>
          <table:table-cell>
            <text:p/>
          </table:table-cell>
          <table:table-cell>
            <text:p>Gupta, Shrinath and Singh, Himanshu Kumar and Venkatasubramanyam, Radhika D. and Uppili, Umesh</text:p>
          </table:table-cell>
          <table:table-cell>
            <text:p>Proceedings of the 22Nd {International} {Conference} on {Program} {Comprehensio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44--252</text:p>
          </table:table-cell>
          <table:table-cell>
            <text:p>ACM</text:p>
          </table:table-cell>
          <table:table-cell>
            <text:p/>
          </table:table-cell>
          <table:table-cell>
            <text:p>{ICPC} 2014</text:p>
          </table:table-cell>
          <table:table-cell>
            <text:p>SCQAM: A Scalable Structured Code Quality Assessment Method for Industrial Software</text:p>
          </table:table-cell>
          <table:table-cell>
            <text:p/>
          </table:table-cell>
          <table:table-cell>
            <text:p/>
          </table:table-cell>
          <table:table-cell>
            <text:p>2014</text:p>
          </table:table-cell>
          <table:table-cell>
            <text:p>http://doi.acm.org/10.1145/2597008.2597806</text:p>
          </table:table-cell>
          <table:table-cell>
            <text:p/>
          </table:table-cell>
          <table:table-cell>
            <text:p/>
          </table:table-cell>
          <table:table-cell>
            <text:p/>
          </table:table-cell>
          <table:table-cell>
            <text:p/>
          </table:table-cell>
          <table:table-cell>
            <text:p/>
          </table:table-cell>
          <table:table-cell>
            <text:p>978-1-4503-2879-1</text:p>
          </table:table-cell>
        </table:table-row>
        <table:table-row>
          <table:table-cell>
            <text:p>halfaker_making_2013</text:p>
          </table:table-cell>
          <table:table-cell>
            <text:p>6</text:p>
          </table:table-cell>
          <table:table-cell>
            <text:p>New York, NY, USA</text:p>
          </table:table-cell>
          <table:table-cell>
            <text:p/>
          </table:table-cell>
          <table:table-cell>
            <text:p>Halfaker, Aaron and Keyes, Oliver and Taraborelli, Dario</text:p>
          </table:table-cell>
          <table:table-cell>
            <text:p>Proceedings of the 2013 {Conference} on {Computer} {Supported} {Cooperative} {Work}</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849--860</text:p>
          </table:table-cell>
          <table:table-cell>
            <text:p>ACM</text:p>
          </table:table-cell>
          <table:table-cell>
            <text:p/>
          </table:table-cell>
          <table:table-cell>
            <text:p>{CSCW} '13</text:p>
          </table:table-cell>
          <table:table-cell>
            <text:p>Making Peripheral Participation Legitimate: Reader Engagement Experiments in Wikipedia</text:p>
          </table:table-cell>
          <table:table-cell>
            <text:p/>
          </table:table-cell>
          <table:table-cell>
            <text:p/>
          </table:table-cell>
          <table:table-cell>
            <text:p>2013</text:p>
          </table:table-cell>
          <table:table-cell>
            <text:p>http://doi.acm.org/10.1145/2441776.2441872</text:p>
          </table:table-cell>
          <table:table-cell>
            <text:p/>
          </table:table-cell>
          <table:table-cell>
            <text:p/>
          </table:table-cell>
          <table:table-cell>
            <text:p/>
          </table:table-cell>
          <table:table-cell>
            <text:p/>
          </table:table-cell>
          <table:table-cell>
            <text:p/>
          </table:table-cell>
          <table:table-cell>
            <text:p>978-1-4503-1331-5</text:p>
          </table:table-cell>
        </table:table-row>
        <table:table-row>
          <table:table-cell>
            <text:p>heck_analysis_2013</text:p>
          </table:table-cell>
          <table:table-cell>
            <text:p>6</text:p>
          </table:table-cell>
          <table:table-cell>
            <text:p>New York, NY, USA</text:p>
          </table:table-cell>
          <table:table-cell>
            <text:p/>
          </table:table-cell>
          <table:table-cell>
            <text:p>Heck, Petra and Zaidman, Andy</text:p>
          </table:table-cell>
          <table:table-cell>
            <text:p>Proceedings of the 2013 {International} {Workshop} on {Principles} of {Software} {Evolutio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43--52</text:p>
          </table:table-cell>
          <table:table-cell>
            <text:p>ACM</text:p>
          </table:table-cell>
          <table:table-cell>
            <text:p/>
          </table:table-cell>
          <table:table-cell>
            <text:p>{IWPSE} 2013</text:p>
          </table:table-cell>
          <table:table-cell>
            <text:p>An Analysis of Requirements Evolution in Open Source Projects: Recommendations for Issue Trackers</text:p>
          </table:table-cell>
          <table:table-cell>
            <text:p/>
          </table:table-cell>
          <table:table-cell>
            <text:p/>
          </table:table-cell>
          <table:table-cell>
            <text:p>2013</text:p>
          </table:table-cell>
          <table:table-cell>
            <text:p>http://doi.acm.org/10.1145/2501543.2501550</text:p>
          </table:table-cell>
          <table:table-cell>
            <text:p/>
          </table:table-cell>
          <table:table-cell>
            <text:p/>
          </table:table-cell>
          <table:table-cell>
            <text:p/>
          </table:table-cell>
          <table:table-cell>
            <text:p/>
          </table:table-cell>
          <table:table-cell>
            <text:p/>
          </table:table-cell>
          <table:table-cell>
            <text:p>978-1-4503-2311-6</text:p>
          </table:table-cell>
        </table:table-row>
        <table:table-row>
          <table:table-cell>
            <text:p>heller_me_2011</text:p>
          </table:table-cell>
          <table:table-cell>
            <text:p>6</text:p>
          </table:table-cell>
          <table:table-cell>
            <text:p>New York, NY, USA</text:p>
          </table:table-cell>
          <table:table-cell>
            <text:p/>
          </table:table-cell>
          <table:table-cell>
            <text:p>Heller, Florian and Lichtschlag, Leonhard and Wittenhagen, Moritz and Karrer, Thorsten and Borchers, Jan</text:p>
          </table:table-cell>
          <table:table-cell>
            <text:p>{CHI} '11 {Extended} {Abstracts} on {Human} {Factors} in {Computing} {System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357--1362</text:p>
          </table:table-cell>
          <table:table-cell>
            <text:p>ACM</text:p>
          </table:table-cell>
          <table:table-cell>
            <text:p/>
          </table:table-cell>
          <table:table-cell>
            <text:p>{CHI} {EA} '11</text:p>
          </table:table-cell>
          <table:table-cell>
            <text:p>Me Hates This: Exploring Different Levels of User Feedback for (Usability) Bug Reporting</text:p>
          </table:table-cell>
          <table:table-cell>
            <text:p/>
          </table:table-cell>
          <table:table-cell>
            <text:p/>
          </table:table-cell>
          <table:table-cell>
            <text:p>2011</text:p>
          </table:table-cell>
          <table:table-cell>
            <text:p>http://doi.acm.org/10.1145/1979742.1979774</text:p>
          </table:table-cell>
          <table:table-cell>
            <text:p/>
          </table:table-cell>
          <table:table-cell>
            <text:p/>
          </table:table-cell>
          <table:table-cell>
            <text:p/>
          </table:table-cell>
          <table:table-cell>
            <text:p/>
          </table:table-cell>
          <table:table-cell>
            <text:p/>
          </table:table-cell>
          <table:table-cell>
            <text:p>978-1-4503-0268-5</text:p>
          </table:table-cell>
        </table:table-row>
        <table:table-row>
          <table:table-cell>
            <text:p>helming_managing_2010</text:p>
          </table:table-cell>
          <table:table-cell>
            <text:p>6</text:p>
          </table:table-cell>
          <table:table-cell>
            <text:p>New York, NY, USA</text:p>
          </table:table-cell>
          <table:table-cell>
            <text:p/>
          </table:table-cell>
          <table:table-cell>
            <text:p>Helming, Jonas and Koegel, Maximilian</text:p>
          </table:table-cell>
          <table:table-cell>
            <text:p>Proceedings of the 32Nd {ACM}/{IEEE} {International} {Conference} on {Software} {Engineering} - {Volume} 2</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13--314</text:p>
          </table:table-cell>
          <table:table-cell>
            <text:p>ACM</text:p>
          </table:table-cell>
          <table:table-cell>
            <text:p/>
          </table:table-cell>
          <table:table-cell>
            <text:p>{ICSE} '10</text:p>
          </table:table-cell>
          <table:table-cell>
            <text:p>Managing Iterations with UNICASE</text:p>
          </table:table-cell>
          <table:table-cell>
            <text:p/>
          </table:table-cell>
          <table:table-cell>
            <text:p/>
          </table:table-cell>
          <table:table-cell>
            <text:p>2010</text:p>
          </table:table-cell>
          <table:table-cell>
            <text:p>http://doi.acm.org/10.1145/1810295.1810367</text:p>
          </table:table-cell>
          <table:table-cell>
            <text:p/>
          </table:table-cell>
          <table:table-cell>
            <text:p/>
          </table:table-cell>
          <table:table-cell>
            <text:p/>
          </table:table-cell>
          <table:table-cell>
            <text:p/>
          </table:table-cell>
          <table:table-cell>
            <text:p/>
          </table:table-cell>
          <table:table-cell>
            <text:p>978-1-60558-719-6</text:p>
          </table:table-cell>
        </table:table-row>
        <table:table-row>
          <table:table-cell>
            <text:p>herraiz_towards_2008</text:p>
          </table:table-cell>
          <table:table-cell>
            <text:p>6</text:p>
          </table:table-cell>
          <table:table-cell>
            <text:p>New York, NY, USA</text:p>
          </table:table-cell>
          <table:table-cell>
            <text:p/>
          </table:table-cell>
          <table:table-cell>
            <text:p>Herraiz, Israel and German, Daniel M. and Gonzalez-Barahona, Jesus M. and Robles, Gregorio</text:p>
          </table:table-cell>
          <table:table-cell>
            <text:p>Proceedings of the 2008 {International} {Working} {Conference} on {Mining} {Software} {Repositori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45--148</text:p>
          </table:table-cell>
          <table:table-cell>
            <text:p>ACM</text:p>
          </table:table-cell>
          <table:table-cell>
            <text:p/>
          </table:table-cell>
          <table:table-cell>
            <text:p>{MSR} '08</text:p>
          </table:table-cell>
          <table:table-cell>
            <text:p>Towards a Simplification of the Bug Report Form in Eclipse</text:p>
          </table:table-cell>
          <table:table-cell>
            <text:p/>
          </table:table-cell>
          <table:table-cell>
            <text:p/>
          </table:table-cell>
          <table:table-cell>
            <text:p>2008</text:p>
          </table:table-cell>
          <table:table-cell>
            <text:p>http://doi.acm.org/10.1145/1370750.1370786</text:p>
          </table:table-cell>
          <table:table-cell>
            <text:p/>
          </table:table-cell>
          <table:table-cell>
            <text:p/>
          </table:table-cell>
          <table:table-cell>
            <text:p/>
          </table:table-cell>
          <table:table-cell>
            <text:p/>
          </table:table-cell>
          <table:table-cell>
            <text:p/>
          </table:table-cell>
          <table:table-cell>
            <text:p>978-1-60558-024-1</text:p>
          </table:table-cell>
        </table:table-row>
        <table:table-row>
          <table:table-cell>
            <text:p>herzig_it&amp;039;s_2013</text:p>
          </table:table-cell>
          <table:table-cell>
            <text:p>6</text:p>
          </table:table-cell>
          <table:table-cell>
            <text:p>Piscataway, NJ, USA</text:p>
          </table:table-cell>
          <table:table-cell>
            <text:p/>
          </table:table-cell>
          <table:table-cell>
            <text:p>Herzig, Kim and Just, Sascha and Zeller, Andreas</text:p>
          </table:table-cell>
          <table:table-cell>
            <text:p>Proceedings of the 2013 {International} {Conference} on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92--401</text:p>
          </table:table-cell>
          <table:table-cell>
            <text:p>IEEE Press</text:p>
          </table:table-cell>
          <table:table-cell>
            <text:p/>
          </table:table-cell>
          <table:table-cell>
            <text:p>{ICSE} '13</text:p>
          </table:table-cell>
          <table:table-cell>
            <text:p>It\&amp;\#039;s Not a Bug, It\&amp;\#039;s a Feature: How Misclassification Impacts Bug Prediction</text:p>
          </table:table-cell>
          <table:table-cell>
            <text:p/>
          </table:table-cell>
          <table:table-cell>
            <text:p/>
          </table:table-cell>
          <table:table-cell>
            <text:p>2013</text:p>
          </table:table-cell>
          <table:table-cell>
            <text:p>http://dl.acm.org/citation.cfm?id=2486788.2486840</text:p>
          </table:table-cell>
          <table:table-cell>
            <text:p/>
          </table:table-cell>
          <table:table-cell>
            <text:p/>
          </table:table-cell>
          <table:table-cell>
            <text:p/>
          </table:table-cell>
          <table:table-cell>
            <text:p/>
          </table:table-cell>
          <table:table-cell>
            <text:p/>
          </table:table-cell>
          <table:table-cell>
            <text:p>978-1-4673-3076-3</text:p>
          </table:table-cell>
        </table:table-row>
        <table:table-row>
          <table:table-cell>
            <text:p>hindle_release_2007</text:p>
          </table:table-cell>
          <table:table-cell>
            <text:p>6</text:p>
          </table:table-cell>
          <table:table-cell>
            <text:p>Washington, DC, USA</text:p>
          </table:table-cell>
          <table:table-cell>
            <text:p/>
          </table:table-cell>
          <table:table-cell>
            <text:p>Hindle, Abram and Godfrey, Michael W. and Holt, Richard C.</text:p>
          </table:table-cell>
          <table:table-cell>
            <text:p>Proceedings of the {Fourth} {International} {Workshop} on {Mining} {Software} {Repositori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9--</text:p>
          </table:table-cell>
          <table:table-cell>
            <text:p>IEEE Computer Society</text:p>
          </table:table-cell>
          <table:table-cell>
            <text:p/>
          </table:table-cell>
          <table:table-cell>
            <text:p>{MSR} '07</text:p>
          </table:table-cell>
          <table:table-cell>
            <text:p>Release Pattern Discovery via Partitioning: Methodology and Case Study</text:p>
          </table:table-cell>
          <table:table-cell>
            <text:p/>
          </table:table-cell>
          <table:table-cell>
            <text:p/>
          </table:table-cell>
          <table:table-cell>
            <text:p>2007</text:p>
          </table:table-cell>
          <table:table-cell>
            <text:p>http://dx.doi.org/10.1109/MSR.2007.28</text:p>
          </table:table-cell>
          <table:table-cell>
            <text:p/>
          </table:table-cell>
          <table:table-cell>
            <text:p/>
          </table:table-cell>
          <table:table-cell>
            <text:p/>
          </table:table-cell>
          <table:table-cell>
            <text:p/>
          </table:table-cell>
          <table:table-cell>
            <text:p/>
          </table:table-cell>
          <table:table-cell>
            <text:p>0-7695-2950-X</text:p>
          </table:table-cell>
        </table:table-row>
        <table:table-row>
          <table:table-cell>
            <text:p>holmes_deep_2008</text:p>
          </table:table-cell>
          <table:table-cell>
            <text:p>6</text:p>
          </table:table-cell>
          <table:table-cell>
            <text:p>New York, NY, USA</text:p>
          </table:table-cell>
          <table:table-cell>
            <text:p/>
          </table:table-cell>
          <table:table-cell>
            <text:p>Holmes, Reid and Begel, Andrew</text:p>
          </table:table-cell>
          <table:table-cell>
            <text:p>Proceedings of the 2008 {International} {Working} {Conference} on {Mining} {Software} {Repositori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3--26</text:p>
          </table:table-cell>
          <table:table-cell>
            <text:p>ACM</text:p>
          </table:table-cell>
          <table:table-cell>
            <text:p/>
          </table:table-cell>
          <table:table-cell>
            <text:p>{MSR} '08</text:p>
          </table:table-cell>
          <table:table-cell>
            <text:p>Deep Intellisense: A Tool for Rehydrating Evaporated Information</text:p>
          </table:table-cell>
          <table:table-cell>
            <text:p/>
          </table:table-cell>
          <table:table-cell>
            <text:p/>
          </table:table-cell>
          <table:table-cell>
            <text:p>2008</text:p>
          </table:table-cell>
          <table:table-cell>
            <text:p>http://doi.acm.org/10.1145/1370750.1370755</text:p>
          </table:table-cell>
          <table:table-cell>
            <text:p/>
          </table:table-cell>
          <table:table-cell>
            <text:p/>
          </table:table-cell>
          <table:table-cell>
            <text:p/>
          </table:table-cell>
          <table:table-cell>
            <text:p/>
          </table:table-cell>
          <table:table-cell>
            <text:p/>
          </table:table-cell>
          <table:table-cell>
            <text:p>978-1-60558-024-1</text:p>
          </table:table-cell>
        </table:table-row>
        <table:table-row>
          <table:table-cell>
            <text:p>humphrey_review_1990</text:p>
          </table:table-cell>
          <table:table-cell>
            <text:p>6</text:p>
          </table:table-cell>
          <table:table-cell>
            <text:p>Los Alamitos, CA, USA</text:p>
          </table:table-cell>
          <table:table-cell>
            <text:p/>
          </table:table-cell>
          <table:table-cell>
            <text:p>Humphrey, Watts</text:p>
          </table:table-cell>
          <table:table-cell>
            <text:p>Proceedings of the 5th {International} {Software} {Process} {Workshop} on {Experience} with {Software} {Process} {Model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7--11</text:p>
          </table:table-cell>
          <table:table-cell>
            <text:p>IEEE Computer Society Press</text:p>
          </table:table-cell>
          <table:table-cell>
            <text:p/>
          </table:table-cell>
          <table:table-cell>
            <text:p>{ISPW} '90</text:p>
          </table:table-cell>
          <table:table-cell>
            <text:p>Review of the State-of-the-art (Session Summary)</text:p>
          </table:table-cell>
          <table:table-cell>
            <text:p/>
          </table:table-cell>
          <table:table-cell>
            <text:p/>
          </table:table-cell>
          <table:table-cell>
            <text:p>1990</text:p>
          </table:table-cell>
          <table:table-cell>
            <text:p>http://dl.acm.org/citation.cfm?id=317498.317687</text:p>
          </table:table-cell>
          <table:table-cell>
            <text:p/>
          </table:table-cell>
          <table:table-cell>
            <text:p/>
          </table:table-cell>
          <table:table-cell>
            <text:p/>
          </table:table-cell>
          <table:table-cell>
            <text:p/>
          </table:table-cell>
          <table:table-cell>
            <text:p/>
          </table:table-cell>
          <table:table-cell>
            <text:p>0-8186-2104-4</text:p>
          </table:table-cell>
        </table:table-row>
        <table:table-row>
          <table:table-cell>
            <text:p>ihara_analysis_2009</text:p>
          </table:table-cell>
          <table:table-cell>
            <text:p>6</text:p>
          </table:table-cell>
          <table:table-cell>
            <text:p>New York, NY, USA</text:p>
          </table:table-cell>
          <table:table-cell>
            <text:p/>
          </table:table-cell>
          <table:table-cell>
            <text:p>Ihara, Akinori and Ohira, Masao and Matsumoto, Ken-ichi</text:p>
          </table:table-cell>
          <table:table-cell>
            <text:p>Proceedings of the {Joint} {International} and {Annual} {ERCIM} {Workshops} on {Principles} of {Software} {Evolution} ({IWPSE}) and {Software} {Evolution} ({Evol}) {Workshop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35--144</text:p>
          </table:table-cell>
          <table:table-cell>
            <text:p>ACM</text:p>
          </table:table-cell>
          <table:table-cell>
            <text:p/>
          </table:table-cell>
          <table:table-cell>
            <text:p>{IWPSE}-{Evol} '09</text:p>
          </table:table-cell>
          <table:table-cell>
            <text:p>An Analysis Method for Improving a Bug Modification Process in Open Source Software Development</text:p>
          </table:table-cell>
          <table:table-cell>
            <text:p/>
          </table:table-cell>
          <table:table-cell>
            <text:p/>
          </table:table-cell>
          <table:table-cell>
            <text:p>2009</text:p>
          </table:table-cell>
          <table:table-cell>
            <text:p>http://doi.acm.org/10.1145/1595808.1595833</text:p>
          </table:table-cell>
          <table:table-cell>
            <text:p/>
          </table:table-cell>
          <table:table-cell>
            <text:p/>
          </table:table-cell>
          <table:table-cell>
            <text:p/>
          </table:table-cell>
          <table:table-cell>
            <text:p/>
          </table:table-cell>
          <table:table-cell>
            <text:p/>
          </table:table-cell>
          <table:table-cell>
            <text:p>978-1-60558-678-6</text:p>
          </table:table-cell>
        </table:table-row>
        <table:table-row>
          <table:table-cell>
            <text:p>jin_automated_2011</text:p>
          </table:table-cell>
          <table:table-cell>
            <text:p>7</text:p>
          </table:table-cell>
          <table:table-cell>
            <text:p/>
          </table:table-cell>
          <table:table-cell>
            <text:p/>
          </table:table-cell>
          <table:table-cell>
            <text:p>Jin, Guoliang and Song, Linhai and Zhang, Wei and Lu, Shan and Liblit, Ben</text:p>
          </table:table-cell>
          <table:table-cell>
            <text:p/>
          </table:table-cell>
          <table:table-cell>
            <text:p/>
          </table:table-cell>
          <table:table-cell>
            <text:p/>
          </table:table-cell>
          <table:table-cell>
            <text:p/>
          </table:table-cell>
          <table:table-cell>
            <text:p/>
          </table:table-cell>
          <table:table-cell>
            <text:p/>
          </table:table-cell>
          <table:table-cell>
            <text:p>SIGPLAN Not.</text:p>
          </table:table-cell>
          <table:table-cell>
            <text:p>June</text:p>
          </table:table-cell>
          <table:table-cell>
            <text:p/>
          </table:table-cell>
          <table:table-cell>
            <text:p>6</text:p>
          </table:table-cell>
          <table:table-cell>
            <text:p/>
          </table:table-cell>
          <table:table-cell>
            <text:p>389--400</text:p>
          </table:table-cell>
          <table:table-cell>
            <text:p/>
          </table:table-cell>
          <table:table-cell>
            <text:p/>
          </table:table-cell>
          <table:table-cell>
            <text:p/>
          </table:table-cell>
          <table:table-cell>
            <text:p>Automated Atomicity-violation Fixing</text:p>
          </table:table-cell>
          <table:table-cell>
            <text:p/>
          </table:table-cell>
          <table:table-cell>
            <text:p>46</text:p>
          </table:table-cell>
          <table:table-cell>
            <text:p>2011</text:p>
          </table:table-cell>
          <table:table-cell>
            <text:p>http://doi.acm.org/10.1145/1993316.1993544</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jin_automated_2011-1</text:p>
          </table:table-cell>
          <table:table-cell>
            <text:p>6</text:p>
          </table:table-cell>
          <table:table-cell>
            <text:p>New York, NY, USA</text:p>
          </table:table-cell>
          <table:table-cell>
            <text:p/>
          </table:table-cell>
          <table:table-cell>
            <text:p>Jin, Guoliang and Song, Linhai and Zhang, Wei and Lu, Shan and Liblit, Ben</text:p>
          </table:table-cell>
          <table:table-cell>
            <text:p>Proceedings of the 32Nd {ACM} {SIGPLAN} {Conference} on {Programming} {Language} {Design} and {Implementatio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89--400</text:p>
          </table:table-cell>
          <table:table-cell>
            <text:p>ACM</text:p>
          </table:table-cell>
          <table:table-cell>
            <text:p/>
          </table:table-cell>
          <table:table-cell>
            <text:p>{PLDI} '11</text:p>
          </table:table-cell>
          <table:table-cell>
            <text:p>Automated Atomicity-violation Fixing</text:p>
          </table:table-cell>
          <table:table-cell>
            <text:p/>
          </table:table-cell>
          <table:table-cell>
            <text:p/>
          </table:table-cell>
          <table:table-cell>
            <text:p>2011</text:p>
          </table:table-cell>
          <table:table-cell>
            <text:p>http://doi.acm.org/10.1145/1993498.1993544</text:p>
          </table:table-cell>
          <table:table-cell>
            <text:p/>
          </table:table-cell>
          <table:table-cell>
            <text:p/>
          </table:table-cell>
          <table:table-cell>
            <text:p/>
          </table:table-cell>
          <table:table-cell>
            <text:p/>
          </table:table-cell>
          <table:table-cell>
            <text:p/>
          </table:table-cell>
          <table:table-cell>
            <text:p>978-1-4503-0663-8</text:p>
          </table:table-cell>
        </table:table-row>
        <table:table-row>
          <table:table-cell>
            <text:p>kasikci_data_2012</text:p>
          </table:table-cell>
          <table:table-cell>
            <text:p>6</text:p>
          </table:table-cell>
          <table:table-cell>
            <text:p>New York, NY, USA</text:p>
          </table:table-cell>
          <table:table-cell>
            <text:p/>
          </table:table-cell>
          <table:table-cell>
            <text:p>Kasikci, Baris and Zamfir, Cristian and Candea, George</text:p>
          </table:table-cell>
          <table:table-cell>
            <text:p>Proceedings of the {Seventeenth} {International} {Conference} on {Architectural} {Support} for {Programming} {Languages} and {Operating} {System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85--198</text:p>
          </table:table-cell>
          <table:table-cell>
            <text:p>ACM</text:p>
          </table:table-cell>
          <table:table-cell>
            <text:p/>
          </table:table-cell>
          <table:table-cell>
            <text:p>{ASPLOS} {XVII}</text:p>
          </table:table-cell>
          <table:table-cell>
            <text:p>Data Races vs. Data Race Bugs: Telling the Difference with Portend</text:p>
          </table:table-cell>
          <table:table-cell>
            <text:p/>
          </table:table-cell>
          <table:table-cell>
            <text:p/>
          </table:table-cell>
          <table:table-cell>
            <text:p>2012</text:p>
          </table:table-cell>
          <table:table-cell>
            <text:p>http://doi.acm.org/10.1145/2150976.2150997</text:p>
          </table:table-cell>
          <table:table-cell>
            <text:p/>
          </table:table-cell>
          <table:table-cell>
            <text:p/>
          </table:table-cell>
          <table:table-cell>
            <text:p/>
          </table:table-cell>
          <table:table-cell>
            <text:p/>
          </table:table-cell>
          <table:table-cell>
            <text:p/>
          </table:table-cell>
          <table:table-cell>
            <text:p>978-1-4503-0759-8</text:p>
          </table:table-cell>
        </table:table-row>
        <table:table-row>
          <table:table-cell>
            <text:p>kasikci_data_2012-1</text:p>
          </table:table-cell>
          <table:table-cell>
            <text:p>7</text:p>
          </table:table-cell>
          <table:table-cell>
            <text:p/>
          </table:table-cell>
          <table:table-cell>
            <text:p/>
          </table:table-cell>
          <table:table-cell>
            <text:p>Kasikci, Baris and Zamfir, Cristian and Candea, George</text:p>
          </table:table-cell>
          <table:table-cell>
            <text:p/>
          </table:table-cell>
          <table:table-cell>
            <text:p/>
          </table:table-cell>
          <table:table-cell>
            <text:p/>
          </table:table-cell>
          <table:table-cell>
            <text:p/>
          </table:table-cell>
          <table:table-cell>
            <text:p/>
          </table:table-cell>
          <table:table-cell>
            <text:p/>
          </table:table-cell>
          <table:table-cell>
            <text:p>SIGARCH Comput. Archit. News</text:p>
          </table:table-cell>
          <table:table-cell>
            <text:p>March</text:p>
          </table:table-cell>
          <table:table-cell>
            <text:p/>
          </table:table-cell>
          <table:table-cell>
            <text:p>1</text:p>
          </table:table-cell>
          <table:table-cell>
            <text:p/>
          </table:table-cell>
          <table:table-cell>
            <text:p>185--198</text:p>
          </table:table-cell>
          <table:table-cell>
            <text:p/>
          </table:table-cell>
          <table:table-cell>
            <text:p/>
          </table:table-cell>
          <table:table-cell>
            <text:p/>
          </table:table-cell>
          <table:table-cell>
            <text:p>Data Races vs. Data Race Bugs: Telling the Difference with Portend</text:p>
          </table:table-cell>
          <table:table-cell>
            <text:p/>
          </table:table-cell>
          <table:table-cell>
            <text:p>40</text:p>
          </table:table-cell>
          <table:table-cell>
            <text:p>2012</text:p>
          </table:table-cell>
          <table:table-cell>
            <text:p>http://doi.acm.org/10.1145/2189750.2150997</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kasikci_data_2012-2</text:p>
          </table:table-cell>
          <table:table-cell>
            <text:p>7</text:p>
          </table:table-cell>
          <table:table-cell>
            <text:p/>
          </table:table-cell>
          <table:table-cell>
            <text:p/>
          </table:table-cell>
          <table:table-cell>
            <text:p>Kasikci, Baris and Zamfir, Cristian and Candea, George</text:p>
          </table:table-cell>
          <table:table-cell>
            <text:p/>
          </table:table-cell>
          <table:table-cell>
            <text:p/>
          </table:table-cell>
          <table:table-cell>
            <text:p/>
          </table:table-cell>
          <table:table-cell>
            <text:p/>
          </table:table-cell>
          <table:table-cell>
            <text:p/>
          </table:table-cell>
          <table:table-cell>
            <text:p/>
          </table:table-cell>
          <table:table-cell>
            <text:p>SIGPLAN Not.</text:p>
          </table:table-cell>
          <table:table-cell>
            <text:p>March</text:p>
          </table:table-cell>
          <table:table-cell>
            <text:p/>
          </table:table-cell>
          <table:table-cell>
            <text:p>4</text:p>
          </table:table-cell>
          <table:table-cell>
            <text:p/>
          </table:table-cell>
          <table:table-cell>
            <text:p>185--198</text:p>
          </table:table-cell>
          <table:table-cell>
            <text:p/>
          </table:table-cell>
          <table:table-cell>
            <text:p/>
          </table:table-cell>
          <table:table-cell>
            <text:p/>
          </table:table-cell>
          <table:table-cell>
            <text:p>Data Races vs. Data Race Bugs: Telling the Difference with Portend</text:p>
          </table:table-cell>
          <table:table-cell>
            <text:p/>
          </table:table-cell>
          <table:table-cell>
            <text:p>47</text:p>
          </table:table-cell>
          <table:table-cell>
            <text:p>2012</text:p>
          </table:table-cell>
          <table:table-cell>
            <text:p>http://doi.acm.org/10.1145/2248487.2150997</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kasikci_automated_2015</text:p>
          </table:table-cell>
          <table:table-cell>
            <text:p>7</text:p>
          </table:table-cell>
          <table:table-cell>
            <text:p/>
          </table:table-cell>
          <table:table-cell>
            <text:p/>
          </table:table-cell>
          <table:table-cell>
            <text:p>Kasikci, Baris and Zamfir, Cristian and Candea, George</text:p>
          </table:table-cell>
          <table:table-cell>
            <text:p/>
          </table:table-cell>
          <table:table-cell>
            <text:p/>
          </table:table-cell>
          <table:table-cell>
            <text:p/>
          </table:table-cell>
          <table:table-cell>
            <text:p/>
          </table:table-cell>
          <table:table-cell>
            <text:p/>
          </table:table-cell>
          <table:table-cell>
            <text:p/>
          </table:table-cell>
          <table:table-cell>
            <text:p>ACM Trans. Program. Lang. Syst.</text:p>
          </table:table-cell>
          <table:table-cell>
            <text:p>May</text:p>
          </table:table-cell>
          <table:table-cell>
            <text:p/>
          </table:table-cell>
          <table:table-cell>
            <text:p>3</text:p>
          </table:table-cell>
          <table:table-cell>
            <text:p/>
          </table:table-cell>
          <table:table-cell>
            <text:p>8:1--8:44</text:p>
          </table:table-cell>
          <table:table-cell>
            <text:p/>
          </table:table-cell>
          <table:table-cell>
            <text:p/>
          </table:table-cell>
          <table:table-cell>
            <text:p/>
          </table:table-cell>
          <table:table-cell>
            <text:p>Automated Classification of Data Races Under Both Strong and Weak Memory Models</text:p>
          </table:table-cell>
          <table:table-cell>
            <text:p/>
          </table:table-cell>
          <table:table-cell>
            <text:p>37</text:p>
          </table:table-cell>
          <table:table-cell>
            <text:p>2015</text:p>
          </table:table-cell>
          <table:table-cell>
            <text:p>http://doi.acm.org/10.1145/2734118</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keivanloo_linked_2012</text:p>
          </table:table-cell>
          <table:table-cell>
            <text:p>6</text:p>
          </table:table-cell>
          <table:table-cell>
            <text:p>Piscataway, NJ, USA</text:p>
          </table:table-cell>
          <table:table-cell>
            <text:p/>
          </table:table-cell>
          <table:table-cell>
            <text:p>Keivanloo, Iman and Forbes, Christopher and Hmood, Aseel and Erfani, Mostafa and Neal, Christopher and Peristerakis, George and Rilling, Juergen</text:p>
          </table:table-cell>
          <table:table-cell>
            <text:p>Proceedings of the 9th {IEEE} {Working} {Conference} on {Mining} {Software} {Repositori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2--35</text:p>
          </table:table-cell>
          <table:table-cell>
            <text:p>IEEE Press</text:p>
          </table:table-cell>
          <table:table-cell>
            <text:p/>
          </table:table-cell>
          <table:table-cell>
            <text:p>{MSR} '12</text:p>
          </table:table-cell>
          <table:table-cell>
            <text:p>A Linked Data Platform for Mining Software Repositories</text:p>
          </table:table-cell>
          <table:table-cell>
            <text:p/>
          </table:table-cell>
          <table:table-cell>
            <text:p/>
          </table:table-cell>
          <table:table-cell>
            <text:p>2012</text:p>
          </table:table-cell>
          <table:table-cell>
            <text:p>http://dl.acm.org/citation.cfm?id=2664446.2664451</text:p>
          </table:table-cell>
          <table:table-cell>
            <text:p/>
          </table:table-cell>
          <table:table-cell>
            <text:p/>
          </table:table-cell>
          <table:table-cell>
            <text:p/>
          </table:table-cell>
          <table:table-cell>
            <text:p/>
          </table:table-cell>
          <table:table-cell>
            <text:p/>
          </table:table-cell>
          <table:table-cell>
            <text:p>978-1-4673-1761-0</text:p>
          </table:table-cell>
        </table:table-row>
        <table:table-row>
          <table:table-cell>
            <text:p>ki_poster:_2014</text:p>
          </table:table-cell>
          <table:table-cell>
            <text:p>6</text:p>
          </table:table-cell>
          <table:table-cell>
            <text:p>New York, NY, USA</text:p>
          </table:table-cell>
          <table:table-cell>
            <text:p/>
          </table:table-cell>
          <table:table-cell>
            <text:p>Ki, Taeyeon and Munipalle, Satyaditya and Dantu, Karthik and Ko, Steven Y. and Ziarek, Lukasz</text:p>
          </table:table-cell>
          <table:table-cell>
            <text:p>Proceedings of the 12th {Annual} {International} {Conference} on {Mobile} {Systems}, {Applications}, and {Servic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73--373</text:p>
          </table:table-cell>
          <table:table-cell>
            <text:p>ACM</text:p>
          </table:table-cell>
          <table:table-cell>
            <text:p/>
          </table:table-cell>
          <table:table-cell>
            <text:p>{MobiSys} '14</text:p>
          </table:table-cell>
          <table:table-cell>
            <text:p>Poster: Retro: An Automated, Application-layer Record and Replay for Android</text:p>
          </table:table-cell>
          <table:table-cell>
            <text:p/>
          </table:table-cell>
          <table:table-cell>
            <text:p/>
          </table:table-cell>
          <table:table-cell>
            <text:p>2014</text:p>
          </table:table-cell>
          <table:table-cell>
            <text:p>http://doi.acm.org/10.1145/2594368.2601453</text:p>
          </table:table-cell>
          <table:table-cell>
            <text:p/>
          </table:table-cell>
          <table:table-cell>
            <text:p/>
          </table:table-cell>
          <table:table-cell>
            <text:p/>
          </table:table-cell>
          <table:table-cell>
            <text:p/>
          </table:table-cell>
          <table:table-cell>
            <text:p/>
          </table:table-cell>
          <table:table-cell>
            <text:p>978-1-4503-2793-0</text:p>
          </table:table-cell>
        </table:table-row>
        <table:table-row>
          <table:table-cell>
            <text:p>ki_open_2009</text:p>
          </table:table-cell>
          <table:table-cell>
            <text:p>6</text:p>
          </table:table-cell>
          <table:table-cell>
            <text:p>Washington, DC, USA</text:p>
          </table:table-cell>
          <table:table-cell>
            <text:p/>
          </table:table-cell>
          <table:table-cell>
            <text:p>Ki, Yuhoon and Song, Meongchul</text:p>
          </table:table-cell>
          <table:table-cell>
            <text:p>Proceedings of the 2009 {IEEE}/{ACM} {International} {Conference} on {Automated}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525--529</text:p>
          </table:table-cell>
          <table:table-cell>
            <text:p>IEEE Computer Society</text:p>
          </table:table-cell>
          <table:table-cell>
            <text:p/>
          </table:table-cell>
          <table:table-cell>
            <text:p>{ASE} '09</text:p>
          </table:table-cell>
          <table:table-cell>
            <text:p>An Open Source-Based Approach to Software Development Infrastructures</text:p>
          </table:table-cell>
          <table:table-cell>
            <text:p/>
          </table:table-cell>
          <table:table-cell>
            <text:p/>
          </table:table-cell>
          <table:table-cell>
            <text:p>2009</text:p>
          </table:table-cell>
          <table:table-cell>
            <text:p>http://dx.doi.org/10.1109/ASE.2009.73</text:p>
          </table:table-cell>
          <table:table-cell>
            <text:p/>
          </table:table-cell>
          <table:table-cell>
            <text:p/>
          </table:table-cell>
          <table:table-cell>
            <text:p/>
          </table:table-cell>
          <table:table-cell>
            <text:p/>
          </table:table-cell>
          <table:table-cell>
            <text:p/>
          </table:table-cell>
          <table:table-cell>
            <text:p>978-0-7695-3891-4</text:p>
          </table:table-cell>
        </table:table-row>
        <table:table-row>
          <table:table-cell>
            <text:p>kim_software_2014</text:p>
          </table:table-cell>
          <table:table-cell>
            <text:p>6</text:p>
          </table:table-cell>
          <table:table-cell>
            <text:p>New York, NY, USA</text:p>
          </table:table-cell>
          <table:table-cell>
            <text:p/>
          </table:table-cell>
          <table:table-cell>
            <text:p>Kim, William and Chung, Sam and Endicott-Popovsky, Barbara</text:p>
          </table:table-cell>
          <table:table-cell>
            <text:p>Proceedings of the 3rd {Annual} {Conference} on {Research} in {Information} {Technology}</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9--14</text:p>
          </table:table-cell>
          <table:table-cell>
            <text:p>ACM</text:p>
          </table:table-cell>
          <table:table-cell>
            <text:p/>
          </table:table-cell>
          <table:table-cell>
            <text:p>{RIIT} '14</text:p>
          </table:table-cell>
          <table:table-cell>
            <text:p>Software Architecture Model Driven Reverse Engineering Approach to Open Source Software Development</text:p>
          </table:table-cell>
          <table:table-cell>
            <text:p/>
          </table:table-cell>
          <table:table-cell>
            <text:p/>
          </table:table-cell>
          <table:table-cell>
            <text:p>2014</text:p>
          </table:table-cell>
          <table:table-cell>
            <text:p>http://doi.acm.org/10.1145/2656434.2656440</text:p>
          </table:table-cell>
          <table:table-cell>
            <text:p/>
          </table:table-cell>
          <table:table-cell>
            <text:p/>
          </table:table-cell>
          <table:table-cell>
            <text:p/>
          </table:table-cell>
          <table:table-cell>
            <text:p/>
          </table:table-cell>
          <table:table-cell>
            <text:p/>
          </table:table-cell>
          <table:table-cell>
            <text:p>978-1-4503-2711-4</text:p>
          </table:table-cell>
        </table:table-row>
        <table:table-row>
          <table:table-cell>
            <text:p>knab_smart_2009</text:p>
          </table:table-cell>
          <table:table-cell>
            <text:p>6</text:p>
          </table:table-cell>
          <table:table-cell>
            <text:p>New York, NY, USA</text:p>
          </table:table-cell>
          <table:table-cell>
            <text:p/>
          </table:table-cell>
          <table:table-cell>
            <text:p>Knab, Patrick and Knab, Patrick and Pinzger, Martin</text:p>
          </table:table-cell>
          <table:table-cell>
            <text:p>Proceedings of the the 7th {Joint} {Meeting} of the {European} {Software} {Engineering} {Conference} and the {ACM} {SIGSOFT} {Symposium} on {The} {Foundations} of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89--290</text:p>
          </table:table-cell>
          <table:table-cell>
            <text:p>ACM</text:p>
          </table:table-cell>
          <table:table-cell>
            <text:p/>
          </table:table-cell>
          <table:table-cell>
            <text:p>{ESEC}/{FSE} '09</text:p>
          </table:table-cell>
          <table:table-cell>
            <text:p>Smart Views for Analyzing Problem Reports: Tool Demo</text:p>
          </table:table-cell>
          <table:table-cell>
            <text:p/>
          </table:table-cell>
          <table:table-cell>
            <text:p/>
          </table:table-cell>
          <table:table-cell>
            <text:p>2009</text:p>
          </table:table-cell>
          <table:table-cell>
            <text:p>http://doi.acm.org/10.1145/1595696.1595746</text:p>
          </table:table-cell>
          <table:table-cell>
            <text:p/>
          </table:table-cell>
          <table:table-cell>
            <text:p/>
          </table:table-cell>
          <table:table-cell>
            <text:p/>
          </table:table-cell>
          <table:table-cell>
            <text:p/>
          </table:table-cell>
          <table:table-cell>
            <text:p/>
          </table:table-cell>
          <table:table-cell>
            <text:p>978-1-60558-001-2</text:p>
          </table:table-cell>
        </table:table-row>
        <table:table-row>
          <table:table-cell>
            <text:p>ko_case_2011</text:p>
          </table:table-cell>
          <table:table-cell>
            <text:p>6</text:p>
          </table:table-cell>
          <table:table-cell>
            <text:p>New York, NY, USA</text:p>
          </table:table-cell>
          <table:table-cell>
            <text:p/>
          </table:table-cell>
          <table:table-cell>
            <text:p>Ko, Andrew J. and Lee, Michael J. and Ferrari, Valentina and Ip, Steven and Tran, Charlie</text:p>
          </table:table-cell>
          <table:table-cell>
            <text:p>Proceedings of the 4th {International} {Workshop} on {Cooperative} and {Human} {Aspects} of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8</text:p>
          </table:table-cell>
          <table:table-cell>
            <text:p>ACM</text:p>
          </table:table-cell>
          <table:table-cell>
            <text:p/>
          </table:table-cell>
          <table:table-cell>
            <text:p>{CHASE} '11</text:p>
          </table:table-cell>
          <table:table-cell>
            <text:p>A Case Study of Post-deployment User Feedback Triage</text:p>
          </table:table-cell>
          <table:table-cell>
            <text:p/>
          </table:table-cell>
          <table:table-cell>
            <text:p/>
          </table:table-cell>
          <table:table-cell>
            <text:p>2011</text:p>
          </table:table-cell>
          <table:table-cell>
            <text:p>http://doi.acm.org/10.1145/1984642.1984644</text:p>
          </table:table-cell>
          <table:table-cell>
            <text:p/>
          </table:table-cell>
          <table:table-cell>
            <text:p/>
          </table:table-cell>
          <table:table-cell>
            <text:p/>
          </table:table-cell>
          <table:table-cell>
            <text:p/>
          </table:table-cell>
          <table:table-cell>
            <text:p/>
          </table:table-cell>
          <table:table-cell>
            <text:p>978-1-4503-0576-1</text:p>
          </table:table-cell>
        </table:table-row>
        <table:table-row>
          <table:table-cell>
            <text:p>ko_finding_2009</text:p>
          </table:table-cell>
          <table:table-cell>
            <text:p>6</text:p>
          </table:table-cell>
          <table:table-cell>
            <text:p>New York, NY, USA</text:p>
          </table:table-cell>
          <table:table-cell>
            <text:p/>
          </table:table-cell>
          <table:table-cell>
            <text:p>Ko, Andrew J. and Myers, Brad A.</text:p>
          </table:table-cell>
          <table:table-cell>
            <text:p>Proceedings of the {SIGCHI} {Conference} on {Human} {Factors} in {Computing} {System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569--1578</text:p>
          </table:table-cell>
          <table:table-cell>
            <text:p>ACM</text:p>
          </table:table-cell>
          <table:table-cell>
            <text:p/>
          </table:table-cell>
          <table:table-cell>
            <text:p>{CHI} '09</text:p>
          </table:table-cell>
          <table:table-cell>
            <text:p>Finding Causes of Program Output with the Java Whyline</text:p>
          </table:table-cell>
          <table:table-cell>
            <text:p/>
          </table:table-cell>
          <table:table-cell>
            <text:p/>
          </table:table-cell>
          <table:table-cell>
            <text:p>2009</text:p>
          </table:table-cell>
          <table:table-cell>
            <text:p>http://doi.acm.org/10.1145/1518701.1518942</text:p>
          </table:table-cell>
          <table:table-cell>
            <text:p/>
          </table:table-cell>
          <table:table-cell>
            <text:p/>
          </table:table-cell>
          <table:table-cell>
            <text:p/>
          </table:table-cell>
          <table:table-cell>
            <text:p/>
          </table:table-cell>
          <table:table-cell>
            <text:p/>
          </table:table-cell>
          <table:table-cell>
            <text:p>978-1-60558-246-7</text:p>
          </table:table-cell>
        </table:table-row>
        <table:table-row>
          <table:table-cell>
            <text:p>kondoh_finding_2008</text:p>
          </table:table-cell>
          <table:table-cell>
            <text:p>6</text:p>
          </table:table-cell>
          <table:table-cell>
            <text:p>New York, NY, USA</text:p>
          </table:table-cell>
          <table:table-cell>
            <text:p/>
          </table:table-cell>
          <table:table-cell>
            <text:p>Kondoh, Goh and Onodera, Tamiya</text:p>
          </table:table-cell>
          <table:table-cell>
            <text:p>Proceedings of the 2008 {International} {Symposium} on {Software} {Testing} and {Analysi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09--118</text:p>
          </table:table-cell>
          <table:table-cell>
            <text:p>ACM</text:p>
          </table:table-cell>
          <table:table-cell>
            <text:p/>
          </table:table-cell>
          <table:table-cell>
            <text:p>{ISSTA} '08</text:p>
          </table:table-cell>
          <table:table-cell>
            <text:p>Finding Bugs in Java Native Interface Programs</text:p>
          </table:table-cell>
          <table:table-cell>
            <text:p/>
          </table:table-cell>
          <table:table-cell>
            <text:p/>
          </table:table-cell>
          <table:table-cell>
            <text:p>2008</text:p>
          </table:table-cell>
          <table:table-cell>
            <text:p>http://doi.acm.org/10.1145/1390630.1390645</text:p>
          </table:table-cell>
          <table:table-cell>
            <text:p/>
          </table:table-cell>
          <table:table-cell>
            <text:p/>
          </table:table-cell>
          <table:table-cell>
            <text:p/>
          </table:table-cell>
          <table:table-cell>
            <text:p/>
          </table:table-cell>
          <table:table-cell>
            <text:p/>
          </table:table-cell>
          <table:table-cell>
            <text:p>978-1-60558-050-0</text:p>
          </table:table-cell>
        </table:table-row>
        <table:table-row>
          <table:table-cell>
            <text:p>koopaei_crashautomata:_2015</text:p>
          </table:table-cell>
          <table:table-cell>
            <text:p>6</text:p>
          </table:table-cell>
          <table:table-cell>
            <text:p>Riverton, NJ, USA</text:p>
          </table:table-cell>
          <table:table-cell>
            <text:p/>
          </table:table-cell>
          <table:table-cell>
            <text:p>Koopaei, Neda Ebrahimi and Hamou-Lhadj, Abdelwahab</text:p>
          </table:table-cell>
          <table:table-cell>
            <text:p>Proceedings of the 25th {Annual} {International} {Conference} on {Computer} {Science} and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01--210</text:p>
          </table:table-cell>
          <table:table-cell>
            <text:p>IBM Corp.</text:p>
          </table:table-cell>
          <table:table-cell>
            <text:p/>
          </table:table-cell>
          <table:table-cell>
            <text:p>{CASCON} '15</text:p>
          </table:table-cell>
          <table:table-cell>
            <text:p>CrashAutomata: An Approach for the Detection of Duplicate Crash Reports Based on Generalizable Automata</text:p>
          </table:table-cell>
          <table:table-cell>
            <text:p/>
          </table:table-cell>
          <table:table-cell>
            <text:p/>
          </table:table-cell>
          <table:table-cell>
            <text:p>2015</text:p>
          </table:table-cell>
          <table:table-cell>
            <text:p>http://dl.acm.org/citation.cfm?id=2886444.2886474</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kshirsagar_issue_2015</text:p>
          </table:table-cell>
          <table:table-cell>
            <text:p>6</text:p>
          </table:table-cell>
          <table:table-cell>
            <text:p>New York, NY, USA</text:p>
          </table:table-cell>
          <table:table-cell>
            <text:p/>
          </table:table-cell>
          <table:table-cell>
            <text:p>Kshirsagar, Aniruddha Prakash and Chandre, Pankaj R.</text:p>
          </table:table-cell>
          <table:table-cell>
            <text:p>Proceedings of the {Sixth} {International} {Conference} on {Computer} and {Communication} {Technology} 2015</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41--45</text:p>
          </table:table-cell>
          <table:table-cell>
            <text:p>ACM</text:p>
          </table:table-cell>
          <table:table-cell>
            <text:p/>
          </table:table-cell>
          <table:table-cell>
            <text:p>{ICCCT} '15</text:p>
          </table:table-cell>
          <table:table-cell>
            <text:p>Issue Tracking System with Duplicate Issue Detection</text:p>
          </table:table-cell>
          <table:table-cell>
            <text:p/>
          </table:table-cell>
          <table:table-cell>
            <text:p/>
          </table:table-cell>
          <table:table-cell>
            <text:p>2015</text:p>
          </table:table-cell>
          <table:table-cell>
            <text:p>http://doi.acm.org/10.1145/2818567.2818575</text:p>
          </table:table-cell>
          <table:table-cell>
            <text:p/>
          </table:table-cell>
          <table:table-cell>
            <text:p/>
          </table:table-cell>
          <table:table-cell>
            <text:p/>
          </table:table-cell>
          <table:table-cell>
            <text:p/>
          </table:table-cell>
          <table:table-cell>
            <text:p/>
          </table:table-cell>
          <table:table-cell>
            <text:p>978-1-4503-3552-2</text:p>
          </table:table-cell>
        </table:table-row>
        <table:table-row>
          <table:table-cell>
            <text:p>kuhn_fault_1999</text:p>
          </table:table-cell>
          <table:table-cell>
            <text:p>7</text:p>
          </table:table-cell>
          <table:table-cell>
            <text:p/>
          </table:table-cell>
          <table:table-cell>
            <text:p/>
          </table:table-cell>
          <table:table-cell>
            <text:p>Kuhn, D. Richard</text:p>
          </table:table-cell>
          <table:table-cell>
            <text:p/>
          </table:table-cell>
          <table:table-cell>
            <text:p/>
          </table:table-cell>
          <table:table-cell>
            <text:p/>
          </table:table-cell>
          <table:table-cell>
            <text:p/>
          </table:table-cell>
          <table:table-cell>
            <text:p/>
          </table:table-cell>
          <table:table-cell>
            <text:p/>
          </table:table-cell>
          <table:table-cell>
            <text:p>ACM Trans. Softw. Eng. Methodol.</text:p>
          </table:table-cell>
          <table:table-cell>
            <text:p>October</text:p>
          </table:table-cell>
          <table:table-cell>
            <text:p/>
          </table:table-cell>
          <table:table-cell>
            <text:p>4</text:p>
          </table:table-cell>
          <table:table-cell>
            <text:p/>
          </table:table-cell>
          <table:table-cell>
            <text:p>411--424</text:p>
          </table:table-cell>
          <table:table-cell>
            <text:p/>
          </table:table-cell>
          <table:table-cell>
            <text:p/>
          </table:table-cell>
          <table:table-cell>
            <text:p/>
          </table:table-cell>
          <table:table-cell>
            <text:p>Fault Classes and Error Detection Capability of Specification-based Testing</text:p>
          </table:table-cell>
          <table:table-cell>
            <text:p/>
          </table:table-cell>
          <table:table-cell>
            <text:p>8</text:p>
          </table:table-cell>
          <table:table-cell>
            <text:p>1999</text:p>
          </table:table-cell>
          <table:table-cell>
            <text:p>http://doi.acm.org/10.1145/322993.322996</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lawrance_using_2008</text:p>
          </table:table-cell>
          <table:table-cell>
            <text:p>6</text:p>
          </table:table-cell>
          <table:table-cell>
            <text:p>New York, NY, USA</text:p>
          </table:table-cell>
          <table:table-cell>
            <text:p/>
          </table:table-cell>
          <table:table-cell>
            <text:p>Lawrance, Joseph and Bellamy, Rachel and Burnett, Margaret and Rector, Kyle</text:p>
          </table:table-cell>
          <table:table-cell>
            <text:p>Proceedings of the {SIGCHI} {Conference} on {Human} {Factors} in {Computing} {System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323--1332</text:p>
          </table:table-cell>
          <table:table-cell>
            <text:p>ACM</text:p>
          </table:table-cell>
          <table:table-cell>
            <text:p/>
          </table:table-cell>
          <table:table-cell>
            <text:p>{CHI} '08</text:p>
          </table:table-cell>
          <table:table-cell>
            <text:p>Using Information Scent to Model the Dynamic Foraging Behavior of Programmers in Maintenance Tasks</text:p>
          </table:table-cell>
          <table:table-cell>
            <text:p/>
          </table:table-cell>
          <table:table-cell>
            <text:p/>
          </table:table-cell>
          <table:table-cell>
            <text:p>2008</text:p>
          </table:table-cell>
          <table:table-cell>
            <text:p>http://doi.acm.org/10.1145/1357054.1357261</text:p>
          </table:table-cell>
          <table:table-cell>
            <text:p/>
          </table:table-cell>
          <table:table-cell>
            <text:p/>
          </table:table-cell>
          <table:table-cell>
            <text:p/>
          </table:table-cell>
          <table:table-cell>
            <text:p/>
          </table:table-cell>
          <table:table-cell>
            <text:p/>
          </table:table-cell>
          <table:table-cell>
            <text:p>978-1-60558-011-1</text:p>
          </table:table-cell>
        </table:table-row>
        <table:table-row>
          <table:table-cell>
            <text:p>lazar_generating_2014</text:p>
          </table:table-cell>
          <table:table-cell>
            <text:p>6</text:p>
          </table:table-cell>
          <table:table-cell>
            <text:p>New York, NY, USA</text:p>
          </table:table-cell>
          <table:table-cell>
            <text:p/>
          </table:table-cell>
          <table:table-cell>
            <text:p>Lazar, Alina and Ritchey, Sarah and Sharif, Bonita</text:p>
          </table:table-cell>
          <table:table-cell>
            <text:p>Proceedings of the 11th {Working} {Conference} on {Mining} {Software} {Repositori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92--395</text:p>
          </table:table-cell>
          <table:table-cell>
            <text:p>ACM</text:p>
          </table:table-cell>
          <table:table-cell>
            <text:p/>
          </table:table-cell>
          <table:table-cell>
            <text:p>{MSR} 2014</text:p>
          </table:table-cell>
          <table:table-cell>
            <text:p>Generating Duplicate Bug Datasets</text:p>
          </table:table-cell>
          <table:table-cell>
            <text:p/>
          </table:table-cell>
          <table:table-cell>
            <text:p/>
          </table:table-cell>
          <table:table-cell>
            <text:p>2014</text:p>
          </table:table-cell>
          <table:table-cell>
            <text:p>http://doi.acm.org/10.1145/2597073.2597128</text:p>
          </table:table-cell>
          <table:table-cell>
            <text:p/>
          </table:table-cell>
          <table:table-cell>
            <text:p/>
          </table:table-cell>
          <table:table-cell>
            <text:p/>
          </table:table-cell>
          <table:table-cell>
            <text:p/>
          </table:table-cell>
          <table:table-cell>
            <text:p/>
          </table:table-cell>
          <table:table-cell>
            <text:p>978-1-4503-2863-0</text:p>
          </table:table-cell>
        </table:table-row>
        <table:table-row>
          <table:table-cell>
            <text:p>le_compiler_2014</text:p>
          </table:table-cell>
          <table:table-cell>
            <text:p>6</text:p>
          </table:table-cell>
          <table:table-cell>
            <text:p>New York, NY, USA</text:p>
          </table:table-cell>
          <table:table-cell>
            <text:p/>
          </table:table-cell>
          <table:table-cell>
            <text:p>Le, Vu and Afshari, Mehrdad and Su, Zhendong</text:p>
          </table:table-cell>
          <table:table-cell>
            <text:p>Proceedings of the 35th {ACM} {SIGPLAN} {Conference} on {Programming} {Language} {Design} and {Implementatio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16--226</text:p>
          </table:table-cell>
          <table:table-cell>
            <text:p>ACM</text:p>
          </table:table-cell>
          <table:table-cell>
            <text:p/>
          </table:table-cell>
          <table:table-cell>
            <text:p>{PLDI} '14</text:p>
          </table:table-cell>
          <table:table-cell>
            <text:p>Compiler Validation via Equivalence Modulo Inputs</text:p>
          </table:table-cell>
          <table:table-cell>
            <text:p/>
          </table:table-cell>
          <table:table-cell>
            <text:p/>
          </table:table-cell>
          <table:table-cell>
            <text:p>2014</text:p>
          </table:table-cell>
          <table:table-cell>
            <text:p>http://doi.acm.org/10.1145/2594291.2594334</text:p>
          </table:table-cell>
          <table:table-cell>
            <text:p/>
          </table:table-cell>
          <table:table-cell>
            <text:p/>
          </table:table-cell>
          <table:table-cell>
            <text:p/>
          </table:table-cell>
          <table:table-cell>
            <text:p/>
          </table:table-cell>
          <table:table-cell>
            <text:p/>
          </table:table-cell>
          <table:table-cell>
            <text:p>978-1-4503-2784-8</text:p>
          </table:table-cell>
        </table:table-row>
        <table:table-row>
          <table:table-cell>
            <text:p>le_compiler_2014-1</text:p>
          </table:table-cell>
          <table:table-cell>
            <text:p>7</text:p>
          </table:table-cell>
          <table:table-cell>
            <text:p/>
          </table:table-cell>
          <table:table-cell>
            <text:p/>
          </table:table-cell>
          <table:table-cell>
            <text:p>Le, Vu and Afshari, Mehrdad and Su, Zhendong</text:p>
          </table:table-cell>
          <table:table-cell>
            <text:p/>
          </table:table-cell>
          <table:table-cell>
            <text:p/>
          </table:table-cell>
          <table:table-cell>
            <text:p/>
          </table:table-cell>
          <table:table-cell>
            <text:p/>
          </table:table-cell>
          <table:table-cell>
            <text:p/>
          </table:table-cell>
          <table:table-cell>
            <text:p/>
          </table:table-cell>
          <table:table-cell>
            <text:p>SIGPLAN Not.</text:p>
          </table:table-cell>
          <table:table-cell>
            <text:p>June</text:p>
          </table:table-cell>
          <table:table-cell>
            <text:p/>
          </table:table-cell>
          <table:table-cell>
            <text:p>6</text:p>
          </table:table-cell>
          <table:table-cell>
            <text:p/>
          </table:table-cell>
          <table:table-cell>
            <text:p>216--226</text:p>
          </table:table-cell>
          <table:table-cell>
            <text:p/>
          </table:table-cell>
          <table:table-cell>
            <text:p/>
          </table:table-cell>
          <table:table-cell>
            <text:p/>
          </table:table-cell>
          <table:table-cell>
            <text:p>Compiler Validation via Equivalence Modulo Inputs</text:p>
          </table:table-cell>
          <table:table-cell>
            <text:p/>
          </table:table-cell>
          <table:table-cell>
            <text:p>49</text:p>
          </table:table-cell>
          <table:table-cell>
            <text:p>2014</text:p>
          </table:table-cell>
          <table:table-cell>
            <text:p>http://doi.acm.org/10.1145/2666356.2594334</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le_randomized_2015</text:p>
          </table:table-cell>
          <table:table-cell>
            <text:p>6</text:p>
          </table:table-cell>
          <table:table-cell>
            <text:p>New York, NY, USA</text:p>
          </table:table-cell>
          <table:table-cell>
            <text:p/>
          </table:table-cell>
          <table:table-cell>
            <text:p>Le, Vu and Sun, Chengnian and Su, Zhendong</text:p>
          </table:table-cell>
          <table:table-cell>
            <text:p>Proceedings of the 2015 {International} {Symposium} on {Software} {Testing} and {Analysi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27--337</text:p>
          </table:table-cell>
          <table:table-cell>
            <text:p>ACM</text:p>
          </table:table-cell>
          <table:table-cell>
            <text:p/>
          </table:table-cell>
          <table:table-cell>
            <text:p>{ISSTA} 2015</text:p>
          </table:table-cell>
          <table:table-cell>
            <text:p>Randomized Stress-testing of Link-time Optimizers</text:p>
          </table:table-cell>
          <table:table-cell>
            <text:p/>
          </table:table-cell>
          <table:table-cell>
            <text:p/>
          </table:table-cell>
          <table:table-cell>
            <text:p>2015</text:p>
          </table:table-cell>
          <table:table-cell>
            <text:p>http://doi.acm.org/10.1145/2771783.2771785</text:p>
          </table:table-cell>
          <table:table-cell>
            <text:p/>
          </table:table-cell>
          <table:table-cell>
            <text:p/>
          </table:table-cell>
          <table:table-cell>
            <text:p/>
          </table:table-cell>
          <table:table-cell>
            <text:p/>
          </table:table-cell>
          <table:table-cell>
            <text:p/>
          </table:table-cell>
          <table:table-cell>
            <text:p>978-1-4503-3620-8</text:p>
          </table:table-cell>
        </table:table-row>
        <table:table-row>
          <table:table-cell>
            <text:p>lessel_towards_2015</text:p>
          </table:table-cell>
          <table:table-cell>
            <text:p>6</text:p>
          </table:table-cell>
          <table:table-cell>
            <text:p>New York, NY, USA</text:p>
          </table:table-cell>
          <table:table-cell>
            <text:p/>
          </table:table-cell>
          <table:table-cell>
            <text:p>Lessel, Pascal and Müller, Marc and Krüger, Antonio</text:p>
          </table:table-cell>
          <table:table-cell>
            <text:p>Proceedings of the 33rd {Annual} {ACM} {Conference} {Extended} {Abstracts} on {Human} {Factors} in {Computing} {System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809--1814</text:p>
          </table:table-cell>
          <table:table-cell>
            <text:p>ACM</text:p>
          </table:table-cell>
          <table:table-cell>
            <text:p/>
          </table:table-cell>
          <table:table-cell>
            <text:p>{CHI} {EA} '15</text:p>
          </table:table-cell>
          <table:table-cell>
            <text:p>Towards a Novel Issue Tracking System for "Industry 4.0" Environments</text:p>
          </table:table-cell>
          <table:table-cell>
            <text:p/>
          </table:table-cell>
          <table:table-cell>
            <text:p/>
          </table:table-cell>
          <table:table-cell>
            <text:p>2015</text:p>
          </table:table-cell>
          <table:table-cell>
            <text:p>http://doi.acm.org/10.1145/2702613.2732720</text:p>
          </table:table-cell>
          <table:table-cell>
            <text:p/>
          </table:table-cell>
          <table:table-cell>
            <text:p/>
          </table:table-cell>
          <table:table-cell>
            <text:p/>
          </table:table-cell>
          <table:table-cell>
            <text:p/>
          </table:table-cell>
          <table:table-cell>
            <text:p/>
          </table:table-cell>
          <table:table-cell>
            <text:p>978-1-4503-3146-3</text:p>
          </table:table-cell>
        </table:table-row>
        <table:table-row>
          <table:table-cell>
            <text:p>liu_has_2012</text:p>
          </table:table-cell>
          <table:table-cell>
            <text:p>6</text:p>
          </table:table-cell>
          <table:table-cell>
            <text:p>New York, NY, USA</text:p>
          </table:table-cell>
          <table:table-cell>
            <text:p/>
          </table:table-cell>
          <table:table-cell>
            <text:p>Liu, Kaiping and Tan, Hee Beng Kuan and Chandramohan, Mahinthan</text:p>
          </table:table-cell>
          <table:table-cell>
            <text:p>Proceedings of the {ACM} {SIGSOFT} 20th {International} {Symposium} on the {Foundations} of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8:1--28:4</text:p>
          </table:table-cell>
          <table:table-cell>
            <text:p>ACM</text:p>
          </table:table-cell>
          <table:table-cell>
            <text:p/>
          </table:table-cell>
          <table:table-cell>
            <text:p>{FSE} '12</text:p>
          </table:table-cell>
          <table:table-cell>
            <text:p>Has This Bug Been Reported?</text:p>
          </table:table-cell>
          <table:table-cell>
            <text:p/>
          </table:table-cell>
          <table:table-cell>
            <text:p/>
          </table:table-cell>
          <table:table-cell>
            <text:p>2012</text:p>
          </table:table-cell>
          <table:table-cell>
            <text:p>http://doi.acm.org/10.1145/2393596.2393628</text:p>
          </table:table-cell>
          <table:table-cell>
            <text:p/>
          </table:table-cell>
          <table:table-cell>
            <text:p/>
          </table:table-cell>
          <table:table-cell>
            <text:p/>
          </table:table-cell>
          <table:table-cell>
            <text:p/>
          </table:table-cell>
          <table:table-cell>
            <text:p/>
          </table:table-cell>
          <table:table-cell>
            <text:p>978-1-4503-1614-9</text:p>
          </table:table-cell>
        </table:table-row>
        <table:table-row>
          <table:table-cell>
            <text:p>lucia_active_2012</text:p>
          </table:table-cell>
          <table:table-cell>
            <text:p>6</text:p>
          </table:table-cell>
          <table:table-cell>
            <text:p>Piscataway, NJ, USA</text:p>
          </table:table-cell>
          <table:table-cell>
            <text:p/>
          </table:table-cell>
          <table:table-cell>
            <text:p>{Lucia} and Lo, David and Jiang, Lingxiao and Budi, Aditya</text:p>
          </table:table-cell>
          <table:table-cell>
            <text:p>Proceedings of the 34th {International} {Conference} on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97--407</text:p>
          </table:table-cell>
          <table:table-cell>
            <text:p>IEEE Press</text:p>
          </table:table-cell>
          <table:table-cell>
            <text:p/>
          </table:table-cell>
          <table:table-cell>
            <text:p>{ICSE} '12</text:p>
          </table:table-cell>
          <table:table-cell>
            <text:p>Active Refinement of Clone Anomaly Reports</text:p>
          </table:table-cell>
          <table:table-cell>
            <text:p/>
          </table:table-cell>
          <table:table-cell>
            <text:p/>
          </table:table-cell>
          <table:table-cell>
            <text:p>2012</text:p>
          </table:table-cell>
          <table:table-cell>
            <text:p>http://dl.acm.org/citation.cfm?id=2337223.2337270</text:p>
          </table:table-cell>
          <table:table-cell>
            <text:p/>
          </table:table-cell>
          <table:table-cell>
            <text:p/>
          </table:table-cell>
          <table:table-cell>
            <text:p/>
          </table:table-cell>
          <table:table-cell>
            <text:p/>
          </table:table-cell>
          <table:table-cell>
            <text:p/>
          </table:table-cell>
          <table:table-cell>
            <text:p>978-1-4673-1067-3</text:p>
          </table:table-cell>
        </table:table-row>
        <table:table-row>
          <table:table-cell>
            <text:p>mani_ausum:_2012</text:p>
          </table:table-cell>
          <table:table-cell>
            <text:p>6</text:p>
          </table:table-cell>
          <table:table-cell>
            <text:p>New York, NY, USA</text:p>
          </table:table-cell>
          <table:table-cell>
            <text:p/>
          </table:table-cell>
          <table:table-cell>
            <text:p>Mani, Senthil and Catherine, Rose and Sinha, Vibha Singhal and Dubey, Avinava</text:p>
          </table:table-cell>
          <table:table-cell>
            <text:p>Proceedings of the {ACM} {SIGSOFT} 20th {International} {Symposium} on the {Foundations} of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1:1--11:11</text:p>
          </table:table-cell>
          <table:table-cell>
            <text:p>ACM</text:p>
          </table:table-cell>
          <table:table-cell>
            <text:p/>
          </table:table-cell>
          <table:table-cell>
            <text:p>{FSE} '12</text:p>
          </table:table-cell>
          <table:table-cell>
            <text:p>AUSUM: Approach for Unsupervised Bug Report Summarization</text:p>
          </table:table-cell>
          <table:table-cell>
            <text:p/>
          </table:table-cell>
          <table:table-cell>
            <text:p/>
          </table:table-cell>
          <table:table-cell>
            <text:p>2012</text:p>
          </table:table-cell>
          <table:table-cell>
            <text:p>http://doi.acm.org/10.1145/2393596.2393607</text:p>
          </table:table-cell>
          <table:table-cell>
            <text:p/>
          </table:table-cell>
          <table:table-cell>
            <text:p/>
          </table:table-cell>
          <table:table-cell>
            <text:p/>
          </table:table-cell>
          <table:table-cell>
            <text:p/>
          </table:table-cell>
          <table:table-cell>
            <text:p/>
          </table:table-cell>
          <table:table-cell>
            <text:p>978-1-4503-1614-9</text:p>
          </table:table-cell>
        </table:table-row>
        <table:table-row>
          <table:table-cell>
            <text:p>van_der_merwe_ease_2013</text:p>
          </table:table-cell>
          <table:table-cell>
            <text:p>6</text:p>
          </table:table-cell>
          <table:table-cell>
            <text:p>New York, NY, USA</text:p>
          </table:table-cell>
          <table:table-cell>
            <text:p/>
          </table:table-cell>
          <table:table-cell>
            <text:p>van der Merwe, T. M. and van Heerden, M. E.</text:p>
          </table:table-cell>
          <table:table-cell>
            <text:p>Proceedings of the {South} {African} {Institute} for {Computer} {Scientists} and {Information} {Technologists} {Conferenc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62--270</text:p>
          </table:table-cell>
          <table:table-cell>
            <text:p>ACM</text:p>
          </table:table-cell>
          <table:table-cell>
            <text:p/>
          </table:table-cell>
          <table:table-cell>
            <text:p>{SAICSIT} '13</text:p>
          </table:table-cell>
          <table:table-cell>
            <text:p>Ease of Use and Usefulness of Webinars in an Open Distance Learning Environment: An Activity Theory Perspective</text:p>
          </table:table-cell>
          <table:table-cell>
            <text:p/>
          </table:table-cell>
          <table:table-cell>
            <text:p/>
          </table:table-cell>
          <table:table-cell>
            <text:p>2013</text:p>
          </table:table-cell>
          <table:table-cell>
            <text:p>http://doi.acm.org/10.1145/2513456.2513481</text:p>
          </table:table-cell>
          <table:table-cell>
            <text:p/>
          </table:table-cell>
          <table:table-cell>
            <text:p/>
          </table:table-cell>
          <table:table-cell>
            <text:p/>
          </table:table-cell>
          <table:table-cell>
            <text:p/>
          </table:table-cell>
          <table:table-cell>
            <text:p/>
          </table:table-cell>
          <table:table-cell>
            <text:p>978-1-4503-2112-9</text:p>
          </table:table-cell>
        </table:table-row>
        <table:table-row>
          <table:table-cell>
            <text:p>michail_helping_2005</text:p>
          </table:table-cell>
          <table:table-cell>
            <text:p>6</text:p>
          </table:table-cell>
          <table:table-cell>
            <text:p>New York, NY, USA</text:p>
          </table:table-cell>
          <table:table-cell>
            <text:p/>
          </table:table-cell>
          <table:table-cell>
            <text:p>Michail, Amir and Xie, Tao</text:p>
          </table:table-cell>
          <table:table-cell>
            <text:p>Proceedings of the 27th {International} {Conference} on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07--116</text:p>
          </table:table-cell>
          <table:table-cell>
            <text:p>ACM</text:p>
          </table:table-cell>
          <table:table-cell>
            <text:p/>
          </table:table-cell>
          <table:table-cell>
            <text:p>{ICSE} '05</text:p>
          </table:table-cell>
          <table:table-cell>
            <text:p>Helping Users Avoid Bugs in GUI Applications</text:p>
          </table:table-cell>
          <table:table-cell>
            <text:p/>
          </table:table-cell>
          <table:table-cell>
            <text:p/>
          </table:table-cell>
          <table:table-cell>
            <text:p>2005</text:p>
          </table:table-cell>
          <table:table-cell>
            <text:p>http://doi.acm.org/10.1145/1062455.1062490</text:p>
          </table:table-cell>
          <table:table-cell>
            <text:p/>
          </table:table-cell>
          <table:table-cell>
            <text:p/>
          </table:table-cell>
          <table:table-cell>
            <text:p/>
          </table:table-cell>
          <table:table-cell>
            <text:p/>
          </table:table-cell>
          <table:table-cell>
            <text:p/>
          </table:table-cell>
          <table:table-cell>
            <text:p>1-58113-963-2</text:p>
          </table:table-cell>
        </table:table-row>
        <table:table-row>
          <table:table-cell>
            <text:p>mittal_process_2014</text:p>
          </table:table-cell>
          <table:table-cell>
            <text:p>6</text:p>
          </table:table-cell>
          <table:table-cell>
            <text:p>New York, NY, USA</text:p>
          </table:table-cell>
          <table:table-cell>
            <text:p/>
          </table:table-cell>
          <table:table-cell>
            <text:p>Mittal, Megha and Sureka, Ashish</text:p>
          </table:table-cell>
          <table:table-cell>
            <text:p>Companion {Proceedings} of the 36th {International} {Conference} on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44--353</text:p>
          </table:table-cell>
          <table:table-cell>
            <text:p>ACM</text:p>
          </table:table-cell>
          <table:table-cell>
            <text:p/>
          </table:table-cell>
          <table:table-cell>
            <text:p>{ICSE} {Companion} 2014</text:p>
          </table:table-cell>
          <table:table-cell>
            <text:p>Process Mining Software Repositories from Student Projects in an Undergraduate Software Engineering Course</text:p>
          </table:table-cell>
          <table:table-cell>
            <text:p/>
          </table:table-cell>
          <table:table-cell>
            <text:p/>
          </table:table-cell>
          <table:table-cell>
            <text:p>2014</text:p>
          </table:table-cell>
          <table:table-cell>
            <text:p>http://doi.acm.org/10.1145/2591062.2591152</text:p>
          </table:table-cell>
          <table:table-cell>
            <text:p/>
          </table:table-cell>
          <table:table-cell>
            <text:p/>
          </table:table-cell>
          <table:table-cell>
            <text:p/>
          </table:table-cell>
          <table:table-cell>
            <text:p/>
          </table:table-cell>
          <table:table-cell>
            <text:p/>
          </table:table-cell>
          <table:table-cell>
            <text:p>978-1-4503-2768-8</text:p>
          </table:table-cell>
        </table:table-row>
        <table:table-row>
          <table:table-cell>
            <text:p>mockus_risky_2013</text:p>
          </table:table-cell>
          <table:table-cell>
            <text:p>6</text:p>
          </table:table-cell>
          <table:table-cell>
            <text:p>New York, NY, USA</text:p>
          </table:table-cell>
          <table:table-cell>
            <text:p/>
          </table:table-cell>
          <table:table-cell>
            <text:p>Mockus, Audris and Hackbarth, Randy and Palframan, John</text:p>
          </table:table-cell>
          <table:table-cell>
            <text:p>Proceedings of the 2013 9th {Joint} {Meeting} on {Foundations} of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691--694</text:p>
          </table:table-cell>
          <table:table-cell>
            <text:p>ACM</text:p>
          </table:table-cell>
          <table:table-cell>
            <text:p/>
          </table:table-cell>
          <table:table-cell>
            <text:p>{ESEC}/{FSE} 2013</text:p>
          </table:table-cell>
          <table:table-cell>
            <text:p>Risky Files: An Approach to Focus Quality Improvement Effort</text:p>
          </table:table-cell>
          <table:table-cell>
            <text:p/>
          </table:table-cell>
          <table:table-cell>
            <text:p/>
          </table:table-cell>
          <table:table-cell>
            <text:p>2013</text:p>
          </table:table-cell>
          <table:table-cell>
            <text:p>http://doi.acm.org/10.1145/2491411.2494572</text:p>
          </table:table-cell>
          <table:table-cell>
            <text:p/>
          </table:table-cell>
          <table:table-cell>
            <text:p/>
          </table:table-cell>
          <table:table-cell>
            <text:p/>
          </table:table-cell>
          <table:table-cell>
            <text:p/>
          </table:table-cell>
          <table:table-cell>
            <text:p/>
          </table:table-cell>
          <table:table-cell>
            <text:p>978-1-4503-2237-9</text:p>
          </table:table-cell>
        </table:table-row>
        <table:table-row>
          <table:table-cell>
            <text:p>monperrus_detecting_2010</text:p>
          </table:table-cell>
          <table:table-cell>
            <text:p>6</text:p>
          </table:table-cell>
          <table:table-cell>
            <text:p>Berlin, Heidelberg</text:p>
          </table:table-cell>
          <table:table-cell>
            <text:p/>
          </table:table-cell>
          <table:table-cell>
            <text:p>Monperrus, Martin and Bruch, Marcel and Mezini, Mira</text:p>
          </table:table-cell>
          <table:table-cell>
            <text:p>Proceedings of the 24th {European} {Conference} on {Object}-oriented {Programm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25</text:p>
          </table:table-cell>
          <table:table-cell>
            <text:p>Springer-Verlag</text:p>
          </table:table-cell>
          <table:table-cell>
            <text:p/>
          </table:table-cell>
          <table:table-cell>
            <text:p>{ECOOP}'10</text:p>
          </table:table-cell>
          <table:table-cell>
            <text:p>Detecting Missing Method Calls in Object-oriented Software</text:p>
          </table:table-cell>
          <table:table-cell>
            <text:p/>
          </table:table-cell>
          <table:table-cell>
            <text:p/>
          </table:table-cell>
          <table:table-cell>
            <text:p>2010</text:p>
          </table:table-cell>
          <table:table-cell>
            <text:p>http://dl.acm.org/citation.cfm?id=1883978.1883982</text:p>
          </table:table-cell>
          <table:table-cell>
            <text:p/>
          </table:table-cell>
          <table:table-cell>
            <text:p/>
          </table:table-cell>
          <table:table-cell>
            <text:p/>
          </table:table-cell>
          <table:table-cell>
            <text:p/>
          </table:table-cell>
          <table:table-cell>
            <text:p/>
          </table:table-cell>
          <table:table-cell>
            <text:p>3-642-14106-4 978-3-642-14106-5</text:p>
          </table:table-cell>
        </table:table-row>
        <table:table-row>
          <table:table-cell>
            <text:p>monperrus_detecting_2013</text:p>
          </table:table-cell>
          <table:table-cell>
            <text:p>7</text:p>
          </table:table-cell>
          <table:table-cell>
            <text:p/>
          </table:table-cell>
          <table:table-cell>
            <text:p/>
          </table:table-cell>
          <table:table-cell>
            <text:p>Monperrus, Martin and Mezini, Mira</text:p>
          </table:table-cell>
          <table:table-cell>
            <text:p/>
          </table:table-cell>
          <table:table-cell>
            <text:p/>
          </table:table-cell>
          <table:table-cell>
            <text:p/>
          </table:table-cell>
          <table:table-cell>
            <text:p/>
          </table:table-cell>
          <table:table-cell>
            <text:p/>
          </table:table-cell>
          <table:table-cell>
            <text:p/>
          </table:table-cell>
          <table:table-cell>
            <text:p>ACM Trans. Softw. Eng. Methodol.</text:p>
          </table:table-cell>
          <table:table-cell>
            <text:p>March</text:p>
          </table:table-cell>
          <table:table-cell>
            <text:p/>
          </table:table-cell>
          <table:table-cell>
            <text:p>1</text:p>
          </table:table-cell>
          <table:table-cell>
            <text:p/>
          </table:table-cell>
          <table:table-cell>
            <text:p>7:1--7:25</text:p>
          </table:table-cell>
          <table:table-cell>
            <text:p/>
          </table:table-cell>
          <table:table-cell>
            <text:p/>
          </table:table-cell>
          <table:table-cell>
            <text:p/>
          </table:table-cell>
          <table:table-cell>
            <text:p>Detecting Missing Method Calls As Violations of the Majority Rule</text:p>
          </table:table-cell>
          <table:table-cell>
            <text:p/>
          </table:table-cell>
          <table:table-cell>
            <text:p>22</text:p>
          </table:table-cell>
          <table:table-cell>
            <text:p>2013</text:p>
          </table:table-cell>
          <table:table-cell>
            <text:p>http://doi.acm.org/10.1145/2430536.2430541</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muntean_context-sensitive_2014</text:p>
          </table:table-cell>
          <table:table-cell>
            <text:p>6</text:p>
          </table:table-cell>
          <table:table-cell>
            <text:p>New York, NY, USA</text:p>
          </table:table-cell>
          <table:table-cell>
            <text:p/>
          </table:table-cell>
          <table:table-cell>
            <text:p>Muntean, Paul and Eckert, Claudia and Ibing, Andreas</text:p>
          </table:table-cell>
          <table:table-cell>
            <text:p>Proceedings of the {International} {Workshop} on {Innovative} {Software} {Development} {Methodologies} and {Practic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84--93</text:p>
          </table:table-cell>
          <table:table-cell>
            <text:p>ACM</text:p>
          </table:table-cell>
          <table:table-cell>
            <text:p/>
          </table:table-cell>
          <table:table-cell>
            <text:p>{InnoSWDev} 2014</text:p>
          </table:table-cell>
          <table:table-cell>
            <text:p>Context-sensitive Detection of Information Exposure Bugs with Symbolic Execution</text:p>
          </table:table-cell>
          <table:table-cell>
            <text:p/>
          </table:table-cell>
          <table:table-cell>
            <text:p/>
          </table:table-cell>
          <table:table-cell>
            <text:p>2014</text:p>
          </table:table-cell>
          <table:table-cell>
            <text:p>http://doi.acm.org/10.1145/2666581.2666591</text:p>
          </table:table-cell>
          <table:table-cell>
            <text:p/>
          </table:table-cell>
          <table:table-cell>
            <text:p/>
          </table:table-cell>
          <table:table-cell>
            <text:p/>
          </table:table-cell>
          <table:table-cell>
            <text:p/>
          </table:table-cell>
          <table:table-cell>
            <text:p/>
          </table:table-cell>
          <table:table-cell>
            <text:p>978-1-4503-3226-2</text:p>
          </table:table-cell>
        </table:table-row>
        <table:table-row>
          <table:table-cell>
            <text:p>murgia_machine_2010</text:p>
          </table:table-cell>
          <table:table-cell>
            <text:p>6</text:p>
          </table:table-cell>
          <table:table-cell>
            <text:p>New York, NY, USA</text:p>
          </table:table-cell>
          <table:table-cell>
            <text:p/>
          </table:table-cell>
          <table:table-cell>
            <text:p>Murgia, Alessandro and Concas, Giulio and Marchesi, Michele and Tonelli, Roberto</text:p>
          </table:table-cell>
          <table:table-cell>
            <text:p>Proceedings of the 2010 {ACM}-{IEEE} {International} {Symposium} on {Empirical} {Software} {Engineering} and {Measurement}</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6:1--6:10</text:p>
          </table:table-cell>
          <table:table-cell>
            <text:p>ACM</text:p>
          </table:table-cell>
          <table:table-cell>
            <text:p/>
          </table:table-cell>
          <table:table-cell>
            <text:p>{ESEM} '10</text:p>
          </table:table-cell>
          <table:table-cell>
            <text:p>A Machine Learning Approach for Text Categorization of Fixing-issue Commits on CVS</text:p>
          </table:table-cell>
          <table:table-cell>
            <text:p/>
          </table:table-cell>
          <table:table-cell>
            <text:p/>
          </table:table-cell>
          <table:table-cell>
            <text:p>2010</text:p>
          </table:table-cell>
          <table:table-cell>
            <text:p>http://doi.acm.org/10.1145/1852786.1852794</text:p>
          </table:table-cell>
          <table:table-cell>
            <text:p/>
          </table:table-cell>
          <table:table-cell>
            <text:p/>
          </table:table-cell>
          <table:table-cell>
            <text:p/>
          </table:table-cell>
          <table:table-cell>
            <text:p/>
          </table:table-cell>
          <table:table-cell>
            <text:p/>
          </table:table-cell>
          <table:table-cell>
            <text:p>978-1-4503-0039-1</text:p>
          </table:table-cell>
        </table:table-row>
        <table:table-row>
          <table:table-cell>
            <text:p>murgia_developers_2014</text:p>
          </table:table-cell>
          <table:table-cell>
            <text:p>6</text:p>
          </table:table-cell>
          <table:table-cell>
            <text:p>New York, NY, USA</text:p>
          </table:table-cell>
          <table:table-cell>
            <text:p/>
          </table:table-cell>
          <table:table-cell>
            <text:p>Murgia, Alessandro and Tourani, Parastou and Adams, Bram and Ortu, Marco</text:p>
          </table:table-cell>
          <table:table-cell>
            <text:p>Proceedings of the 11th {Working} {Conference} on {Mining} {Software} {Repositori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62--271</text:p>
          </table:table-cell>
          <table:table-cell>
            <text:p>ACM</text:p>
          </table:table-cell>
          <table:table-cell>
            <text:p/>
          </table:table-cell>
          <table:table-cell>
            <text:p>{MSR} 2014</text:p>
          </table:table-cell>
          <table:table-cell>
            <text:p>Do Developers Feel Emotions? An Exploratory Analysis of Emotions in Software Artifacts</text:p>
          </table:table-cell>
          <table:table-cell>
            <text:p/>
          </table:table-cell>
          <table:table-cell>
            <text:p/>
          </table:table-cell>
          <table:table-cell>
            <text:p>2014</text:p>
          </table:table-cell>
          <table:table-cell>
            <text:p>http://doi.acm.org/10.1145/2597073.2597086</text:p>
          </table:table-cell>
          <table:table-cell>
            <text:p/>
          </table:table-cell>
          <table:table-cell>
            <text:p/>
          </table:table-cell>
          <table:table-cell>
            <text:p/>
          </table:table-cell>
          <table:table-cell>
            <text:p/>
          </table:table-cell>
          <table:table-cell>
            <text:p/>
          </table:table-cell>
          <table:table-cell>
            <text:p>978-1-4503-2863-0</text:p>
          </table:table-cell>
        </table:table-row>
        <table:table-row>
          <table:table-cell>
            <text:p>murray_implementing_2012</text:p>
          </table:table-cell>
          <table:table-cell>
            <text:p>7</text:p>
          </table:table-cell>
          <table:table-cell>
            <text:p/>
          </table:table-cell>
          <table:table-cell>
            <text:p/>
          </table:table-cell>
          <table:table-cell>
            <text:p>Murray, Meg</text:p>
          </table:table-cell>
          <table:table-cell>
            <text:p/>
          </table:table-cell>
          <table:table-cell>
            <text:p/>
          </table:table-cell>
          <table:table-cell>
            <text:p/>
          </table:table-cell>
          <table:table-cell>
            <text:p/>
          </table:table-cell>
          <table:table-cell>
            <text:p/>
          </table:table-cell>
          <table:table-cell>
            <text:p/>
          </table:table-cell>
          <table:table-cell>
            <text:p>J. Comput. Sci. Coll.</text:p>
          </table:table-cell>
          <table:table-cell>
            <text:p>December</text:p>
          </table:table-cell>
          <table:table-cell>
            <text:p/>
          </table:table-cell>
          <table:table-cell>
            <text:p>2</text:p>
          </table:table-cell>
          <table:table-cell>
            <text:p/>
          </table:table-cell>
          <table:table-cell>
            <text:p>225--231</text:p>
          </table:table-cell>
          <table:table-cell>
            <text:p/>
          </table:table-cell>
          <table:table-cell>
            <text:p/>
          </table:table-cell>
          <table:table-cell>
            <text:p/>
          </table:table-cell>
          <table:table-cell>
            <text:p>Implementing a Software Development Production Environment for Student Use: Advantages and Challenges</text:p>
          </table:table-cell>
          <table:table-cell>
            <text:p/>
          </table:table-cell>
          <table:table-cell>
            <text:p>28</text:p>
          </table:table-cell>
          <table:table-cell>
            <text:p>2012</text:p>
          </table:table-cell>
          <table:table-cell>
            <text:p>http://dl.acm.org/citation.cfm?id=2382887.2382922</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nichols_augmented_2010</text:p>
          </table:table-cell>
          <table:table-cell>
            <text:p>6</text:p>
          </table:table-cell>
          <table:table-cell>
            <text:p>New York, NY, USA</text:p>
          </table:table-cell>
          <table:table-cell>
            <text:p/>
          </table:table-cell>
          <table:table-cell>
            <text:p>Nichols, Brent D.</text:p>
          </table:table-cell>
          <table:table-cell>
            <text:p>Proceedings of the 48th {Annual} {Southeast} {Regional} {Conferenc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61:1--61:6</text:p>
          </table:table-cell>
          <table:table-cell>
            <text:p>ACM</text:p>
          </table:table-cell>
          <table:table-cell>
            <text:p/>
          </table:table-cell>
          <table:table-cell>
            <text:p>{ACM} {SE} '10</text:p>
          </table:table-cell>
          <table:table-cell>
            <text:p>Augmented Bug Localization Using Past Bug Information</text:p>
          </table:table-cell>
          <table:table-cell>
            <text:p/>
          </table:table-cell>
          <table:table-cell>
            <text:p/>
          </table:table-cell>
          <table:table-cell>
            <text:p>2010</text:p>
          </table:table-cell>
          <table:table-cell>
            <text:p>http://doi.acm.org/10.1145/1900008.1900090</text:p>
          </table:table-cell>
          <table:table-cell>
            <text:p/>
          </table:table-cell>
          <table:table-cell>
            <text:p/>
          </table:table-cell>
          <table:table-cell>
            <text:p/>
          </table:table-cell>
          <table:table-cell>
            <text:p/>
          </table:table-cell>
          <table:table-cell>
            <text:p/>
          </table:table-cell>
          <table:table-cell>
            <text:p>978-1-4503-0064-3</text:p>
          </table:table-cell>
        </table:table-row>
        <table:table-row>
          <table:table-cell>
            <text:p>nistor_toddler:_2013</text:p>
          </table:table-cell>
          <table:table-cell>
            <text:p>6</text:p>
          </table:table-cell>
          <table:table-cell>
            <text:p>Piscataway, NJ, USA</text:p>
          </table:table-cell>
          <table:table-cell>
            <text:p/>
          </table:table-cell>
          <table:table-cell>
            <text:p>Nistor, Adrian and Song, Linhai and Marinov, Darko and Lu, Shan</text:p>
          </table:table-cell>
          <table:table-cell>
            <text:p>Proceedings of the 2013 {International} {Conference} on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562--571</text:p>
          </table:table-cell>
          <table:table-cell>
            <text:p>IEEE Press</text:p>
          </table:table-cell>
          <table:table-cell>
            <text:p/>
          </table:table-cell>
          <table:table-cell>
            <text:p>{ICSE} '13</text:p>
          </table:table-cell>
          <table:table-cell>
            <text:p>Toddler: Detecting Performance Problems via Similar Memory-access Patterns</text:p>
          </table:table-cell>
          <table:table-cell>
            <text:p/>
          </table:table-cell>
          <table:table-cell>
            <text:p/>
          </table:table-cell>
          <table:table-cell>
            <text:p>2013</text:p>
          </table:table-cell>
          <table:table-cell>
            <text:p>http://dl.acm.org/citation.cfm?id=2486788.2486862</text:p>
          </table:table-cell>
          <table:table-cell>
            <text:p/>
          </table:table-cell>
          <table:table-cell>
            <text:p/>
          </table:table-cell>
          <table:table-cell>
            <text:p/>
          </table:table-cell>
          <table:table-cell>
            <text:p/>
          </table:table-cell>
          <table:table-cell>
            <text:p/>
          </table:table-cell>
          <table:table-cell>
            <text:p>978-1-4673-3076-3</text:p>
          </table:table-cell>
        </table:table-row>
        <table:table-row>
          <table:table-cell>
            <text:p>ocariza_vejovis:_2014</text:p>
          </table:table-cell>
          <table:table-cell>
            <text:p>6</text:p>
          </table:table-cell>
          <table:table-cell>
            <text:p>New York, NY, USA</text:p>
          </table:table-cell>
          <table:table-cell>
            <text:p/>
          </table:table-cell>
          <table:table-cell>
            <text:p>Ocariza, Jr., Frolin S. and Pattabiraman, Karthik and Mesbah, Ali</text:p>
          </table:table-cell>
          <table:table-cell>
            <text:p>Proceedings of the 36th {International} {Conference} on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837--847</text:p>
          </table:table-cell>
          <table:table-cell>
            <text:p>ACM</text:p>
          </table:table-cell>
          <table:table-cell>
            <text:p/>
          </table:table-cell>
          <table:table-cell>
            <text:p>{ICSE} 2014</text:p>
          </table:table-cell>
          <table:table-cell>
            <text:p>Vejovis: Suggesting Fixes for JavaScript Faults</text:p>
          </table:table-cell>
          <table:table-cell>
            <text:p/>
          </table:table-cell>
          <table:table-cell>
            <text:p/>
          </table:table-cell>
          <table:table-cell>
            <text:p>2014</text:p>
          </table:table-cell>
          <table:table-cell>
            <text:p>http://doi.acm.org/10.1145/2568225.2568257</text:p>
          </table:table-cell>
          <table:table-cell>
            <text:p/>
          </table:table-cell>
          <table:table-cell>
            <text:p/>
          </table:table-cell>
          <table:table-cell>
            <text:p/>
          </table:table-cell>
          <table:table-cell>
            <text:p/>
          </table:table-cell>
          <table:table-cell>
            <text:p/>
          </table:table-cell>
          <table:table-cell>
            <text:p>978-1-4503-2756-5</text:p>
          </table:table-cell>
        </table:table-row>
        <table:table-row>
          <table:table-cell>
            <text:p>ohira_accelerating_2005</text:p>
          </table:table-cell>
          <table:table-cell>
            <text:p>6</text:p>
          </table:table-cell>
          <table:table-cell>
            <text:p>New York, NY, USA</text:p>
          </table:table-cell>
          <table:table-cell>
            <text:p/>
          </table:table-cell>
          <table:table-cell>
            <text:p>Ohira, Masao and Ohsugi, Naoki and Ohoka, Tetsuya and Matsumoto, Ken-ichi</text:p>
          </table:table-cell>
          <table:table-cell>
            <text:p>Proceedings of the 2005 {International} {Workshop} on {Mining} {Software} {Repositori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5</text:p>
          </table:table-cell>
          <table:table-cell>
            <text:p>ACM</text:p>
          </table:table-cell>
          <table:table-cell>
            <text:p/>
          </table:table-cell>
          <table:table-cell>
            <text:p>{MSR} '05</text:p>
          </table:table-cell>
          <table:table-cell>
            <text:p>Accelerating Cross-project Knowledge Collaboration Using Collaborative Filtering and Social Networks</text:p>
          </table:table-cell>
          <table:table-cell>
            <text:p/>
          </table:table-cell>
          <table:table-cell>
            <text:p/>
          </table:table-cell>
          <table:table-cell>
            <text:p>2005</text:p>
          </table:table-cell>
          <table:table-cell>
            <text:p>http://doi.acm.org/10.1145/1082983.1083163</text:p>
          </table:table-cell>
          <table:table-cell>
            <text:p/>
          </table:table-cell>
          <table:table-cell>
            <text:p/>
          </table:table-cell>
          <table:table-cell>
            <text:p/>
          </table:table-cell>
          <table:table-cell>
            <text:p/>
          </table:table-cell>
          <table:table-cell>
            <text:p/>
          </table:table-cell>
          <table:table-cell>
            <text:p>1-59593-123-6</text:p>
          </table:table-cell>
        </table:table-row>
        <table:table-row>
          <table:table-cell>
            <text:p>ohira_accelerating_2005-1</text:p>
          </table:table-cell>
          <table:table-cell>
            <text:p>7</text:p>
          </table:table-cell>
          <table:table-cell>
            <text:p/>
          </table:table-cell>
          <table:table-cell>
            <text:p/>
          </table:table-cell>
          <table:table-cell>
            <text:p>Ohira, Masao and Ohsugi, Naoki and Ohoka, Tetsuya and Matsumoto, Ken-ichi</text:p>
          </table:table-cell>
          <table:table-cell>
            <text:p/>
          </table:table-cell>
          <table:table-cell>
            <text:p/>
          </table:table-cell>
          <table:table-cell>
            <text:p/>
          </table:table-cell>
          <table:table-cell>
            <text:p/>
          </table:table-cell>
          <table:table-cell>
            <text:p/>
          </table:table-cell>
          <table:table-cell>
            <text:p/>
          </table:table-cell>
          <table:table-cell>
            <text:p>SIGSOFT Softw. Eng. Notes</text:p>
          </table:table-cell>
          <table:table-cell>
            <text:p>May</text:p>
          </table:table-cell>
          <table:table-cell>
            <text:p/>
          </table:table-cell>
          <table:table-cell>
            <text:p>4</text:p>
          </table:table-cell>
          <table:table-cell>
            <text:p/>
          </table:table-cell>
          <table:table-cell>
            <text:p>1--5</text:p>
          </table:table-cell>
          <table:table-cell>
            <text:p/>
          </table:table-cell>
          <table:table-cell>
            <text:p/>
          </table:table-cell>
          <table:table-cell>
            <text:p/>
          </table:table-cell>
          <table:table-cell>
            <text:p>Accelerating Cross-project Knowledge Collaboration Using Collaborative Filtering and Social Networks</text:p>
          </table:table-cell>
          <table:table-cell>
            <text:p/>
          </table:table-cell>
          <table:table-cell>
            <text:p>30</text:p>
          </table:table-cell>
          <table:table-cell>
            <text:p>2005</text:p>
          </table:table-cell>
          <table:table-cell>
            <text:p>http://doi.acm.org/10.1145/1082983.1083163</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ortu_jira_2015</text:p>
          </table:table-cell>
          <table:table-cell>
            <text:p>6</text:p>
          </table:table-cell>
          <table:table-cell>
            <text:p>New York, NY, USA</text:p>
          </table:table-cell>
          <table:table-cell>
            <text:p/>
          </table:table-cell>
          <table:table-cell>
            <text:p>Ortu, Marco and Destefanis, Giuseppe and Adams, Bram and Murgia, Alessandro and Marchesi, Michele and Tonelli, Roberto</text:p>
          </table:table-cell>
          <table:table-cell>
            <text:p>Proceedings of the 11th {International} {Conference} on {Predictive} {Models} and {Data} {Analytics} in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1--1:4</text:p>
          </table:table-cell>
          <table:table-cell>
            <text:p>ACM</text:p>
          </table:table-cell>
          <table:table-cell>
            <text:p/>
          </table:table-cell>
          <table:table-cell>
            <text:p>{PROMISE} '15</text:p>
          </table:table-cell>
          <table:table-cell>
            <text:p>The JIRA Repository Dataset: Understanding Social Aspects of Software Development</text:p>
          </table:table-cell>
          <table:table-cell>
            <text:p/>
          </table:table-cell>
          <table:table-cell>
            <text:p/>
          </table:table-cell>
          <table:table-cell>
            <text:p>2015</text:p>
          </table:table-cell>
          <table:table-cell>
            <text:p>http://doi.acm.org/10.1145/2810146.2810147</text:p>
          </table:table-cell>
          <table:table-cell>
            <text:p/>
          </table:table-cell>
          <table:table-cell>
            <text:p/>
          </table:table-cell>
          <table:table-cell>
            <text:p/>
          </table:table-cell>
          <table:table-cell>
            <text:p/>
          </table:table-cell>
          <table:table-cell>
            <text:p/>
          </table:table-cell>
          <table:table-cell>
            <text:p>978-1-4503-3715-1</text:p>
          </table:table-cell>
        </table:table-row>
        <table:table-row>
          <table:table-cell>
            <text:p>palix_tracking_2010</text:p>
          </table:table-cell>
          <table:table-cell>
            <text:p>6</text:p>
          </table:table-cell>
          <table:table-cell>
            <text:p>New York, NY, USA</text:p>
          </table:table-cell>
          <table:table-cell>
            <text:p/>
          </table:table-cell>
          <table:table-cell>
            <text:p>Palix, Nicolas and Lawall, Julia and Muller, Gilles</text:p>
          </table:table-cell>
          <table:table-cell>
            <text:p>Proceedings of the 9th {International} {Conference} on {Aspect}-{Oriented} {Software} {Development}</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69--180</text:p>
          </table:table-cell>
          <table:table-cell>
            <text:p>ACM</text:p>
          </table:table-cell>
          <table:table-cell>
            <text:p/>
          </table:table-cell>
          <table:table-cell>
            <text:p>{AOSD} '10</text:p>
          </table:table-cell>
          <table:table-cell>
            <text:p>Tracking Code Patterns over Multiple Software Versions with Herodotos</text:p>
          </table:table-cell>
          <table:table-cell>
            <text:p/>
          </table:table-cell>
          <table:table-cell>
            <text:p/>
          </table:table-cell>
          <table:table-cell>
            <text:p>2010</text:p>
          </table:table-cell>
          <table:table-cell>
            <text:p>http://doi.acm.org/10.1145/1739230.1739250</text:p>
          </table:table-cell>
          <table:table-cell>
            <text:p/>
          </table:table-cell>
          <table:table-cell>
            <text:p/>
          </table:table-cell>
          <table:table-cell>
            <text:p/>
          </table:table-cell>
          <table:table-cell>
            <text:p/>
          </table:table-cell>
          <table:table-cell>
            <text:p/>
          </table:table-cell>
          <table:table-cell>
            <text:p>978-1-60558-958-9</text:p>
          </table:table-cell>
        </table:table-row>
        <table:table-row>
          <table:table-cell>
            <text:p>pathak_bootstrapping_2011</text:p>
          </table:table-cell>
          <table:table-cell>
            <text:p>6</text:p>
          </table:table-cell>
          <table:table-cell>
            <text:p>New York, NY, USA</text:p>
          </table:table-cell>
          <table:table-cell>
            <text:p/>
          </table:table-cell>
          <table:table-cell>
            <text:p>Pathak, Abhinav and Hu, Y. Charlie and Zhang, Ming</text:p>
          </table:table-cell>
          <table:table-cell>
            <text:p>Proceedings of the 10th {ACM} {Workshop} on {Hot} {Topics} in {Network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5:1--5:6</text:p>
          </table:table-cell>
          <table:table-cell>
            <text:p>ACM</text:p>
          </table:table-cell>
          <table:table-cell>
            <text:p/>
          </table:table-cell>
          <table:table-cell>
            <text:p>{HotNets}-{X}</text:p>
          </table:table-cell>
          <table:table-cell>
            <text:p>Bootstrapping Energy Debugging on Smartphones: A First Look at Energy Bugs in Mobile Devices</text:p>
          </table:table-cell>
          <table:table-cell>
            <text:p/>
          </table:table-cell>
          <table:table-cell>
            <text:p/>
          </table:table-cell>
          <table:table-cell>
            <text:p>2011</text:p>
          </table:table-cell>
          <table:table-cell>
            <text:p>http://doi.acm.org/10.1145/2070562.2070567</text:p>
          </table:table-cell>
          <table:table-cell>
            <text:p/>
          </table:table-cell>
          <table:table-cell>
            <text:p/>
          </table:table-cell>
          <table:table-cell>
            <text:p/>
          </table:table-cell>
          <table:table-cell>
            <text:p/>
          </table:table-cell>
          <table:table-cell>
            <text:p/>
          </table:table-cell>
          <table:table-cell>
            <text:p>978-1-4503-1059-8</text:p>
          </table:table-cell>
        </table:table-row>
        <table:table-row>
          <table:table-cell>
            <text:p>pollock_1st_2013</text:p>
          </table:table-cell>
          <table:table-cell>
            <text:p>6</text:p>
          </table:table-cell>
          <table:table-cell>
            <text:p>Piscataway, NJ, USA</text:p>
          </table:table-cell>
          <table:table-cell>
            <text:p/>
          </table:table-cell>
          <table:table-cell>
            <text:p>Pollock, Lori and Binkley, David and Lawrie, Dawn and Hill, Emily and Oliveto, Rocco and Bavota, Gabriele and Bacchelli, Alberto</text:p>
          </table:table-cell>
          <table:table-cell>
            <text:p>Proceedings of the 2013 {International} {Conference} on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537--1538</text:p>
          </table:table-cell>
          <table:table-cell>
            <text:p>IEEE Press</text:p>
          </table:table-cell>
          <table:table-cell>
            <text:p/>
          </table:table-cell>
          <table:table-cell>
            <text:p>{ICSE} '13</text:p>
          </table:table-cell>
          <table:table-cell>
            <text:p>1st International Workshop on Natural Language Analysis in Software Engineering (NaturaLiSE 2013)</text:p>
          </table:table-cell>
          <table:table-cell>
            <text:p/>
          </table:table-cell>
          <table:table-cell>
            <text:p/>
          </table:table-cell>
          <table:table-cell>
            <text:p>2013</text:p>
          </table:table-cell>
          <table:table-cell>
            <text:p>http://dl.acm.org/citation.cfm?id=2486788.2487072</text:p>
          </table:table-cell>
          <table:table-cell>
            <text:p/>
          </table:table-cell>
          <table:table-cell>
            <text:p/>
          </table:table-cell>
          <table:table-cell>
            <text:p/>
          </table:table-cell>
          <table:table-cell>
            <text:p/>
          </table:table-cell>
          <table:table-cell>
            <text:p/>
          </table:table-cell>
          <table:table-cell>
            <text:p>978-1-4673-3076-3</text:p>
          </table:table-cell>
        </table:table-row>
        <table:table-row>
          <table:table-cell>
            <text:p>ponzanelli_holistic_2014</text:p>
          </table:table-cell>
          <table:table-cell>
            <text:p>6</text:p>
          </table:table-cell>
          <table:table-cell>
            <text:p>New York, NY, USA</text:p>
          </table:table-cell>
          <table:table-cell>
            <text:p/>
          </table:table-cell>
          <table:table-cell>
            <text:p>Ponzanelli, Luca</text:p>
          </table:table-cell>
          <table:table-cell>
            <text:p>Companion {Proceedings} of the 36th {International} {Conference} on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686--689</text:p>
          </table:table-cell>
          <table:table-cell>
            <text:p>ACM</text:p>
          </table:table-cell>
          <table:table-cell>
            <text:p/>
          </table:table-cell>
          <table:table-cell>
            <text:p>{ICSE} {Companion} 2014</text:p>
          </table:table-cell>
          <table:table-cell>
            <text:p>Holistic Recommender Systems for Software Engineering</text:p>
          </table:table-cell>
          <table:table-cell>
            <text:p/>
          </table:table-cell>
          <table:table-cell>
            <text:p/>
          </table:table-cell>
          <table:table-cell>
            <text:p>2014</text:p>
          </table:table-cell>
          <table:table-cell>
            <text:p>http://doi.acm.org/10.1145/2591062.2591081</text:p>
          </table:table-cell>
          <table:table-cell>
            <text:p/>
          </table:table-cell>
          <table:table-cell>
            <text:p/>
          </table:table-cell>
          <table:table-cell>
            <text:p/>
          </table:table-cell>
          <table:table-cell>
            <text:p/>
          </table:table-cell>
          <table:table-cell>
            <text:p/>
          </table:table-cell>
          <table:table-cell>
            <text:p>978-1-4503-2768-8</text:p>
          </table:table-cell>
        </table:table-row>
        <table:table-row>
          <table:table-cell>
            <text:p>prifti_detecting_2011</text:p>
          </table:table-cell>
          <table:table-cell>
            <text:p>6</text:p>
          </table:table-cell>
          <table:table-cell>
            <text:p>New York, NY, USA</text:p>
          </table:table-cell>
          <table:table-cell>
            <text:p/>
          </table:table-cell>
          <table:table-cell>
            <text:p>Prifti, Tomi and Banerjee, Sean and Cukic, Bojan</text:p>
          </table:table-cell>
          <table:table-cell>
            <text:p>Proceedings of the 7th {International} {Conference} on {Predictive} {Models} in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8:1--8:9</text:p>
          </table:table-cell>
          <table:table-cell>
            <text:p>ACM</text:p>
          </table:table-cell>
          <table:table-cell>
            <text:p/>
          </table:table-cell>
          <table:table-cell>
            <text:p>Promise '11</text:p>
          </table:table-cell>
          <table:table-cell>
            <text:p>Detecting Bug Duplicate Reports Through Local References</text:p>
          </table:table-cell>
          <table:table-cell>
            <text:p/>
          </table:table-cell>
          <table:table-cell>
            <text:p/>
          </table:table-cell>
          <table:table-cell>
            <text:p>2011</text:p>
          </table:table-cell>
          <table:table-cell>
            <text:p>http://doi.acm.org/10.1145/2020390.2020398</text:p>
          </table:table-cell>
          <table:table-cell>
            <text:p/>
          </table:table-cell>
          <table:table-cell>
            <text:p/>
          </table:table-cell>
          <table:table-cell>
            <text:p/>
          </table:table-cell>
          <table:table-cell>
            <text:p/>
          </table:table-cell>
          <table:table-cell>
            <text:p/>
          </table:table-cell>
          <table:table-cell>
            <text:p>978-1-4503-0709-3</text:p>
          </table:table-cell>
        </table:table-row>
        <table:table-row>
          <table:table-cell>
            <text:p>rao_retrieval_2011</text:p>
          </table:table-cell>
          <table:table-cell>
            <text:p>6</text:p>
          </table:table-cell>
          <table:table-cell>
            <text:p>New York, NY, USA</text:p>
          </table:table-cell>
          <table:table-cell>
            <text:p/>
          </table:table-cell>
          <table:table-cell>
            <text:p>Rao, Shivani and Kak, Avinash</text:p>
          </table:table-cell>
          <table:table-cell>
            <text:p>Proceedings of the 8th {Working} {Conference} on {Mining} {Software} {Repositori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43--52</text:p>
          </table:table-cell>
          <table:table-cell>
            <text:p>ACM</text:p>
          </table:table-cell>
          <table:table-cell>
            <text:p/>
          </table:table-cell>
          <table:table-cell>
            <text:p>{MSR} '11</text:p>
          </table:table-cell>
          <table:table-cell>
            <text:p>Retrieval from Software Libraries for Bug Localization: A Comparative Study of Generic and Composite Text Models</text:p>
          </table:table-cell>
          <table:table-cell>
            <text:p/>
          </table:table-cell>
          <table:table-cell>
            <text:p/>
          </table:table-cell>
          <table:table-cell>
            <text:p>2011</text:p>
          </table:table-cell>
          <table:table-cell>
            <text:p>http://doi.acm.org/10.1145/1985441.1985451</text:p>
          </table:table-cell>
          <table:table-cell>
            <text:p/>
          </table:table-cell>
          <table:table-cell>
            <text:p/>
          </table:table-cell>
          <table:table-cell>
            <text:p/>
          </table:table-cell>
          <table:table-cell>
            <text:p/>
          </table:table-cell>
          <table:table-cell>
            <text:p/>
          </table:table-cell>
          <table:table-cell>
            <text:p>978-1-4503-0574-7</text:p>
          </table:table-cell>
        </table:table-row>
        <table:table-row>
          <table:table-cell>
            <text:p>rastkar_why_2013</text:p>
          </table:table-cell>
          <table:table-cell>
            <text:p>6</text:p>
          </table:table-cell>
          <table:table-cell>
            <text:p>Piscataway, NJ, USA</text:p>
          </table:table-cell>
          <table:table-cell>
            <text:p/>
          </table:table-cell>
          <table:table-cell>
            <text:p>Rastkar, Sarah and Murphy, Gail C.</text:p>
          </table:table-cell>
          <table:table-cell>
            <text:p>Proceedings of the 2013 {International} {Conference} on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193--1196</text:p>
          </table:table-cell>
          <table:table-cell>
            <text:p>IEEE Press</text:p>
          </table:table-cell>
          <table:table-cell>
            <text:p/>
          </table:table-cell>
          <table:table-cell>
            <text:p>{ICSE} '13</text:p>
          </table:table-cell>
          <table:table-cell>
            <text:p>Why Did This Code Change?</text:p>
          </table:table-cell>
          <table:table-cell>
            <text:p/>
          </table:table-cell>
          <table:table-cell>
            <text:p/>
          </table:table-cell>
          <table:table-cell>
            <text:p>2013</text:p>
          </table:table-cell>
          <table:table-cell>
            <text:p>http://dl.acm.org/citation.cfm?id=2486788.2486959</text:p>
          </table:table-cell>
          <table:table-cell>
            <text:p/>
          </table:table-cell>
          <table:table-cell>
            <text:p/>
          </table:table-cell>
          <table:table-cell>
            <text:p/>
          </table:table-cell>
          <table:table-cell>
            <text:p/>
          </table:table-cell>
          <table:table-cell>
            <text:p/>
          </table:table-cell>
          <table:table-cell>
            <text:p>978-1-4673-3076-3</text:p>
          </table:table-cell>
        </table:table-row>
        <table:table-row>
          <table:table-cell>
            <text:p>rastkar_summarizing_2010</text:p>
          </table:table-cell>
          <table:table-cell>
            <text:p>6</text:p>
          </table:table-cell>
          <table:table-cell>
            <text:p>New York, NY, USA</text:p>
          </table:table-cell>
          <table:table-cell>
            <text:p/>
          </table:table-cell>
          <table:table-cell>
            <text:p>Rastkar, Sarah and Murphy, Gail C. and Murray, Gabriel</text:p>
          </table:table-cell>
          <table:table-cell>
            <text:p>Proceedings of the 32Nd {ACM}/{IEEE} {International} {Conference} on {Software} {Engineering} - {Volume} 1</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505--514</text:p>
          </table:table-cell>
          <table:table-cell>
            <text:p>ACM</text:p>
          </table:table-cell>
          <table:table-cell>
            <text:p/>
          </table:table-cell>
          <table:table-cell>
            <text:p>{ICSE} '10</text:p>
          </table:table-cell>
          <table:table-cell>
            <text:p>Summarizing Software Artifacts: A Case Study of Bug Reports</text:p>
          </table:table-cell>
          <table:table-cell>
            <text:p/>
          </table:table-cell>
          <table:table-cell>
            <text:p/>
          </table:table-cell>
          <table:table-cell>
            <text:p>2010</text:p>
          </table:table-cell>
          <table:table-cell>
            <text:p>http://doi.acm.org/10.1145/1806799.1806872</text:p>
          </table:table-cell>
          <table:table-cell>
            <text:p/>
          </table:table-cell>
          <table:table-cell>
            <text:p/>
          </table:table-cell>
          <table:table-cell>
            <text:p/>
          </table:table-cell>
          <table:table-cell>
            <text:p/>
          </table:table-cell>
          <table:table-cell>
            <text:p/>
          </table:table-cell>
          <table:table-cell>
            <text:p>978-1-60558-719-6</text:p>
          </table:table-cell>
        </table:table-row>
        <table:table-row>
          <table:table-cell>
            <text:p>rastogi_samiksha:_2013</text:p>
          </table:table-cell>
          <table:table-cell>
            <text:p>6</text:p>
          </table:table-cell>
          <table:table-cell>
            <text:p>New York, NY, USA</text:p>
          </table:table-cell>
          <table:table-cell>
            <text:p/>
          </table:table-cell>
          <table:table-cell>
            <text:p>Rastogi, Ayushi and Gupta, Arpit and Sureka, Ashish</text:p>
          </table:table-cell>
          <table:table-cell>
            <text:p>Proceedings of the 6th {India} {Software} {Engineering} {Conferenc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3--22</text:p>
          </table:table-cell>
          <table:table-cell>
            <text:p>ACM</text:p>
          </table:table-cell>
          <table:table-cell>
            <text:p/>
          </table:table-cell>
          <table:table-cell>
            <text:p>{ISEC} '13</text:p>
          </table:table-cell>
          <table:table-cell>
            <text:p>Samiksha: Mining Issue Tracking System for Contribution and Performance Assessment</text:p>
          </table:table-cell>
          <table:table-cell>
            <text:p/>
          </table:table-cell>
          <table:table-cell>
            <text:p/>
          </table:table-cell>
          <table:table-cell>
            <text:p>2013</text:p>
          </table:table-cell>
          <table:table-cell>
            <text:p>http://doi.acm.org/10.1145/2442754.2442757</text:p>
          </table:table-cell>
          <table:table-cell>
            <text:p/>
          </table:table-cell>
          <table:table-cell>
            <text:p/>
          </table:table-cell>
          <table:table-cell>
            <text:p/>
          </table:table-cell>
          <table:table-cell>
            <text:p/>
          </table:table-cell>
          <table:table-cell>
            <text:p/>
          </table:table-cell>
          <table:table-cell>
            <text:p>978-1-4503-1987-4</text:p>
          </table:table-cell>
        </table:table-row>
        <table:table-row>
          <table:table-cell>
            <text:p>rastogi_samikshaviz:_2014</text:p>
          </table:table-cell>
          <table:table-cell>
            <text:p>6</text:p>
          </table:table-cell>
          <table:table-cell>
            <text:p>New York, NY, USA</text:p>
          </table:table-cell>
          <table:table-cell>
            <text:p/>
          </table:table-cell>
          <table:table-cell>
            <text:p>Rastogi, Ayushi and Sureka, Ashish</text:p>
          </table:table-cell>
          <table:table-cell>
            <text:p>Proceedings of the 7th {India} {Software} {Engineering} {Conferenc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1--2:10</text:p>
          </table:table-cell>
          <table:table-cell>
            <text:p>ACM</text:p>
          </table:table-cell>
          <table:table-cell>
            <text:p/>
          </table:table-cell>
          <table:table-cell>
            <text:p>{ISEC} '14</text:p>
          </table:table-cell>
          <table:table-cell>
            <text:p>SamikshaViz: A Panoramic View to Measure Contribution and Performance of Software Maintenance Professionals by Mining Bug Archives</text:p>
          </table:table-cell>
          <table:table-cell>
            <text:p/>
          </table:table-cell>
          <table:table-cell>
            <text:p/>
          </table:table-cell>
          <table:table-cell>
            <text:p>2014</text:p>
          </table:table-cell>
          <table:table-cell>
            <text:p>http://doi.acm.org/10.1145/2590748.2590750</text:p>
          </table:table-cell>
          <table:table-cell>
            <text:p/>
          </table:table-cell>
          <table:table-cell>
            <text:p/>
          </table:table-cell>
          <table:table-cell>
            <text:p/>
          </table:table-cell>
          <table:table-cell>
            <text:p/>
          </table:table-cell>
          <table:table-cell>
            <text:p/>
          </table:table-cell>
          <table:table-cell>
            <text:p>978-1-4503-2776-3</text:p>
          </table:table-cell>
        </table:table-row>
        <table:table-row>
          <table:table-cell>
            <text:p>regehr_test-case_2012</text:p>
          </table:table-cell>
          <table:table-cell>
            <text:p>7</text:p>
          </table:table-cell>
          <table:table-cell>
            <text:p/>
          </table:table-cell>
          <table:table-cell>
            <text:p/>
          </table:table-cell>
          <table:table-cell>
            <text:p>Regehr, John and Chen, Yang and Cuoq, Pascal and Eide, Eric and Ellison, Chucky and Yang, Xuejun</text:p>
          </table:table-cell>
          <table:table-cell>
            <text:p/>
          </table:table-cell>
          <table:table-cell>
            <text:p/>
          </table:table-cell>
          <table:table-cell>
            <text:p/>
          </table:table-cell>
          <table:table-cell>
            <text:p/>
          </table:table-cell>
          <table:table-cell>
            <text:p/>
          </table:table-cell>
          <table:table-cell>
            <text:p/>
          </table:table-cell>
          <table:table-cell>
            <text:p>SIGPLAN Not.</text:p>
          </table:table-cell>
          <table:table-cell>
            <text:p>June</text:p>
          </table:table-cell>
          <table:table-cell>
            <text:p/>
          </table:table-cell>
          <table:table-cell>
            <text:p>6</text:p>
          </table:table-cell>
          <table:table-cell>
            <text:p/>
          </table:table-cell>
          <table:table-cell>
            <text:p>335--346</text:p>
          </table:table-cell>
          <table:table-cell>
            <text:p/>
          </table:table-cell>
          <table:table-cell>
            <text:p/>
          </table:table-cell>
          <table:table-cell>
            <text:p/>
          </table:table-cell>
          <table:table-cell>
            <text:p>Test-case Reduction for C Compiler Bugs</text:p>
          </table:table-cell>
          <table:table-cell>
            <text:p/>
          </table:table-cell>
          <table:table-cell>
            <text:p>47</text:p>
          </table:table-cell>
          <table:table-cell>
            <text:p>2012</text:p>
          </table:table-cell>
          <table:table-cell>
            <text:p>http://doi.acm.org/10.1145/2345156.2254104</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regehr_test-case_2012-1</text:p>
          </table:table-cell>
          <table:table-cell>
            <text:p>6</text:p>
          </table:table-cell>
          <table:table-cell>
            <text:p>New York, NY, USA</text:p>
          </table:table-cell>
          <table:table-cell>
            <text:p/>
          </table:table-cell>
          <table:table-cell>
            <text:p>Regehr, John and Chen, Yang and Cuoq, Pascal and Eide, Eric and Ellison, Chucky and Yang, Xuejun</text:p>
          </table:table-cell>
          <table:table-cell>
            <text:p>Proceedings of the 33rd {ACM} {SIGPLAN} {Conference} on {Programming} {Language} {Design} and {Implementatio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35--346</text:p>
          </table:table-cell>
          <table:table-cell>
            <text:p>ACM</text:p>
          </table:table-cell>
          <table:table-cell>
            <text:p/>
          </table:table-cell>
          <table:table-cell>
            <text:p>{PLDI} '12</text:p>
          </table:table-cell>
          <table:table-cell>
            <text:p>Test-case Reduction for C Compiler Bugs</text:p>
          </table:table-cell>
          <table:table-cell>
            <text:p/>
          </table:table-cell>
          <table:table-cell>
            <text:p/>
          </table:table-cell>
          <table:table-cell>
            <text:p>2012</text:p>
          </table:table-cell>
          <table:table-cell>
            <text:p>http://doi.acm.org/10.1145/2254064.2254104</text:p>
          </table:table-cell>
          <table:table-cell>
            <text:p/>
          </table:table-cell>
          <table:table-cell>
            <text:p/>
          </table:table-cell>
          <table:table-cell>
            <text:p/>
          </table:table-cell>
          <table:table-cell>
            <text:p/>
          </table:table-cell>
          <table:table-cell>
            <text:p/>
          </table:table-cell>
          <table:table-cell>
            <text:p>978-1-4503-1205-9</text:p>
          </table:table-cell>
        </table:table-row>
        <table:table-row>
          <table:table-cell>
            <text:p>reid_drproject:_2007</text:p>
          </table:table-cell>
          <table:table-cell>
            <text:p>7</text:p>
          </table:table-cell>
          <table:table-cell>
            <text:p/>
          </table:table-cell>
          <table:table-cell>
            <text:p/>
          </table:table-cell>
          <table:table-cell>
            <text:p>Reid, Karen L. and Wilson, Gregory V.</text:p>
          </table:table-cell>
          <table:table-cell>
            <text:p/>
          </table:table-cell>
          <table:table-cell>
            <text:p/>
          </table:table-cell>
          <table:table-cell>
            <text:p/>
          </table:table-cell>
          <table:table-cell>
            <text:p/>
          </table:table-cell>
          <table:table-cell>
            <text:p/>
          </table:table-cell>
          <table:table-cell>
            <text:p/>
          </table:table-cell>
          <table:table-cell>
            <text:p>SIGCSE Bull.</text:p>
          </table:table-cell>
          <table:table-cell>
            <text:p>March</text:p>
          </table:table-cell>
          <table:table-cell>
            <text:p/>
          </table:table-cell>
          <table:table-cell>
            <text:p>1</text:p>
          </table:table-cell>
          <table:table-cell>
            <text:p/>
          </table:table-cell>
          <table:table-cell>
            <text:p>317--321</text:p>
          </table:table-cell>
          <table:table-cell>
            <text:p/>
          </table:table-cell>
          <table:table-cell>
            <text:p/>
          </table:table-cell>
          <table:table-cell>
            <text:p/>
          </table:table-cell>
          <table:table-cell>
            <text:p>DrProject: A Software Project Management Portal to Meet Educational Needs</text:p>
          </table:table-cell>
          <table:table-cell>
            <text:p/>
          </table:table-cell>
          <table:table-cell>
            <text:p>39</text:p>
          </table:table-cell>
          <table:table-cell>
            <text:p>2007</text:p>
          </table:table-cell>
          <table:table-cell>
            <text:p>http://doi.acm.org/10.1145/1227504.1227421</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reid_drproject:_2007-1</text:p>
          </table:table-cell>
          <table:table-cell>
            <text:p>6</text:p>
          </table:table-cell>
          <table:table-cell>
            <text:p>New York, NY, USA</text:p>
          </table:table-cell>
          <table:table-cell>
            <text:p/>
          </table:table-cell>
          <table:table-cell>
            <text:p>Reid, Karen L. and Wilson, Gregory V.</text:p>
          </table:table-cell>
          <table:table-cell>
            <text:p>Proceedings of the 38th {SIGCSE} {Technical} {Symposium} on {Computer} {Science} {Educatio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17--321</text:p>
          </table:table-cell>
          <table:table-cell>
            <text:p>ACM</text:p>
          </table:table-cell>
          <table:table-cell>
            <text:p/>
          </table:table-cell>
          <table:table-cell>
            <text:p>{SIGCSE} '07</text:p>
          </table:table-cell>
          <table:table-cell>
            <text:p>DrProject: A Software Project Management Portal to Meet Educational Needs</text:p>
          </table:table-cell>
          <table:table-cell>
            <text:p/>
          </table:table-cell>
          <table:table-cell>
            <text:p/>
          </table:table-cell>
          <table:table-cell>
            <text:p>2007</text:p>
          </table:table-cell>
          <table:table-cell>
            <text:p>http://doi.acm.org/10.1145/1227310.1227421</text:p>
          </table:table-cell>
          <table:table-cell>
            <text:p/>
          </table:table-cell>
          <table:table-cell>
            <text:p/>
          </table:table-cell>
          <table:table-cell>
            <text:p/>
          </table:table-cell>
          <table:table-cell>
            <text:p/>
          </table:table-cell>
          <table:table-cell>
            <text:p/>
          </table:table-cell>
          <table:table-cell>
            <text:p>1-59593-361-1</text:p>
          </table:table-cell>
        </table:table-row>
        <table:table-row>
          <table:table-cell>
            <text:p>robles_floss_2014</text:p>
          </table:table-cell>
          <table:table-cell>
            <text:p>7</text:p>
          </table:table-cell>
          <table:table-cell>
            <text:p/>
          </table:table-cell>
          <table:table-cell>
            <text:p/>
          </table:table-cell>
          <table:table-cell>
            <text:p>Robles, Gregorio and González-Barahona, Jesús M. and Riehle, Dirk</text:p>
          </table:table-cell>
          <table:table-cell>
            <text:p/>
          </table:table-cell>
          <table:table-cell>
            <text:p/>
          </table:table-cell>
          <table:table-cell>
            <text:p/>
          </table:table-cell>
          <table:table-cell>
            <text:p/>
          </table:table-cell>
          <table:table-cell>
            <text:p/>
          </table:table-cell>
          <table:table-cell>
            <text:p/>
          </table:table-cell>
          <table:table-cell>
            <text:p>SIGSOFT Softw. Eng. Notes</text:p>
          </table:table-cell>
          <table:table-cell>
            <text:p>December</text:p>
          </table:table-cell>
          <table:table-cell>
            <text:p/>
          </table:table-cell>
          <table:table-cell>
            <text:p>6</text:p>
          </table:table-cell>
          <table:table-cell>
            <text:p/>
          </table:table-cell>
          <table:table-cell>
            <text:p>26--27</text:p>
          </table:table-cell>
          <table:table-cell>
            <text:p/>
          </table:table-cell>
          <table:table-cell>
            <text:p/>
          </table:table-cell>
          <table:table-cell>
            <text:p/>
          </table:table-cell>
          <table:table-cell>
            <text:p>FLOSS Research Track at the 10th International Symposium on Open Collaboration (OpenSym 2014)</text:p>
          </table:table-cell>
          <table:table-cell>
            <text:p/>
          </table:table-cell>
          <table:table-cell>
            <text:p>39</text:p>
          </table:table-cell>
          <table:table-cell>
            <text:p>2014</text:p>
          </table:table-cell>
          <table:table-cell>
            <text:p>http://doi.acm.org/10.1145/2674632.2674648</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roehm_reproducing_2014</text:p>
          </table:table-cell>
          <table:table-cell>
            <text:p>6</text:p>
          </table:table-cell>
          <table:table-cell>
            <text:p>New York, NY, USA</text:p>
          </table:table-cell>
          <table:table-cell>
            <text:p/>
          </table:table-cell>
          <table:table-cell>
            <text:p>Roehm, Tobias and Bruegge, Bernd</text:p>
          </table:table-cell>
          <table:table-cell>
            <text:p>Companion {Proceedings} of the 36th {International} {Conference} on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496--499</text:p>
          </table:table-cell>
          <table:table-cell>
            <text:p>ACM</text:p>
          </table:table-cell>
          <table:table-cell>
            <text:p/>
          </table:table-cell>
          <table:table-cell>
            <text:p>{ICSE} {Companion} 2014</text:p>
          </table:table-cell>
          <table:table-cell>
            <text:p>Reproducing Software Failures by Exploiting the Action History of Undo Features</text:p>
          </table:table-cell>
          <table:table-cell>
            <text:p/>
          </table:table-cell>
          <table:table-cell>
            <text:p/>
          </table:table-cell>
          <table:table-cell>
            <text:p>2014</text:p>
          </table:table-cell>
          <table:table-cell>
            <text:p>http://doi.acm.org/10.1145/2591062.2591101</text:p>
          </table:table-cell>
          <table:table-cell>
            <text:p/>
          </table:table-cell>
          <table:table-cell>
            <text:p/>
          </table:table-cell>
          <table:table-cell>
            <text:p/>
          </table:table-cell>
          <table:table-cell>
            <text:p/>
          </table:table-cell>
          <table:table-cell>
            <text:p/>
          </table:table-cell>
          <table:table-cell>
            <text:p>978-1-4503-2768-8</text:p>
          </table:table-cell>
        </table:table-row>
        <table:table-row>
          <table:table-cell>
            <text:p>romo_towards_2015</text:p>
          </table:table-cell>
          <table:table-cell>
            <text:p>6</text:p>
          </table:table-cell>
          <table:table-cell>
            <text:p>New York, NY, USA</text:p>
          </table:table-cell>
          <table:table-cell>
            <text:p/>
          </table:table-cell>
          <table:table-cell>
            <text:p>Romo, Bilyaminu Auwal and Capiluppi, Andrea</text:p>
          </table:table-cell>
          <table:table-cell>
            <text:p>Proceedings of the 19th {International} {Conference} on {Evaluation} and {Assessment} in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3:1--33:6</text:p>
          </table:table-cell>
          <table:table-cell>
            <text:p>ACM</text:p>
          </table:table-cell>
          <table:table-cell>
            <text:p/>
          </table:table-cell>
          <table:table-cell>
            <text:p>{EASE} '15</text:p>
          </table:table-cell>
          <table:table-cell>
            <text:p>Towards an Automation of the Traceability of Bugs from Development Logs: A Study Based on Open Source Software</text:p>
          </table:table-cell>
          <table:table-cell>
            <text:p/>
          </table:table-cell>
          <table:table-cell>
            <text:p/>
          </table:table-cell>
          <table:table-cell>
            <text:p>2015</text:p>
          </table:table-cell>
          <table:table-cell>
            <text:p>http://doi.acm.org/10.1145/2745802.2745833</text:p>
          </table:table-cell>
          <table:table-cell>
            <text:p/>
          </table:table-cell>
          <table:table-cell>
            <text:p/>
          </table:table-cell>
          <table:table-cell>
            <text:p/>
          </table:table-cell>
          <table:table-cell>
            <text:p/>
          </table:table-cell>
          <table:table-cell>
            <text:p/>
          </table:table-cell>
          <table:table-cell>
            <text:p>978-1-4503-3350-4</text:p>
          </table:table-cell>
        </table:table-row>
        <table:table-row>
          <table:table-cell>
            <text:p>romo_filling_2014</text:p>
          </table:table-cell>
          <table:table-cell>
            <text:p>6</text:p>
          </table:table-cell>
          <table:table-cell>
            <text:p>New York, NY, USA</text:p>
          </table:table-cell>
          <table:table-cell>
            <text:p/>
          </table:table-cell>
          <table:table-cell>
            <text:p>Romo, Bilyaminu Auwal and Capiluppi, Andrea and Hall, Tracy</text:p>
          </table:table-cell>
          <table:table-cell>
            <text:p>Proceedings of {The} {International} {Symposium} on {Open} {Collaboratio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8:1--8:4</text:p>
          </table:table-cell>
          <table:table-cell>
            <text:p>ACM</text:p>
          </table:table-cell>
          <table:table-cell>
            <text:p/>
          </table:table-cell>
          <table:table-cell>
            <text:p>{OpenSym} '14</text:p>
          </table:table-cell>
          <table:table-cell>
            <text:p>Filling the Gaps of Development Logs and Bug Issue Data</text:p>
          </table:table-cell>
          <table:table-cell>
            <text:p/>
          </table:table-cell>
          <table:table-cell>
            <text:p/>
          </table:table-cell>
          <table:table-cell>
            <text:p>2014</text:p>
          </table:table-cell>
          <table:table-cell>
            <text:p>http://doi.acm.org/10.1145/2641580.2641592</text:p>
          </table:table-cell>
          <table:table-cell>
            <text:p/>
          </table:table-cell>
          <table:table-cell>
            <text:p/>
          </table:table-cell>
          <table:table-cell>
            <text:p/>
          </table:table-cell>
          <table:table-cell>
            <text:p/>
          </table:table-cell>
          <table:table-cell>
            <text:p/>
          </table:table-cell>
          <table:table-cell>
            <text:p>978-1-4503-3016-9</text:p>
          </table:table-cell>
        </table:table-row>
        <table:table-row>
          <table:table-cell>
            <text:p>rowe_state_1981</text:p>
          </table:table-cell>
          <table:table-cell>
            <text:p>6</text:p>
          </table:table-cell>
          <table:table-cell>
            <text:p>New York, NY, USA</text:p>
          </table:table-cell>
          <table:table-cell>
            <text:p/>
          </table:table-cell>
          <table:table-cell>
            <text:p>Rowe, L.</text:p>
          </table:table-cell>
          <table:table-cell>
            <text:p>Proceedings of the {ACM} '81 {Conferenc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81--282</text:p>
          </table:table-cell>
          <table:table-cell>
            <text:p>ACM</text:p>
          </table:table-cell>
          <table:table-cell>
            <text:p/>
          </table:table-cell>
          <table:table-cell>
            <text:p>{ACM} '81</text:p>
          </table:table-cell>
          <table:table-cell>
            <text:p>State of the Art Issues in Distributed Databases (Panel Session): Form-Flow Application Development</text:p>
          </table:table-cell>
          <table:table-cell>
            <text:p/>
          </table:table-cell>
          <table:table-cell>
            <text:p/>
          </table:table-cell>
          <table:table-cell>
            <text:p>1981</text:p>
          </table:table-cell>
          <table:table-cell>
            <text:p>http://doi.acm.org/10.1145/800175.809899</text:p>
          </table:table-cell>
          <table:table-cell>
            <text:p/>
          </table:table-cell>
          <table:table-cell>
            <text:p/>
          </table:table-cell>
          <table:table-cell>
            <text:p/>
          </table:table-cell>
          <table:table-cell>
            <text:p/>
          </table:table-cell>
          <table:table-cell>
            <text:p/>
          </table:table-cell>
          <table:table-cell>
            <text:p>0-89791-049-4</text:p>
          </table:table-cell>
        </table:table-row>
        <table:table-row>
          <table:table-cell>
            <text:p>ruohonen_software_2015</text:p>
          </table:table-cell>
          <table:table-cell>
            <text:p>6</text:p>
          </table:table-cell>
          <table:table-cell>
            <text:p>New York, NY, USA</text:p>
          </table:table-cell>
          <table:table-cell>
            <text:p/>
          </table:table-cell>
          <table:table-cell>
            <text:p>Ruohonen, Jukka and Hyrynsalmi, Sami and Leppänen, Ville</text:p>
          </table:table-cell>
          <table:table-cell>
            <text:p>Proceedings of the 14th {International} {Workshop} on {Principles} of {Software} {Evolutio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56--65</text:p>
          </table:table-cell>
          <table:table-cell>
            <text:p>ACM</text:p>
          </table:table-cell>
          <table:table-cell>
            <text:p/>
          </table:table-cell>
          <table:table-cell>
            <text:p>{IWPSE} 2015</text:p>
          </table:table-cell>
          <table:table-cell>
            <text:p>Software Evolution and Time Series Volatility: An Empirical Exploration</text:p>
          </table:table-cell>
          <table:table-cell>
            <text:p/>
          </table:table-cell>
          <table:table-cell>
            <text:p/>
          </table:table-cell>
          <table:table-cell>
            <text:p>2015</text:p>
          </table:table-cell>
          <table:table-cell>
            <text:p>http://doi.acm.org/10.1145/2804360.2804367</text:p>
          </table:table-cell>
          <table:table-cell>
            <text:p/>
          </table:table-cell>
          <table:table-cell>
            <text:p/>
          </table:table-cell>
          <table:table-cell>
            <text:p/>
          </table:table-cell>
          <table:table-cell>
            <text:p/>
          </table:table-cell>
          <table:table-cell>
            <text:p/>
          </table:table-cell>
          <table:table-cell>
            <text:p>978-1-4503-3816-5</text:p>
          </table:table-cell>
        </table:table-row>
        <table:table-row>
          <table:table-cell>
            <text:p>saha_are_2015</text:p>
          </table:table-cell>
          <table:table-cell>
            <text:p>6</text:p>
          </table:table-cell>
          <table:table-cell>
            <text:p>Piscataway, NJ, USA</text:p>
          </table:table-cell>
          <table:table-cell>
            <text:p/>
          </table:table-cell>
          <table:table-cell>
            <text:p>Saha, Ripon K. and Lawall, Julia and Khurshid, Sarfraz and Perry, Dewayne E.</text:p>
          </table:table-cell>
          <table:table-cell>
            <text:p>Proceedings of the 12th {Working} {Conference} on {Mining} {Software} {Repositori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58--268</text:p>
          </table:table-cell>
          <table:table-cell>
            <text:p>IEEE Press</text:p>
          </table:table-cell>
          <table:table-cell>
            <text:p/>
          </table:table-cell>
          <table:table-cell>
            <text:p>{MSR} '15</text:p>
          </table:table-cell>
          <table:table-cell>
            <text:p>Are These Bugs Really "Normal"?</text:p>
          </table:table-cell>
          <table:table-cell>
            <text:p/>
          </table:table-cell>
          <table:table-cell>
            <text:p/>
          </table:table-cell>
          <table:table-cell>
            <text:p>2015</text:p>
          </table:table-cell>
          <table:table-cell>
            <text:p>http://dl.acm.org/citation.cfm?id=2820518.2820550</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sahoo_empirical_2010</text:p>
          </table:table-cell>
          <table:table-cell>
            <text:p>6</text:p>
          </table:table-cell>
          <table:table-cell>
            <text:p>New York, NY, USA</text:p>
          </table:table-cell>
          <table:table-cell>
            <text:p/>
          </table:table-cell>
          <table:table-cell>
            <text:p>Sahoo, Swarup Kumar and Criswell, John and Adve, Vikram</text:p>
          </table:table-cell>
          <table:table-cell>
            <text:p>Proceedings of the 32Nd {ACM}/{IEEE} {International} {Conference} on {Software} {Engineering} - {Volume} 1</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485--494</text:p>
          </table:table-cell>
          <table:table-cell>
            <text:p>ACM</text:p>
          </table:table-cell>
          <table:table-cell>
            <text:p/>
          </table:table-cell>
          <table:table-cell>
            <text:p>{ICSE} '10</text:p>
          </table:table-cell>
          <table:table-cell>
            <text:p>An Empirical Study of Reported Bugs in Server Software with Implications for Automated Bug Diagnosis</text:p>
          </table:table-cell>
          <table:table-cell>
            <text:p/>
          </table:table-cell>
          <table:table-cell>
            <text:p/>
          </table:table-cell>
          <table:table-cell>
            <text:p>2010</text:p>
          </table:table-cell>
          <table:table-cell>
            <text:p>http://doi.acm.org/10.1145/1806799.1806870</text:p>
          </table:table-cell>
          <table:table-cell>
            <text:p/>
          </table:table-cell>
          <table:table-cell>
            <text:p/>
          </table:table-cell>
          <table:table-cell>
            <text:p/>
          </table:table-cell>
          <table:table-cell>
            <text:p/>
          </table:table-cell>
          <table:table-cell>
            <text:p/>
          </table:table-cell>
          <table:table-cell>
            <text:p>978-1-60558-719-6</text:p>
          </table:table-cell>
        </table:table-row>
        <table:table-row>
          <table:table-cell>
            <text:p>sanchez_drupal_2013</text:p>
          </table:table-cell>
          <table:table-cell>
            <text:p>6</text:p>
          </table:table-cell>
          <table:table-cell>
            <text:p>New York, NY, USA</text:p>
          </table:table-cell>
          <table:table-cell>
            <text:p/>
          </table:table-cell>
          <table:table-cell>
            <text:p>Sánchez, Ana B. and Segura, Sergio and Ruiz-Cortés, Antonio</text:p>
          </table:table-cell>
          <table:table-cell>
            <text:p>Proceedings of the {Eighth} {International} {Workshop} on {Variability} {Modelling} of {Software}-{Intensive} {System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1:1--11:8</text:p>
          </table:table-cell>
          <table:table-cell>
            <text:p>ACM</text:p>
          </table:table-cell>
          <table:table-cell>
            <text:p/>
          </table:table-cell>
          <table:table-cell>
            <text:p>{VaMoS} '14</text:p>
          </table:table-cell>
          <table:table-cell>
            <text:p>The Drupal Framework: A Case Study to Evaluate Variability Testing Techniques</text:p>
          </table:table-cell>
          <table:table-cell>
            <text:p/>
          </table:table-cell>
          <table:table-cell>
            <text:p/>
          </table:table-cell>
          <table:table-cell>
            <text:p>2013</text:p>
          </table:table-cell>
          <table:table-cell>
            <text:p>http://doi.acm.org/10.1145/2556624.2556638</text:p>
          </table:table-cell>
          <table:table-cell>
            <text:p/>
          </table:table-cell>
          <table:table-cell>
            <text:p/>
          </table:table-cell>
          <table:table-cell>
            <text:p/>
          </table:table-cell>
          <table:table-cell>
            <text:p/>
          </table:table-cell>
          <table:table-cell>
            <text:p/>
          </table:table-cell>
          <table:table-cell>
            <text:p>978-1-4503-2556-1</text:p>
          </table:table-cell>
        </table:table-row>
        <table:table-row>
          <table:table-cell>
            <text:p>servant_whosefault:_2012</text:p>
          </table:table-cell>
          <table:table-cell>
            <text:p>6</text:p>
          </table:table-cell>
          <table:table-cell>
            <text:p>Piscataway, NJ, USA</text:p>
          </table:table-cell>
          <table:table-cell>
            <text:p/>
          </table:table-cell>
          <table:table-cell>
            <text:p>Servant, Francisco and Jones, James A.</text:p>
          </table:table-cell>
          <table:table-cell>
            <text:p>Proceedings of the 34th {International} {Conference} on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6--46</text:p>
          </table:table-cell>
          <table:table-cell>
            <text:p>IEEE Press</text:p>
          </table:table-cell>
          <table:table-cell>
            <text:p/>
          </table:table-cell>
          <table:table-cell>
            <text:p>{ICSE} '12</text:p>
          </table:table-cell>
          <table:table-cell>
            <text:p>WhoseFault: Automatic Developer-to-fault Assignment Through Fault Localization</text:p>
          </table:table-cell>
          <table:table-cell>
            <text:p/>
          </table:table-cell>
          <table:table-cell>
            <text:p/>
          </table:table-cell>
          <table:table-cell>
            <text:p>2012</text:p>
          </table:table-cell>
          <table:table-cell>
            <text:p>http://dl.acm.org/citation.cfm?id=2337223.2337228</text:p>
          </table:table-cell>
          <table:table-cell>
            <text:p/>
          </table:table-cell>
          <table:table-cell>
            <text:p/>
          </table:table-cell>
          <table:table-cell>
            <text:p/>
          </table:table-cell>
          <table:table-cell>
            <text:p/>
          </table:table-cell>
          <table:table-cell>
            <text:p/>
          </table:table-cell>
          <table:table-cell>
            <text:p>978-1-4673-1067-3</text:p>
          </table:table-cell>
        </table:table-row>
        <table:table-row>
          <table:table-cell>
            <text:p>sharma_understanding_2013</text:p>
          </table:table-cell>
          <table:table-cell>
            <text:p>6</text:p>
          </table:table-cell>
          <table:table-cell>
            <text:p>New York, NY, USA</text:p>
          </table:table-cell>
          <table:table-cell>
            <text:p/>
          </table:table-cell>
          <table:table-cell>
            <text:p>Sharma, Meera and Kumari, Madhu and Singh, V. B.</text:p>
          </table:table-cell>
          <table:table-cell>
            <text:p>Proceedings of the 5th {IBM} {Collaborative} {Academia} {Research} {Exchange} {Workshop}</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5:1--15:4</text:p>
          </table:table-cell>
          <table:table-cell>
            <text:p>ACM</text:p>
          </table:table-cell>
          <table:table-cell>
            <text:p/>
          </table:table-cell>
          <table:table-cell>
            <text:p>I-{CARE} '13</text:p>
          </table:table-cell>
          <table:table-cell>
            <text:p>Understanding the Meaning of Bug Attributes and Prediction Models</text:p>
          </table:table-cell>
          <table:table-cell>
            <text:p/>
          </table:table-cell>
          <table:table-cell>
            <text:p/>
          </table:table-cell>
          <table:table-cell>
            <text:p>2013</text:p>
          </table:table-cell>
          <table:table-cell>
            <text:p>http://doi.acm.org/10.1145/2528228.2528244</text:p>
          </table:table-cell>
          <table:table-cell>
            <text:p/>
          </table:table-cell>
          <table:table-cell>
            <text:p/>
          </table:table-cell>
          <table:table-cell>
            <text:p/>
          </table:table-cell>
          <table:table-cell>
            <text:p/>
          </table:table-cell>
          <table:table-cell>
            <text:p/>
          </table:table-cell>
          <table:table-cell>
            <text:p>978-1-4503-2320-8</text:p>
          </table:table-cell>
        </table:table-row>
        <table:table-row>
          <table:table-cell>
            <text:p>shepherd_using_2007</text:p>
          </table:table-cell>
          <table:table-cell>
            <text:p>6</text:p>
          </table:table-cell>
          <table:table-cell>
            <text:p>New York, NY, USA</text:p>
          </table:table-cell>
          <table:table-cell>
            <text:p/>
          </table:table-cell>
          <table:table-cell>
            <text:p>Shepherd, David and Fry, Zachary P. and Hill, Emily and Pollock, Lori and Vijay-Shanker, K.</text:p>
          </table:table-cell>
          <table:table-cell>
            <text:p>Proceedings of the 6th {International} {Conference} on {Aspect}-oriented {Software} {Development}</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12--224</text:p>
          </table:table-cell>
          <table:table-cell>
            <text:p>ACM</text:p>
          </table:table-cell>
          <table:table-cell>
            <text:p/>
          </table:table-cell>
          <table:table-cell>
            <text:p>{AOSD} '07</text:p>
          </table:table-cell>
          <table:table-cell>
            <text:p>Using Natural Language Program Analysis to Locate and Understand Action-oriented Concerns</text:p>
          </table:table-cell>
          <table:table-cell>
            <text:p/>
          </table:table-cell>
          <table:table-cell>
            <text:p/>
          </table:table-cell>
          <table:table-cell>
            <text:p>2007</text:p>
          </table:table-cell>
          <table:table-cell>
            <text:p>http://doi.acm.org/10.1145/1218563.1218587</text:p>
          </table:table-cell>
          <table:table-cell>
            <text:p/>
          </table:table-cell>
          <table:table-cell>
            <text:p/>
          </table:table-cell>
          <table:table-cell>
            <text:p/>
          </table:table-cell>
          <table:table-cell>
            <text:p/>
          </table:table-cell>
          <table:table-cell>
            <text:p/>
          </table:table-cell>
          <table:table-cell>
            <text:p>1-59593-615-7</text:p>
          </table:table-cell>
        </table:table-row>
        <table:table-row>
          <table:table-cell>
            <text:p>shihab_industrial_2012</text:p>
          </table:table-cell>
          <table:table-cell>
            <text:p>6</text:p>
          </table:table-cell>
          <table:table-cell>
            <text:p>New York, NY, USA</text:p>
          </table:table-cell>
          <table:table-cell>
            <text:p/>
          </table:table-cell>
          <table:table-cell>
            <text:p>Shihab, Emad and Hassan, Ahmed E. and Adams, Bram and Jiang, Zhen Ming</text:p>
          </table:table-cell>
          <table:table-cell>
            <text:p>Proceedings of the {ACM} {SIGSOFT} 20th {International} {Symposium} on the {Foundations} of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62:1--62:11</text:p>
          </table:table-cell>
          <table:table-cell>
            <text:p>ACM</text:p>
          </table:table-cell>
          <table:table-cell>
            <text:p/>
          </table:table-cell>
          <table:table-cell>
            <text:p>{FSE} '12</text:p>
          </table:table-cell>
          <table:table-cell>
            <text:p>An Industrial Study on the Risk of Software Changes</text:p>
          </table:table-cell>
          <table:table-cell>
            <text:p/>
          </table:table-cell>
          <table:table-cell>
            <text:p/>
          </table:table-cell>
          <table:table-cell>
            <text:p>2012</text:p>
          </table:table-cell>
          <table:table-cell>
            <text:p>http://doi.acm.org/10.1145/2393596.2393670</text:p>
          </table:table-cell>
          <table:table-cell>
            <text:p/>
          </table:table-cell>
          <table:table-cell>
            <text:p/>
          </table:table-cell>
          <table:table-cell>
            <text:p/>
          </table:table-cell>
          <table:table-cell>
            <text:p/>
          </table:table-cell>
          <table:table-cell>
            <text:p/>
          </table:table-cell>
          <table:table-cell>
            <text:p>978-1-4503-1614-9</text:p>
          </table:table-cell>
        </table:table-row>
        <table:table-row>
          <table:table-cell>
            <text:p>shihab_mining_2012</text:p>
          </table:table-cell>
          <table:table-cell>
            <text:p>6</text:p>
          </table:table-cell>
          <table:table-cell>
            <text:p>Piscataway, NJ, USA</text:p>
          </table:table-cell>
          <table:table-cell>
            <text:p/>
          </table:table-cell>
          <table:table-cell>
            <text:p>Shihab, Emad and Kamei, Yasutaka and Bhattacharya, Pamela</text:p>
          </table:table-cell>
          <table:table-cell>
            <text:p>Proceedings of the 9th {IEEE} {Working} {Conference} on {Mining} {Software} {Repositori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12--115</text:p>
          </table:table-cell>
          <table:table-cell>
            <text:p>IEEE Press</text:p>
          </table:table-cell>
          <table:table-cell>
            <text:p/>
          </table:table-cell>
          <table:table-cell>
            <text:p>{MSR} '12</text:p>
          </table:table-cell>
          <table:table-cell>
            <text:p>Mining Challenge 2012: The Android Platform</text:p>
          </table:table-cell>
          <table:table-cell>
            <text:p/>
          </table:table-cell>
          <table:table-cell>
            <text:p/>
          </table:table-cell>
          <table:table-cell>
            <text:p>2012</text:p>
          </table:table-cell>
          <table:table-cell>
            <text:p>http://dl.acm.org/citation.cfm?id=2664446.2664462</text:p>
          </table:table-cell>
          <table:table-cell>
            <text:p/>
          </table:table-cell>
          <table:table-cell>
            <text:p/>
          </table:table-cell>
          <table:table-cell>
            <text:p/>
          </table:table-cell>
          <table:table-cell>
            <text:p/>
          </table:table-cell>
          <table:table-cell>
            <text:p/>
          </table:table-cell>
          <table:table-cell>
            <text:p>978-1-4673-1761-0</text:p>
          </table:table-cell>
        </table:table-row>
        <table:table-row>
          <table:table-cell>
            <text:p>singh_measuring_2010</text:p>
          </table:table-cell>
          <table:table-cell>
            <text:p>7</text:p>
          </table:table-cell>
          <table:table-cell>
            <text:p/>
          </table:table-cell>
          <table:table-cell>
            <text:p/>
          </table:table-cell>
          <table:table-cell>
            <text:p>Singh, V. B. and Kapur, P. K. and Tandon, Abhishek</text:p>
          </table:table-cell>
          <table:table-cell>
            <text:p/>
          </table:table-cell>
          <table:table-cell>
            <text:p/>
          </table:table-cell>
          <table:table-cell>
            <text:p/>
          </table:table-cell>
          <table:table-cell>
            <text:p/>
          </table:table-cell>
          <table:table-cell>
            <text:p/>
          </table:table-cell>
          <table:table-cell>
            <text:p/>
          </table:table-cell>
          <table:table-cell>
            <text:p>SIGSOFT Softw. Eng. Notes</text:p>
          </table:table-cell>
          <table:table-cell>
            <text:p>May</text:p>
          </table:table-cell>
          <table:table-cell>
            <text:p/>
          </table:table-cell>
          <table:table-cell>
            <text:p>3</text:p>
          </table:table-cell>
          <table:table-cell>
            <text:p/>
          </table:table-cell>
          <table:table-cell>
            <text:p>1--11</text:p>
          </table:table-cell>
          <table:table-cell>
            <text:p/>
          </table:table-cell>
          <table:table-cell>
            <text:p/>
          </table:table-cell>
          <table:table-cell>
            <text:p/>
          </table:table-cell>
          <table:table-cell>
            <text:p>Measuring Reliability Growth of Software by Considering Fault Dependency, Debugging Time Lag Functions and Irregular Fluctuation</text:p>
          </table:table-cell>
          <table:table-cell>
            <text:p/>
          </table:table-cell>
          <table:table-cell>
            <text:p>35</text:p>
          </table:table-cell>
          <table:table-cell>
            <text:p>2010</text:p>
          </table:table-cell>
          <table:table-cell>
            <text:p>http://doi.acm.org/10.1145/1764810.1764831</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sinha_entering_2011</text:p>
          </table:table-cell>
          <table:table-cell>
            <text:p>6</text:p>
          </table:table-cell>
          <table:table-cell>
            <text:p>New York, NY, USA</text:p>
          </table:table-cell>
          <table:table-cell>
            <text:p/>
          </table:table-cell>
          <table:table-cell>
            <text:p>Sinha, Vibha Singhal and Mani, Senthil and Sinha, Saurabh</text:p>
          </table:table-cell>
          <table:table-cell>
            <text:p>Proceedings of the 8th {Working} {Conference} on {Mining} {Software} {Repositori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33--142</text:p>
          </table:table-cell>
          <table:table-cell>
            <text:p>ACM</text:p>
          </table:table-cell>
          <table:table-cell>
            <text:p/>
          </table:table-cell>
          <table:table-cell>
            <text:p>{MSR} '11</text:p>
          </table:table-cell>
          <table:table-cell>
            <text:p>Entering the Circle of Trust: Developer Initiation As Committers in Open-source Projects</text:p>
          </table:table-cell>
          <table:table-cell>
            <text:p/>
          </table:table-cell>
          <table:table-cell>
            <text:p/>
          </table:table-cell>
          <table:table-cell>
            <text:p>2011</text:p>
          </table:table-cell>
          <table:table-cell>
            <text:p>http://doi.acm.org/10.1145/1985441.1985462</text:p>
          </table:table-cell>
          <table:table-cell>
            <text:p/>
          </table:table-cell>
          <table:table-cell>
            <text:p/>
          </table:table-cell>
          <table:table-cell>
            <text:p/>
          </table:table-cell>
          <table:table-cell>
            <text:p/>
          </table:table-cell>
          <table:table-cell>
            <text:p/>
          </table:table-cell>
          <table:table-cell>
            <text:p>978-1-4503-0574-7</text:p>
          </table:table-cell>
        </table:table-row>
        <table:table-row>
          <table:table-cell>
            <text:p>sinnett_osu_2004</text:p>
          </table:table-cell>
          <table:table-cell>
            <text:p>6</text:p>
          </table:table-cell>
          <table:table-cell>
            <text:p>New York, NY, USA</text:p>
          </table:table-cell>
          <table:table-cell>
            <text:p/>
          </table:table-cell>
          <table:table-cell>
            <text:p>Sinnett, Christian J. and Barr, Tammy</text:p>
          </table:table-cell>
          <table:table-cell>
            <text:p>Proceedings of the 32Nd {Annual} {ACM} {SIGUCCS} {Conference} on {User} {Servic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09--216</text:p>
          </table:table-cell>
          <table:table-cell>
            <text:p>ACM</text:p>
          </table:table-cell>
          <table:table-cell>
            <text:p/>
          </table:table-cell>
          <table:table-cell>
            <text:p>{SIGUCCS} '04</text:p>
          </table:table-cell>
          <table:table-cell>
            <text:p>OSU Helpdesk: A Cost-effective Helpdesk Solution for Everyone</text:p>
          </table:table-cell>
          <table:table-cell>
            <text:p/>
          </table:table-cell>
          <table:table-cell>
            <text:p/>
          </table:table-cell>
          <table:table-cell>
            <text:p>2004</text:p>
          </table:table-cell>
          <table:table-cell>
            <text:p>http://doi.acm.org/10.1145/1027802.1027851</text:p>
          </table:table-cell>
          <table:table-cell>
            <text:p/>
          </table:table-cell>
          <table:table-cell>
            <text:p/>
          </table:table-cell>
          <table:table-cell>
            <text:p/>
          </table:table-cell>
          <table:table-cell>
            <text:p/>
          </table:table-cell>
          <table:table-cell>
            <text:p/>
          </table:table-cell>
          <table:table-cell>
            <text:p>1-58113-869-5</text:p>
          </table:table-cell>
        </table:table-row>
        <table:table-row>
          <table:table-cell>
            <text:p>somasundaram_automatic_2012</text:p>
          </table:table-cell>
          <table:table-cell>
            <text:p>6</text:p>
          </table:table-cell>
          <table:table-cell>
            <text:p>New York, NY, USA</text:p>
          </table:table-cell>
          <table:table-cell>
            <text:p/>
          </table:table-cell>
          <table:table-cell>
            <text:p>Somasundaram, Kalyanasundaram and Murphy, Gail C.</text:p>
          </table:table-cell>
          <table:table-cell>
            <text:p>Proceedings of the 5th {India} {Software} {Engineering} {Conferenc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25--130</text:p>
          </table:table-cell>
          <table:table-cell>
            <text:p>ACM</text:p>
          </table:table-cell>
          <table:table-cell>
            <text:p/>
          </table:table-cell>
          <table:table-cell>
            <text:p>{ISEC} '12</text:p>
          </table:table-cell>
          <table:table-cell>
            <text:p>Automatic Categorization of Bug Reports Using Latent Dirichlet Allocation</text:p>
          </table:table-cell>
          <table:table-cell>
            <text:p/>
          </table:table-cell>
          <table:table-cell>
            <text:p/>
          </table:table-cell>
          <table:table-cell>
            <text:p>2012</text:p>
          </table:table-cell>
          <table:table-cell>
            <text:p>http://doi.acm.org/10.1145/2134254.2134276</text:p>
          </table:table-cell>
          <table:table-cell>
            <text:p/>
          </table:table-cell>
          <table:table-cell>
            <text:p/>
          </table:table-cell>
          <table:table-cell>
            <text:p/>
          </table:table-cell>
          <table:table-cell>
            <text:p/>
          </table:table-cell>
          <table:table-cell>
            <text:p/>
          </table:table-cell>
          <table:table-cell>
            <text:p>978-1-4503-1142-7</text:p>
          </table:table-cell>
        </table:table-row>
        <table:table-row>
          <table:table-cell>
            <text:p>son_diglossia:_2013</text:p>
          </table:table-cell>
          <table:table-cell>
            <text:p>6</text:p>
          </table:table-cell>
          <table:table-cell>
            <text:p>New York, NY, USA</text:p>
          </table:table-cell>
          <table:table-cell>
            <text:p/>
          </table:table-cell>
          <table:table-cell>
            <text:p>Son, Sooel and McKinley, Kathryn S. and Shmatikov, Vitaly</text:p>
          </table:table-cell>
          <table:table-cell>
            <text:p>Proceedings of the 2013 {ACM} {SIGSAC} {Conference} on {Computer} \&amp;\#38; {Communications} {Security}</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181--1192</text:p>
          </table:table-cell>
          <table:table-cell>
            <text:p>ACM</text:p>
          </table:table-cell>
          <table:table-cell>
            <text:p/>
          </table:table-cell>
          <table:table-cell>
            <text:p>{CCS} '13</text:p>
          </table:table-cell>
          <table:table-cell>
            <text:p>Diglossia: Detecting Code Injection Attacks with Precision and Efficiency</text:p>
          </table:table-cell>
          <table:table-cell>
            <text:p/>
          </table:table-cell>
          <table:table-cell>
            <text:p/>
          </table:table-cell>
          <table:table-cell>
            <text:p>2013</text:p>
          </table:table-cell>
          <table:table-cell>
            <text:p>http://doi.acm.org/10.1145/2508859.2516696</text:p>
          </table:table-cell>
          <table:table-cell>
            <text:p/>
          </table:table-cell>
          <table:table-cell>
            <text:p/>
          </table:table-cell>
          <table:table-cell>
            <text:p/>
          </table:table-cell>
          <table:table-cell>
            <text:p/>
          </table:table-cell>
          <table:table-cell>
            <text:p/>
          </table:table-cell>
          <table:table-cell>
            <text:p>978-1-4503-2477-9</text:p>
          </table:table-cell>
        </table:table-row>
        <table:table-row>
          <table:table-cell>
            <text:p>son_diglossia:_2013-1</text:p>
          </table:table-cell>
          <table:table-cell>
            <text:p>6</text:p>
          </table:table-cell>
          <table:table-cell>
            <text:p>New York, NY, USA</text:p>
          </table:table-cell>
          <table:table-cell>
            <text:p/>
          </table:table-cell>
          <table:table-cell>
            <text:p>Son, Sooel and McKinley, Kathryn S. and Shmatikov, Vitaly</text:p>
          </table:table-cell>
          <table:table-cell>
            <text:p>Proceedings of the 2013 {ACM} {SIGSAC} conference on {Computer} \&amp;\#38; communications security</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181--1192</text:p>
          </table:table-cell>
          <table:table-cell>
            <text:p>ACM</text:p>
          </table:table-cell>
          <table:table-cell>
            <text:p/>
          </table:table-cell>
          <table:table-cell>
            <text:p>{CCS} '13</text:p>
          </table:table-cell>
          <table:table-cell>
            <text:p>Diglossia: detecting code injection attacks with precision and efficiency</text:p>
          </table:table-cell>
          <table:table-cell>
            <text:p/>
          </table:table-cell>
          <table:table-cell>
            <text:p/>
          </table:table-cell>
          <table:table-cell>
            <text:p>2013</text:p>
          </table:table-cell>
          <table:table-cell>
            <text:p>http://doi.acm.org/10.1145/2508859.2516696</text:p>
          </table:table-cell>
          <table:table-cell>
            <text:p/>
          </table:table-cell>
          <table:table-cell>
            <text:p/>
          </table:table-cell>
          <table:table-cell>
            <text:p/>
          </table:table-cell>
          <table:table-cell>
            <text:p/>
          </table:table-cell>
          <table:table-cell>
            <text:p/>
          </table:table-cell>
          <table:table-cell>
            <text:p>978-1-4503-2477-9</text:p>
          </table:table-cell>
        </table:table-row>
        <table:table-row>
          <table:table-cell>
            <text:p>song_jdf:_2010</text:p>
          </table:table-cell>
          <table:table-cell>
            <text:p>6</text:p>
          </table:table-cell>
          <table:table-cell>
            <text:p>New York, NY, USA</text:p>
          </table:table-cell>
          <table:table-cell>
            <text:p/>
          </table:table-cell>
          <table:table-cell>
            <text:p>Song, Yoonki and Wang, Xiaoyin and Xie, Tao and Zhang, Lu and Mei, Hong</text:p>
          </table:table-cell>
          <table:table-cell>
            <text:p>Proceedings of the 32Nd {ACM}/{IEEE} {International} {Conference} on {Software} {Engineering} - {Volume} 2</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15--316</text:p>
          </table:table-cell>
          <table:table-cell>
            <text:p>ACM</text:p>
          </table:table-cell>
          <table:table-cell>
            <text:p/>
          </table:table-cell>
          <table:table-cell>
            <text:p>{ICSE} '10</text:p>
          </table:table-cell>
          <table:table-cell>
            <text:p>JDF: Detecting Duplicate Bug Reports in Jazz</text:p>
          </table:table-cell>
          <table:table-cell>
            <text:p/>
          </table:table-cell>
          <table:table-cell>
            <text:p/>
          </table:table-cell>
          <table:table-cell>
            <text:p>2010</text:p>
          </table:table-cell>
          <table:table-cell>
            <text:p>http://doi.acm.org/10.1145/1810295.1810368</text:p>
          </table:table-cell>
          <table:table-cell>
            <text:p/>
          </table:table-cell>
          <table:table-cell>
            <text:p/>
          </table:table-cell>
          <table:table-cell>
            <text:p/>
          </table:table-cell>
          <table:table-cell>
            <text:p/>
          </table:table-cell>
          <table:table-cell>
            <text:p/>
          </table:table-cell>
          <table:table-cell>
            <text:p>978-1-60558-719-6</text:p>
          </table:table-cell>
        </table:table-row>
        <table:table-row>
          <table:table-cell>
            <text:p>spacco_tracking_2006</text:p>
          </table:table-cell>
          <table:table-cell>
            <text:p>6</text:p>
          </table:table-cell>
          <table:table-cell>
            <text:p>New York, NY, USA</text:p>
          </table:table-cell>
          <table:table-cell>
            <text:p/>
          </table:table-cell>
          <table:table-cell>
            <text:p>Spacco, Jaime and Hovemeyer, David and Pugh, William</text:p>
          </table:table-cell>
          <table:table-cell>
            <text:p>Proceedings of the 2006 {International} {Workshop} on {Mining} {Software} {Repositori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33--136</text:p>
          </table:table-cell>
          <table:table-cell>
            <text:p>ACM</text:p>
          </table:table-cell>
          <table:table-cell>
            <text:p/>
          </table:table-cell>
          <table:table-cell>
            <text:p>{MSR} '06</text:p>
          </table:table-cell>
          <table:table-cell>
            <text:p>Tracking Defect Warnings Across Versions</text:p>
          </table:table-cell>
          <table:table-cell>
            <text:p/>
          </table:table-cell>
          <table:table-cell>
            <text:p/>
          </table:table-cell>
          <table:table-cell>
            <text:p>2006</text:p>
          </table:table-cell>
          <table:table-cell>
            <text:p>http://doi.acm.org/10.1145/1137983.1138014</text:p>
          </table:table-cell>
          <table:table-cell>
            <text:p/>
          </table:table-cell>
          <table:table-cell>
            <text:p/>
          </table:table-cell>
          <table:table-cell>
            <text:p/>
          </table:table-cell>
          <table:table-cell>
            <text:p/>
          </table:table-cell>
          <table:table-cell>
            <text:p/>
          </table:table-cell>
          <table:table-cell>
            <text:p>1-59593-397-2</text:p>
          </table:table-cell>
        </table:table-row>
        <table:table-row>
          <table:table-cell>
            <text:p>sridhara_naturalness_2015</text:p>
          </table:table-cell>
          <table:table-cell>
            <text:p>6</text:p>
          </table:table-cell>
          <table:table-cell>
            <text:p>New York, NY, USA</text:p>
          </table:table-cell>
          <table:table-cell>
            <text:p/>
          </table:table-cell>
          <table:table-cell>
            <text:p>Sridhara, Giriprasad and Sinha, Vibha Singhal and Mani, Senthil</text:p>
          </table:table-cell>
          <table:table-cell>
            <text:p>Proceedings of the 8th {India} {Software} {Engineering} {Conferenc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56--165</text:p>
          </table:table-cell>
          <table:table-cell>
            <text:p>ACM</text:p>
          </table:table-cell>
          <table:table-cell>
            <text:p/>
          </table:table-cell>
          <table:table-cell>
            <text:p>{ISEC} '15</text:p>
          </table:table-cell>
          <table:table-cell>
            <text:p>Naturalness of Natural Language Artifacts in Software</text:p>
          </table:table-cell>
          <table:table-cell>
            <text:p/>
          </table:table-cell>
          <table:table-cell>
            <text:p/>
          </table:table-cell>
          <table:table-cell>
            <text:p>2015</text:p>
          </table:table-cell>
          <table:table-cell>
            <text:p>http://doi.acm.org/10.1145/2723742.2723758</text:p>
          </table:table-cell>
          <table:table-cell>
            <text:p/>
          </table:table-cell>
          <table:table-cell>
            <text:p/>
          </table:table-cell>
          <table:table-cell>
            <text:p/>
          </table:table-cell>
          <table:table-cell>
            <text:p/>
          </table:table-cell>
          <table:table-cell>
            <text:p/>
          </table:table-cell>
          <table:table-cell>
            <text:p>978-1-4503-3432-7</text:p>
          </table:table-cell>
        </table:table-row>
        <table:table-row>
          <table:table-cell>
            <text:p>sripada_architecting_2016</text:p>
          </table:table-cell>
          <table:table-cell>
            <text:p>6</text:p>
          </table:table-cell>
          <table:table-cell>
            <text:p>New York, NY, USA</text:p>
          </table:table-cell>
          <table:table-cell>
            <text:p/>
          </table:table-cell>
          <table:table-cell>
            <text:p>Sripada, Sai Krishna and Reddy, Y. Raghu and Khandelwal, Shivam</text:p>
          </table:table-cell>
          <table:table-cell>
            <text:p>Proceedings of the 9th {India} {Software} {Engineering} {Conferenc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19--130</text:p>
          </table:table-cell>
          <table:table-cell>
            <text:p>ACM</text:p>
          </table:table-cell>
          <table:table-cell>
            <text:p/>
          </table:table-cell>
          <table:table-cell>
            <text:p>{ISEC} '16</text:p>
          </table:table-cell>
          <table:table-cell>
            <text:p>Architecting an Extensible Framework for Gamifying Software Engineering Concepts</text:p>
          </table:table-cell>
          <table:table-cell>
            <text:p/>
          </table:table-cell>
          <table:table-cell>
            <text:p/>
          </table:table-cell>
          <table:table-cell>
            <text:p>2016</text:p>
          </table:table-cell>
          <table:table-cell>
            <text:p>http://doi.acm.org/10.1145/2856636.2856649</text:p>
          </table:table-cell>
          <table:table-cell>
            <text:p/>
          </table:table-cell>
          <table:table-cell>
            <text:p/>
          </table:table-cell>
          <table:table-cell>
            <text:p/>
          </table:table-cell>
          <table:table-cell>
            <text:p/>
          </table:table-cell>
          <table:table-cell>
            <text:p/>
          </table:table-cell>
          <table:table-cell>
            <text:p>978-1-4503-4018-2</text:p>
          </table:table-cell>
        </table:table-row>
        <table:table-row>
          <table:table-cell>
            <text:p>storey_todo_2008</text:p>
          </table:table-cell>
          <table:table-cell>
            <text:p>6</text:p>
          </table:table-cell>
          <table:table-cell>
            <text:p>New York, NY, USA</text:p>
          </table:table-cell>
          <table:table-cell>
            <text:p/>
          </table:table-cell>
          <table:table-cell>
            <text:p>Storey, Margaret-Anne and Ryall, Jody and Bull, R. Ian and Myers, Del and Singer, Janice</text:p>
          </table:table-cell>
          <table:table-cell>
            <text:p>Proceedings of the 30th {International} {Conference} on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51--260</text:p>
          </table:table-cell>
          <table:table-cell>
            <text:p>ACM</text:p>
          </table:table-cell>
          <table:table-cell>
            <text:p/>
          </table:table-cell>
          <table:table-cell>
            <text:p>{ICSE} '08</text:p>
          </table:table-cell>
          <table:table-cell>
            <text:p>TODO or to Bug: Exploring How Task Annotations Play a Role in the Work Practices of Software Developers</text:p>
          </table:table-cell>
          <table:table-cell>
            <text:p/>
          </table:table-cell>
          <table:table-cell>
            <text:p/>
          </table:table-cell>
          <table:table-cell>
            <text:p>2008</text:p>
          </table:table-cell>
          <table:table-cell>
            <text:p>http://doi.acm.org/10.1145/1368088.1368123</text:p>
          </table:table-cell>
          <table:table-cell>
            <text:p/>
          </table:table-cell>
          <table:table-cell>
            <text:p/>
          </table:table-cell>
          <table:table-cell>
            <text:p/>
          </table:table-cell>
          <table:table-cell>
            <text:p/>
          </table:table-cell>
          <table:table-cell>
            <text:p/>
          </table:table-cell>
          <table:table-cell>
            <text:p>978-1-60558-079-1</text:p>
          </table:table-cell>
        </table:table-row>
        <table:table-row>
          <table:table-cell>
            <text:p>sugiyama_opm:_1990</text:p>
          </table:table-cell>
          <table:table-cell>
            <text:p>6</text:p>
          </table:table-cell>
          <table:table-cell>
            <text:p>Los Alamitos, CA, USA</text:p>
          </table:table-cell>
          <table:table-cell>
            <text:p/>
          </table:table-cell>
          <table:table-cell>
            <text:p>Sugiyama, Yasuhiro and Horowitz, Ellis</text:p>
          </table:table-cell>
          <table:table-cell>
            <text:p>Proceedings of the 5th {International} {Software} {Process} {Workshop} on {Experience} with {Software} {Process} {Model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34--136</text:p>
          </table:table-cell>
          <table:table-cell>
            <text:p>IEEE Computer Society Press</text:p>
          </table:table-cell>
          <table:table-cell>
            <text:p/>
          </table:table-cell>
          <table:table-cell>
            <text:p>{ISPW} '90</text:p>
          </table:table-cell>
          <table:table-cell>
            <text:p>OPM: An Object Process Modeling Environment0</text:p>
          </table:table-cell>
          <table:table-cell>
            <text:p/>
          </table:table-cell>
          <table:table-cell>
            <text:p/>
          </table:table-cell>
          <table:table-cell>
            <text:p>1990</text:p>
          </table:table-cell>
          <table:table-cell>
            <text:p>http://dl.acm.org/citation.cfm?id=317498.317737</text:p>
          </table:table-cell>
          <table:table-cell>
            <text:p/>
          </table:table-cell>
          <table:table-cell>
            <text:p/>
          </table:table-cell>
          <table:table-cell>
            <text:p/>
          </table:table-cell>
          <table:table-cell>
            <text:p/>
          </table:table-cell>
          <table:table-cell>
            <text:p/>
          </table:table-cell>
          <table:table-cell>
            <text:p>0-8186-2104-4</text:p>
          </table:table-cell>
        </table:table-row>
        <table:table-row>
          <table:table-cell>
            <text:p>sun_querying_2014</text:p>
          </table:table-cell>
          <table:table-cell>
            <text:p>6</text:p>
          </table:table-cell>
          <table:table-cell>
            <text:p>New York, NY, USA</text:p>
          </table:table-cell>
          <table:table-cell>
            <text:p/>
          </table:table-cell>
          <table:table-cell>
            <text:p>Sun, Chengnian and Zhang, Haidong and Lou, Jian-Guang and Zhang, Hongyu and Wang, Qiang and Zhang, Dongmei and Khoo, Siau-Cheng</text:p>
          </table:table-cell>
          <table:table-cell>
            <text:p>Proceedings of the 22Nd {ACM} {SIGSOFT} {International} {Symposium} on {Foundations} of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700--710</text:p>
          </table:table-cell>
          <table:table-cell>
            <text:p>ACM</text:p>
          </table:table-cell>
          <table:table-cell>
            <text:p/>
          </table:table-cell>
          <table:table-cell>
            <text:p>{FSE} 2014</text:p>
          </table:table-cell>
          <table:table-cell>
            <text:p>Querying Sequential Software Engineering Data</text:p>
          </table:table-cell>
          <table:table-cell>
            <text:p/>
          </table:table-cell>
          <table:table-cell>
            <text:p/>
          </table:table-cell>
          <table:table-cell>
            <text:p>2014</text:p>
          </table:table-cell>
          <table:table-cell>
            <text:p>http://doi.acm.org/10.1145/2635868.2635902</text:p>
          </table:table-cell>
          <table:table-cell>
            <text:p/>
          </table:table-cell>
          <table:table-cell>
            <text:p/>
          </table:table-cell>
          <table:table-cell>
            <text:p/>
          </table:table-cell>
          <table:table-cell>
            <text:p/>
          </table:table-cell>
          <table:table-cell>
            <text:p/>
          </table:table-cell>
          <table:table-cell>
            <text:p>978-1-4503-3056-5</text:p>
          </table:table-cell>
        </table:table-row>
        <table:table-row>
          <table:table-cell>
            <text:p>sureka_linguistic_2010</text:p>
          </table:table-cell>
          <table:table-cell>
            <text:p>6</text:p>
          </table:table-cell>
          <table:table-cell>
            <text:p>New York, NY, USA</text:p>
          </table:table-cell>
          <table:table-cell>
            <text:p/>
          </table:table-cell>
          <table:table-cell>
            <text:p>Sureka, Ashish and Indukuri, Kishore Varma</text:p>
          </table:table-cell>
          <table:table-cell>
            <text:p>Proceedings of the {Third} {Annual} {ACM} {Bangalore} {Conferenc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9:1--9:6</text:p>
          </table:table-cell>
          <table:table-cell>
            <text:p>ACM</text:p>
          </table:table-cell>
          <table:table-cell>
            <text:p/>
          </table:table-cell>
          <table:table-cell>
            <text:p>{COMPUTE} '10</text:p>
          </table:table-cell>
          <table:table-cell>
            <text:p>Linguistic Analysis of Bug Report Titles with Respect to the Dimension of Bug Importance</text:p>
          </table:table-cell>
          <table:table-cell>
            <text:p/>
          </table:table-cell>
          <table:table-cell>
            <text:p/>
          </table:table-cell>
          <table:table-cell>
            <text:p>2010</text:p>
          </table:table-cell>
          <table:table-cell>
            <text:p>http://doi.acm.org/10.1145/1754288.1754297</text:p>
          </table:table-cell>
          <table:table-cell>
            <text:p/>
          </table:table-cell>
          <table:table-cell>
            <text:p/>
          </table:table-cell>
          <table:table-cell>
            <text:p/>
          </table:table-cell>
          <table:table-cell>
            <text:p/>
          </table:table-cell>
          <table:table-cell>
            <text:p/>
          </table:table-cell>
          <table:table-cell>
            <text:p>978-1-4503-0001-8</text:p>
          </table:table-cell>
        </table:table-row>
        <table:table-row>
          <table:table-cell>
            <text:p>sureka_ahaan:_2015</text:p>
          </table:table-cell>
          <table:table-cell>
            <text:p>6</text:p>
          </table:table-cell>
          <table:table-cell>
            <text:p>New York, NY, USA</text:p>
          </table:table-cell>
          <table:table-cell>
            <text:p/>
          </table:table-cell>
          <table:table-cell>
            <text:p>Sureka, Ashish and Kumar, Atul and Gupta, Shrinath</text:p>
          </table:table-cell>
          <table:table-cell>
            <text:p>Proceedings of the 8th {India} {Software} {Engineering} {Conferenc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98--199</text:p>
          </table:table-cell>
          <table:table-cell>
            <text:p>ACM</text:p>
          </table:table-cell>
          <table:table-cell>
            <text:p/>
          </table:table-cell>
          <table:table-cell>
            <text:p>{ISEC} '15</text:p>
          </table:table-cell>
          <table:table-cell>
            <text:p>Ahaan: Software Process Intelligence: Mining Software Process Data for Extracting Actionable Information</text:p>
          </table:table-cell>
          <table:table-cell>
            <text:p/>
          </table:table-cell>
          <table:table-cell>
            <text:p/>
          </table:table-cell>
          <table:table-cell>
            <text:p>2015</text:p>
          </table:table-cell>
          <table:table-cell>
            <text:p>http://doi.acm.org/10.1145/2723742.2723763</text:p>
          </table:table-cell>
          <table:table-cell>
            <text:p/>
          </table:table-cell>
          <table:table-cell>
            <text:p/>
          </table:table-cell>
          <table:table-cell>
            <text:p/>
          </table:table-cell>
          <table:table-cell>
            <text:p/>
          </table:table-cell>
          <table:table-cell>
            <text:p/>
          </table:table-cell>
          <table:table-cell>
            <text:p>978-1-4503-3432-7</text:p>
          </table:table-cell>
        </table:table-row>
        <table:table-row>
          <table:table-cell>
            <text:p>tamrawi_fuzzy_2011</text:p>
          </table:table-cell>
          <table:table-cell>
            <text:p>6</text:p>
          </table:table-cell>
          <table:table-cell>
            <text:p>New York, NY, USA</text:p>
          </table:table-cell>
          <table:table-cell>
            <text:p/>
          </table:table-cell>
          <table:table-cell>
            <text:p>Tamrawi, Ahmed and Nguyen, Tung Thanh and Al-Kofahi, Jafar and Nguyen, Tien N.</text:p>
          </table:table-cell>
          <table:table-cell>
            <text:p>Proceedings of the 33rd {International} {Conference} on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884--887</text:p>
          </table:table-cell>
          <table:table-cell>
            <text:p>ACM</text:p>
          </table:table-cell>
          <table:table-cell>
            <text:p/>
          </table:table-cell>
          <table:table-cell>
            <text:p>{ICSE} '11</text:p>
          </table:table-cell>
          <table:table-cell>
            <text:p>Fuzzy Set-based Automatic Bug Triaging (NIER Track)</text:p>
          </table:table-cell>
          <table:table-cell>
            <text:p/>
          </table:table-cell>
          <table:table-cell>
            <text:p/>
          </table:table-cell>
          <table:table-cell>
            <text:p>2011</text:p>
          </table:table-cell>
          <table:table-cell>
            <text:p>http://doi.acm.org/10.1145/1985793.1985934</text:p>
          </table:table-cell>
          <table:table-cell>
            <text:p/>
          </table:table-cell>
          <table:table-cell>
            <text:p/>
          </table:table-cell>
          <table:table-cell>
            <text:p/>
          </table:table-cell>
          <table:table-cell>
            <text:p/>
          </table:table-cell>
          <table:table-cell>
            <text:p/>
          </table:table-cell>
          <table:table-cell>
            <text:p>978-1-4503-0445-0</text:p>
          </table:table-cell>
        </table:table-row>
        <table:table-row>
          <table:table-cell>
            <text:p>thung_dupfinder:_2014</text:p>
          </table:table-cell>
          <table:table-cell>
            <text:p>6</text:p>
          </table:table-cell>
          <table:table-cell>
            <text:p>New York, NY, USA</text:p>
          </table:table-cell>
          <table:table-cell>
            <text:p/>
          </table:table-cell>
          <table:table-cell>
            <text:p>Thung, Ferdian and Kochhar, Pavneet Singh and Lo, David</text:p>
          </table:table-cell>
          <table:table-cell>
            <text:p>Proceedings of the 29th {ACM}/{IEEE} {International} {Conference} on {Automated}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871--874</text:p>
          </table:table-cell>
          <table:table-cell>
            <text:p>ACM</text:p>
          </table:table-cell>
          <table:table-cell>
            <text:p/>
          </table:table-cell>
          <table:table-cell>
            <text:p>{ASE} '14</text:p>
          </table:table-cell>
          <table:table-cell>
            <text:p>DupFinder: Integrated Tool Support for Duplicate Bug Report Detection</text:p>
          </table:table-cell>
          <table:table-cell>
            <text:p/>
          </table:table-cell>
          <table:table-cell>
            <text:p/>
          </table:table-cell>
          <table:table-cell>
            <text:p>2014</text:p>
          </table:table-cell>
          <table:table-cell>
            <text:p>http://doi.acm.org/10.1145/2642937.2648627</text:p>
          </table:table-cell>
          <table:table-cell>
            <text:p/>
          </table:table-cell>
          <table:table-cell>
            <text:p/>
          </table:table-cell>
          <table:table-cell>
            <text:p/>
          </table:table-cell>
          <table:table-cell>
            <text:p/>
          </table:table-cell>
          <table:table-cell>
            <text:p/>
          </table:table-cell>
          <table:table-cell>
            <text:p>978-1-4503-3013-8</text:p>
          </table:table-cell>
        </table:table-row>
        <table:table-row>
          <table:table-cell>
            <text:p>thung_buglocalizer:_2014</text:p>
          </table:table-cell>
          <table:table-cell>
            <text:p>6</text:p>
          </table:table-cell>
          <table:table-cell>
            <text:p>New York, NY, USA</text:p>
          </table:table-cell>
          <table:table-cell>
            <text:p/>
          </table:table-cell>
          <table:table-cell>
            <text:p>Thung, Ferdian and Le, Tien-Duy B. and Kochhar, Pavneet Singh and Lo, David</text:p>
          </table:table-cell>
          <table:table-cell>
            <text:p>Proceedings of the 22Nd {ACM} {SIGSOFT} {International} {Symposium} on {Foundations} of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767--770</text:p>
          </table:table-cell>
          <table:table-cell>
            <text:p>ACM</text:p>
          </table:table-cell>
          <table:table-cell>
            <text:p/>
          </table:table-cell>
          <table:table-cell>
            <text:p>{FSE} 2014</text:p>
          </table:table-cell>
          <table:table-cell>
            <text:p>BugLocalizer: Integrated Tool Support for Bug Localization</text:p>
          </table:table-cell>
          <table:table-cell>
            <text:p/>
          </table:table-cell>
          <table:table-cell>
            <text:p/>
          </table:table-cell>
          <table:table-cell>
            <text:p>2014</text:p>
          </table:table-cell>
          <table:table-cell>
            <text:p>http://doi.acm.org/10.1145/2635868.2661678</text:p>
          </table:table-cell>
          <table:table-cell>
            <text:p/>
          </table:table-cell>
          <table:table-cell>
            <text:p/>
          </table:table-cell>
          <table:table-cell>
            <text:p/>
          </table:table-cell>
          <table:table-cell>
            <text:p/>
          </table:table-cell>
          <table:table-cell>
            <text:p/>
          </table:table-cell>
          <table:table-cell>
            <text:p>978-1-4503-3056-5</text:p>
          </table:table-cell>
        </table:table-row>
        <table:table-row>
          <table:table-cell>
            <text:p>tichy_interview_2010</text:p>
          </table:table-cell>
          <table:table-cell>
            <text:p>7</text:p>
          </table:table-cell>
          <table:table-cell>
            <text:p/>
          </table:table-cell>
          <table:table-cell>
            <text:p/>
          </table:table-cell>
          <table:table-cell>
            <text:p>Tichy, Walter</text:p>
          </table:table-cell>
          <table:table-cell>
            <text:p/>
          </table:table-cell>
          <table:table-cell>
            <text:p/>
          </table:table-cell>
          <table:table-cell>
            <text:p/>
          </table:table-cell>
          <table:table-cell>
            <text:p/>
          </table:table-cell>
          <table:table-cell>
            <text:p/>
          </table:table-cell>
          <table:table-cell>
            <text:p/>
          </table:table-cell>
          <table:table-cell>
            <text:p>Ubiquity</text:p>
          </table:table-cell>
          <table:table-cell>
            <text:p>November</text:p>
          </table:table-cell>
          <table:table-cell>
            <text:p/>
          </table:table-cell>
          <table:table-cell>
            <text:p>November</text:p>
          </table:table-cell>
          <table:table-cell>
            <text:p/>
          </table:table-cell>
          <table:table-cell>
            <text:p/>
          </table:table-cell>
          <table:table-cell>
            <text:p/>
          </table:table-cell>
          <table:table-cell>
            <text:p/>
          </table:table-cell>
          <table:table-cell>
            <text:p/>
          </table:table-cell>
          <table:table-cell>
            <text:p>An Interview with Prof. Andreas Zeller: Mining Your Way to Software Reliability</text:p>
          </table:table-cell>
          <table:table-cell>
            <text:p/>
          </table:table-cell>
          <table:table-cell>
            <text:p>2010</text:p>
          </table:table-cell>
          <table:table-cell>
            <text:p>2010</text:p>
          </table:table-cell>
          <table:table-cell>
            <text:p>http://doi.acm.org/10.1145/1880066.1883621</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torchiano_impact_2010</text:p>
          </table:table-cell>
          <table:table-cell>
            <text:p>6</text:p>
          </table:table-cell>
          <table:table-cell>
            <text:p>New York, NY, USA</text:p>
          </table:table-cell>
          <table:table-cell>
            <text:p/>
          </table:table-cell>
          <table:table-cell>
            <text:p>Torchiano, Marco and Ricca, Filippo</text:p>
          </table:table-cell>
          <table:table-cell>
            <text:p>Proceedings of the 2010 {ACM}-{IEEE} {International} {Symposium} on {Empirical} {Software} {Engineering} and {Measurement}</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47:1--47:4</text:p>
          </table:table-cell>
          <table:table-cell>
            <text:p>ACM</text:p>
          </table:table-cell>
          <table:table-cell>
            <text:p/>
          </table:table-cell>
          <table:table-cell>
            <text:p>{ESEM} '10</text:p>
          </table:table-cell>
          <table:table-cell>
            <text:p>Impact Analysis by Means of Unstructured Knowledge in the Context of Bug Repositories</text:p>
          </table:table-cell>
          <table:table-cell>
            <text:p/>
          </table:table-cell>
          <table:table-cell>
            <text:p/>
          </table:table-cell>
          <table:table-cell>
            <text:p>2010</text:p>
          </table:table-cell>
          <table:table-cell>
            <text:p>http://doi.acm.org/10.1145/1852786.1852847</text:p>
          </table:table-cell>
          <table:table-cell>
            <text:p/>
          </table:table-cell>
          <table:table-cell>
            <text:p/>
          </table:table-cell>
          <table:table-cell>
            <text:p/>
          </table:table-cell>
          <table:table-cell>
            <text:p/>
          </table:table-cell>
          <table:table-cell>
            <text:p/>
          </table:table-cell>
          <table:table-cell>
            <text:p>978-1-4503-0039-1</text:p>
          </table:table-cell>
        </table:table-row>
        <table:table-row>
          <table:table-cell>
            <text:p>tosun_practical_2009</text:p>
          </table:table-cell>
          <table:table-cell>
            <text:p>6</text:p>
          </table:table-cell>
          <table:table-cell>
            <text:p>New York, NY, USA</text:p>
          </table:table-cell>
          <table:table-cell>
            <text:p/>
          </table:table-cell>
          <table:table-cell>
            <text:p>Tosun, Ayşe and Turhan, Burak and Bener, Ayşe</text:p>
          </table:table-cell>
          <table:table-cell>
            <text:p>Proceedings of the 5th {International} {Conference} on {Predictor} {Models} in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1:1--11:9</text:p>
          </table:table-cell>
          <table:table-cell>
            <text:p>ACM</text:p>
          </table:table-cell>
          <table:table-cell>
            <text:p/>
          </table:table-cell>
          <table:table-cell>
            <text:p>{PROMISE} '09</text:p>
          </table:table-cell>
          <table:table-cell>
            <text:p>Practical Considerations in Deploying AI for Defect Prediction: A Case Study Within the Turkish Telecommunication Industry</text:p>
          </table:table-cell>
          <table:table-cell>
            <text:p/>
          </table:table-cell>
          <table:table-cell>
            <text:p/>
          </table:table-cell>
          <table:table-cell>
            <text:p>2009</text:p>
          </table:table-cell>
          <table:table-cell>
            <text:p>http://doi.acm.org/10.1145/1540438.1540453</text:p>
          </table:table-cell>
          <table:table-cell>
            <text:p/>
          </table:table-cell>
          <table:table-cell>
            <text:p/>
          </table:table-cell>
          <table:table-cell>
            <text:p/>
          </table:table-cell>
          <table:table-cell>
            <text:p/>
          </table:table-cell>
          <table:table-cell>
            <text:p/>
          </table:table-cell>
          <table:table-cell>
            <text:p>978-1-60558-634-2</text:p>
          </table:table-cell>
        </table:table-row>
        <table:table-row>
          <table:table-cell>
            <text:p>tripp_aletheia:_2014</text:p>
          </table:table-cell>
          <table:table-cell>
            <text:p>6</text:p>
          </table:table-cell>
          <table:table-cell>
            <text:p>New York, NY, USA</text:p>
          </table:table-cell>
          <table:table-cell>
            <text:p/>
          </table:table-cell>
          <table:table-cell>
            <text:p>Tripp, Omer and Guarnieri, Salvatore and Pistoia, Marco and Aravkin, Aleksandr</text:p>
          </table:table-cell>
          <table:table-cell>
            <text:p>Proceedings of the 2014 {ACM} {SIGSAC} {Conference} on {Computer} and {Communications} {Security}</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762--774</text:p>
          </table:table-cell>
          <table:table-cell>
            <text:p>ACM</text:p>
          </table:table-cell>
          <table:table-cell>
            <text:p/>
          </table:table-cell>
          <table:table-cell>
            <text:p>{CCS} '14</text:p>
          </table:table-cell>
          <table:table-cell>
            <text:p>ALETHEIA: Improving the Usability of Static Security Analysis</text:p>
          </table:table-cell>
          <table:table-cell>
            <text:p/>
          </table:table-cell>
          <table:table-cell>
            <text:p/>
          </table:table-cell>
          <table:table-cell>
            <text:p>2014</text:p>
          </table:table-cell>
          <table:table-cell>
            <text:p>http://doi.acm.org/10.1145/2660267.2660339</text:p>
          </table:table-cell>
          <table:table-cell>
            <text:p/>
          </table:table-cell>
          <table:table-cell>
            <text:p/>
          </table:table-cell>
          <table:table-cell>
            <text:p/>
          </table:table-cell>
          <table:table-cell>
            <text:p/>
          </table:table-cell>
          <table:table-cell>
            <text:p/>
          </table:table-cell>
          <table:table-cell>
            <text:p>978-1-4503-2957-6</text:p>
          </table:table-cell>
        </table:table-row>
        <table:table-row>
          <table:table-cell>
            <text:p>tsampoulatidis_improvemycity:_2013</text:p>
          </table:table-cell>
          <table:table-cell>
            <text:p>6</text:p>
          </table:table-cell>
          <table:table-cell>
            <text:p>New York, NY, USA</text:p>
          </table:table-cell>
          <table:table-cell>
            <text:p/>
          </table:table-cell>
          <table:table-cell>
            <text:p>Tsampoulatidis, Ioannis and Ververidis, Dimitrios and Tsarchopoulos, Panagiotis and Nikolopoulos, Spiros and Kompatsiaris, Ioannis and Komninos, Nicos</text:p>
          </table:table-cell>
          <table:table-cell>
            <text:p>Proceedings of the 21st {ACM} {International} {Conference} on {Multimedia}</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839--842</text:p>
          </table:table-cell>
          <table:table-cell>
            <text:p>ACM</text:p>
          </table:table-cell>
          <table:table-cell>
            <text:p/>
          </table:table-cell>
          <table:table-cell>
            <text:p>{MM} '13</text:p>
          </table:table-cell>
          <table:table-cell>
            <text:p>ImproveMyCity: An Open Source Platform for Direct Citizen-government Communication</text:p>
          </table:table-cell>
          <table:table-cell>
            <text:p/>
          </table:table-cell>
          <table:table-cell>
            <text:p/>
          </table:table-cell>
          <table:table-cell>
            <text:p>2013</text:p>
          </table:table-cell>
          <table:table-cell>
            <text:p>http://doi.acm.org/10.1145/2502081.2502225</text:p>
          </table:table-cell>
          <table:table-cell>
            <text:p/>
          </table:table-cell>
          <table:table-cell>
            <text:p/>
          </table:table-cell>
          <table:table-cell>
            <text:p/>
          </table:table-cell>
          <table:table-cell>
            <text:p/>
          </table:table-cell>
          <table:table-cell>
            <text:p/>
          </table:table-cell>
          <table:table-cell>
            <text:p>978-1-4503-2404-5</text:p>
          </table:table-cell>
        </table:table-row>
        <table:table-row>
          <table:table-cell>
            <text:p>tsarfaty_parsing_2013</text:p>
          </table:table-cell>
          <table:table-cell>
            <text:p>7</text:p>
          </table:table-cell>
          <table:table-cell>
            <text:p/>
          </table:table-cell>
          <table:table-cell>
            <text:p/>
          </table:table-cell>
          <table:table-cell>
            <text:p>Tsarfaty, Reut and Seddah, Djamé and Kübler, Sandra and Nivre, Joakim</text:p>
          </table:table-cell>
          <table:table-cell>
            <text:p/>
          </table:table-cell>
          <table:table-cell>
            <text:p/>
          </table:table-cell>
          <table:table-cell>
            <text:p/>
          </table:table-cell>
          <table:table-cell>
            <text:p/>
          </table:table-cell>
          <table:table-cell>
            <text:p/>
          </table:table-cell>
          <table:table-cell>
            <text:p/>
          </table:table-cell>
          <table:table-cell>
            <text:p>Comput. Linguist.</text:p>
          </table:table-cell>
          <table:table-cell>
            <text:p>March</text:p>
          </table:table-cell>
          <table:table-cell>
            <text:p/>
          </table:table-cell>
          <table:table-cell>
            <text:p>1</text:p>
          </table:table-cell>
          <table:table-cell>
            <text:p/>
          </table:table-cell>
          <table:table-cell>
            <text:p>15--22</text:p>
          </table:table-cell>
          <table:table-cell>
            <text:p/>
          </table:table-cell>
          <table:table-cell>
            <text:p/>
          </table:table-cell>
          <table:table-cell>
            <text:p/>
          </table:table-cell>
          <table:table-cell>
            <text:p>Parsing Morphologically Rich Languages: Introduction to the Special Issue</text:p>
          </table:table-cell>
          <table:table-cell>
            <text:p/>
          </table:table-cell>
          <table:table-cell>
            <text:p>39</text:p>
          </table:table-cell>
          <table:table-cell>
            <text:p>2013</text:p>
          </table:table-cell>
          <table:table-cell>
            <text:p>http://dx.doi.org/10.1162/COLI_a_00133</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tu_measuring_2014</text:p>
          </table:table-cell>
          <table:table-cell>
            <text:p>6</text:p>
          </table:table-cell>
          <table:table-cell>
            <text:p>New York, NY, USA</text:p>
          </table:table-cell>
          <table:table-cell>
            <text:p/>
          </table:table-cell>
          <table:table-cell>
            <text:p>Tu, Feifei and Zhang, Feixue</text:p>
          </table:table-cell>
          <table:table-cell>
            <text:p>Proceedings of the 6th {Asia}-{Pacific} {Symposium} on {Internetware} on {Internetwar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76--79</text:p>
          </table:table-cell>
          <table:table-cell>
            <text:p>ACM</text:p>
          </table:table-cell>
          <table:table-cell>
            <text:p/>
          </table:table-cell>
          <table:table-cell>
            <text:p>{INTERNETWARE} 2014</text:p>
          </table:table-cell>
          <table:table-cell>
            <text:p>Measuring the Quality of Issue Tracking Data</text:p>
          </table:table-cell>
          <table:table-cell>
            <text:p/>
          </table:table-cell>
          <table:table-cell>
            <text:p/>
          </table:table-cell>
          <table:table-cell>
            <text:p>2014</text:p>
          </table:table-cell>
          <table:table-cell>
            <text:p>http://doi.acm.org/10.1145/2677832.2677844</text:p>
          </table:table-cell>
          <table:table-cell>
            <text:p/>
          </table:table-cell>
          <table:table-cell>
            <text:p/>
          </table:table-cell>
          <table:table-cell>
            <text:p/>
          </table:table-cell>
          <table:table-cell>
            <text:p/>
          </table:table-cell>
          <table:table-cell>
            <text:p/>
          </table:table-cell>
          <table:table-cell>
            <text:p>978-1-4503-3303-0</text:p>
          </table:table-cell>
        </table:table-row>
        <table:table-row>
          <table:table-cell>
            <text:p>valdivia_garcia_characterizing_2014</text:p>
          </table:table-cell>
          <table:table-cell>
            <text:p>6</text:p>
          </table:table-cell>
          <table:table-cell>
            <text:p>New York, NY, USA</text:p>
          </table:table-cell>
          <table:table-cell>
            <text:p/>
          </table:table-cell>
          <table:table-cell>
            <text:p>Valdivia Garcia, Harold and Shihab, Emad</text:p>
          </table:table-cell>
          <table:table-cell>
            <text:p>Proceedings of the 11th {Working} {Conference} on {Mining} {Software} {Repositori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72--81</text:p>
          </table:table-cell>
          <table:table-cell>
            <text:p>ACM</text:p>
          </table:table-cell>
          <table:table-cell>
            <text:p/>
          </table:table-cell>
          <table:table-cell>
            <text:p>{MSR} 2014</text:p>
          </table:table-cell>
          <table:table-cell>
            <text:p>Characterizing and Predicting Blocking Bugs in Open Source Projects</text:p>
          </table:table-cell>
          <table:table-cell>
            <text:p/>
          </table:table-cell>
          <table:table-cell>
            <text:p/>
          </table:table-cell>
          <table:table-cell>
            <text:p>2014</text:p>
          </table:table-cell>
          <table:table-cell>
            <text:p>http://doi.acm.org/10.1145/2597073.2597099</text:p>
          </table:table-cell>
          <table:table-cell>
            <text:p/>
          </table:table-cell>
          <table:table-cell>
            <text:p/>
          </table:table-cell>
          <table:table-cell>
            <text:p/>
          </table:table-cell>
          <table:table-cell>
            <text:p/>
          </table:table-cell>
          <table:table-cell>
            <text:p/>
          </table:table-cell>
          <table:table-cell>
            <text:p>978-1-4503-2863-0</text:p>
          </table:table-cell>
        </table:table-row>
        <table:table-row>
          <table:table-cell>
            <text:p>vyas_ethnography_2013</text:p>
          </table:table-cell>
          <table:table-cell>
            <text:p>6</text:p>
          </table:table-cell>
          <table:table-cell>
            <text:p>New York, NY, USA</text:p>
          </table:table-cell>
          <table:table-cell>
            <text:p/>
          </table:table-cell>
          <table:table-cell>
            <text:p>Vyas, Dhaval</text:p>
          </table:table-cell>
          <table:table-cell>
            <text:p>Proceedings of the 11th {Asia} {Pacific} {Conference} on {Computer} {Human} {Interactio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42--246</text:p>
          </table:table-cell>
          <table:table-cell>
            <text:p>ACM</text:p>
          </table:table-cell>
          <table:table-cell>
            <text:p/>
          </table:table-cell>
          <table:table-cell>
            <text:p>{APCHI} '13</text:p>
          </table:table-cell>
          <table:table-cell>
            <text:p>Ethnography of Software Maintenance Activities in an Industrial Engineering Setup</text:p>
          </table:table-cell>
          <table:table-cell>
            <text:p/>
          </table:table-cell>
          <table:table-cell>
            <text:p/>
          </table:table-cell>
          <table:table-cell>
            <text:p>2013</text:p>
          </table:table-cell>
          <table:table-cell>
            <text:p>http://doi.acm.org/10.1145/2525194.2525269</text:p>
          </table:table-cell>
          <table:table-cell>
            <text:p/>
          </table:table-cell>
          <table:table-cell>
            <text:p/>
          </table:table-cell>
          <table:table-cell>
            <text:p/>
          </table:table-cell>
          <table:table-cell>
            <text:p/>
          </table:table-cell>
          <table:table-cell>
            <text:p/>
          </table:table-cell>
          <table:table-cell>
            <text:p>978-1-4503-2253-9</text:p>
          </table:table-cell>
        </table:table-row>
        <table:table-row>
          <table:table-cell>
            <text:p>waiting_open_2008</text:p>
          </table:table-cell>
          <table:table-cell>
            <text:p>6</text:p>
          </table:table-cell>
          <table:table-cell>
            <text:p>ICST, Brussels, Belgium, Belgium</text:p>
          </table:table-cell>
          <table:table-cell>
            <text:p/>
          </table:table-cell>
          <table:table-cell>
            <text:p>Waiting, David and Good, Richard and Spiers, Richard and Ventura, Neco</text:p>
          </table:table-cell>
          <table:table-cell>
            <text:p>Proceedings of the 4th {International} {Conference} on {Testbeds} and {Research} {Infrastructures} for the {Development} of {Networks} \&amp; {Communiti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41:1--41:10</text:p>
          </table:table-cell>
          <table:table-cell>
            <text:p>ICST (Institute for Computer Sciences, Social-Informatics and Telecommunications Engineering)</text:p>
          </table:table-cell>
          <table:table-cell>
            <text:p/>
          </table:table-cell>
          <table:table-cell>
            <text:p>{TridentCom} '08</text:p>
          </table:table-cell>
          <table:table-cell>
            <text:p>Open Source Development Tools for IMS Research</text:p>
          </table:table-cell>
          <table:table-cell>
            <text:p/>
          </table:table-cell>
          <table:table-cell>
            <text:p/>
          </table:table-cell>
          <table:table-cell>
            <text:p>2008</text:p>
          </table:table-cell>
          <table:table-cell>
            <text:p>http://dl.acm.org/citation.cfm?id=1390576.1390627</text:p>
          </table:table-cell>
          <table:table-cell>
            <text:p/>
          </table:table-cell>
          <table:table-cell>
            <text:p/>
          </table:table-cell>
          <table:table-cell>
            <text:p/>
          </table:table-cell>
          <table:table-cell>
            <text:p/>
          </table:table-cell>
          <table:table-cell>
            <text:p/>
          </table:table-cell>
          <table:table-cell>
            <text:p>978-963-9799-24-0</text:p>
          </table:table-cell>
        </table:table-row>
        <table:table-row>
          <table:table-cell>
            <text:p>walker_crosscutting_2012</text:p>
          </table:table-cell>
          <table:table-cell>
            <text:p>6</text:p>
          </table:table-cell>
          <table:table-cell>
            <text:p>New York, NY, USA</text:p>
          </table:table-cell>
          <table:table-cell>
            <text:p/>
          </table:table-cell>
          <table:table-cell>
            <text:p>Walker, Robert J. and Rawal, Shreya and Sillito, Jonathan</text:p>
          </table:table-cell>
          <table:table-cell>
            <text:p>Proceedings of the {ACM} {SIGSOFT} 20th {International} {Symposium} on the {Foundations} of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49:1--49:11</text:p>
          </table:table-cell>
          <table:table-cell>
            <text:p>ACM</text:p>
          </table:table-cell>
          <table:table-cell>
            <text:p/>
          </table:table-cell>
          <table:table-cell>
            <text:p>{FSE} '12</text:p>
          </table:table-cell>
          <table:table-cell>
            <text:p>Do Crosscutting Concerns Cause Modularity Problems?</text:p>
          </table:table-cell>
          <table:table-cell>
            <text:p/>
          </table:table-cell>
          <table:table-cell>
            <text:p/>
          </table:table-cell>
          <table:table-cell>
            <text:p>2012</text:p>
          </table:table-cell>
          <table:table-cell>
            <text:p>http://doi.acm.org/10.1145/2393596.2393654</text:p>
          </table:table-cell>
          <table:table-cell>
            <text:p/>
          </table:table-cell>
          <table:table-cell>
            <text:p/>
          </table:table-cell>
          <table:table-cell>
            <text:p/>
          </table:table-cell>
          <table:table-cell>
            <text:p/>
          </table:table-cell>
          <table:table-cell>
            <text:p/>
          </table:table-cell>
          <table:table-cell>
            <text:p>978-1-4503-1614-9</text:p>
          </table:table-cell>
        </table:table-row>
        <table:table-row>
          <table:table-cell>
            <text:p>wang_which_2011</text:p>
          </table:table-cell>
          <table:table-cell>
            <text:p>6</text:p>
          </table:table-cell>
          <table:table-cell>
            <text:p>New York, NY, USA</text:p>
          </table:table-cell>
          <table:table-cell>
            <text:p/>
          </table:table-cell>
          <table:table-cell>
            <text:p>Wang, Jianguo and Sarma, Anita</text:p>
          </table:table-cell>
          <table:table-cell>
            <text:p>Proceedings of the 4th {International} {Workshop} on {Cooperative} and {Human} {Aspects} of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76--79</text:p>
          </table:table-cell>
          <table:table-cell>
            <text:p>ACM</text:p>
          </table:table-cell>
          <table:table-cell>
            <text:p/>
          </table:table-cell>
          <table:table-cell>
            <text:p>{CHASE} '11</text:p>
          </table:table-cell>
          <table:table-cell>
            <text:p>Which Bug Should I Fix: Helping New Developers Onboard a New Project</text:p>
          </table:table-cell>
          <table:table-cell>
            <text:p/>
          </table:table-cell>
          <table:table-cell>
            <text:p/>
          </table:table-cell>
          <table:table-cell>
            <text:p>2011</text:p>
          </table:table-cell>
          <table:table-cell>
            <text:p>http://doi.acm.org/10.1145/1984642.1984661</text:p>
          </table:table-cell>
          <table:table-cell>
            <text:p/>
          </table:table-cell>
          <table:table-cell>
            <text:p/>
          </table:table-cell>
          <table:table-cell>
            <text:p/>
          </table:table-cell>
          <table:table-cell>
            <text:p/>
          </table:table-cell>
          <table:table-cell>
            <text:p/>
          </table:table-cell>
          <table:table-cell>
            <text:p>978-1-4503-0576-1</text:p>
          </table:table-cell>
        </table:table-row>
        <table:table-row>
          <table:table-cell>
            <text:p>wang_bug_2014</text:p>
          </table:table-cell>
          <table:table-cell>
            <text:p>6</text:p>
          </table:table-cell>
          <table:table-cell>
            <text:p>New York, NY, USA</text:p>
          </table:table-cell>
          <table:table-cell>
            <text:p/>
          </table:table-cell>
          <table:table-cell>
            <text:p>Wang, Qianxiang and Li, Xuan</text:p>
          </table:table-cell>
          <table:table-cell>
            <text:p>Proceedings of the 6th {Asia}-{Pacific} {Symposium} on {Internetware} on {Internetwar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10</text:p>
          </table:table-cell>
          <table:table-cell>
            <text:p>ACM</text:p>
          </table:table-cell>
          <table:table-cell>
            <text:p/>
          </table:table-cell>
          <table:table-cell>
            <text:p>{INTERNETWARE} 2014</text:p>
          </table:table-cell>
          <table:table-cell>
            <text:p>Bug Localization via Searching Crowd-contributed Code</text:p>
          </table:table-cell>
          <table:table-cell>
            <text:p/>
          </table:table-cell>
          <table:table-cell>
            <text:p/>
          </table:table-cell>
          <table:table-cell>
            <text:p>2014</text:p>
          </table:table-cell>
          <table:table-cell>
            <text:p>http://doi.acm.org/10.1145/2677832.2677833</text:p>
          </table:table-cell>
          <table:table-cell>
            <text:p/>
          </table:table-cell>
          <table:table-cell>
            <text:p/>
          </table:table-cell>
          <table:table-cell>
            <text:p/>
          </table:table-cell>
          <table:table-cell>
            <text:p/>
          </table:table-cell>
          <table:table-cell>
            <text:p/>
          </table:table-cell>
          <table:table-cell>
            <text:p>978-1-4503-3303-0</text:p>
          </table:table-cell>
        </table:table-row>
        <table:table-row>
          <table:table-cell>
            <text:p>wang_version_2014</text:p>
          </table:table-cell>
          <table:table-cell>
            <text:p>6</text:p>
          </table:table-cell>
          <table:table-cell>
            <text:p>New York, NY, USA</text:p>
          </table:table-cell>
          <table:table-cell>
            <text:p/>
          </table:table-cell>
          <table:table-cell>
            <text:p>Wang, Shaowei and Lo, David</text:p>
          </table:table-cell>
          <table:table-cell>
            <text:p>Proceedings of the 22Nd {International} {Conference} on {Program} {Comprehensio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53--63</text:p>
          </table:table-cell>
          <table:table-cell>
            <text:p>ACM</text:p>
          </table:table-cell>
          <table:table-cell>
            <text:p/>
          </table:table-cell>
          <table:table-cell>
            <text:p>{ICPC} 2014</text:p>
          </table:table-cell>
          <table:table-cell>
            <text:p>Version History, Similar Report, and Structure: Putting Them Together for Improved Bug Localization</text:p>
          </table:table-cell>
          <table:table-cell>
            <text:p/>
          </table:table-cell>
          <table:table-cell>
            <text:p/>
          </table:table-cell>
          <table:table-cell>
            <text:p>2014</text:p>
          </table:table-cell>
          <table:table-cell>
            <text:p>http://doi.acm.org/10.1145/2597008.2597148</text:p>
          </table:table-cell>
          <table:table-cell>
            <text:p/>
          </table:table-cell>
          <table:table-cell>
            <text:p/>
          </table:table-cell>
          <table:table-cell>
            <text:p/>
          </table:table-cell>
          <table:table-cell>
            <text:p/>
          </table:table-cell>
          <table:table-cell>
            <text:p/>
          </table:table-cell>
          <table:table-cell>
            <text:p>978-1-4503-2879-1</text:p>
          </table:table-cell>
        </table:table-row>
        <table:table-row>
          <table:table-cell>
            <text:p>wang_fixercache:_2014</text:p>
          </table:table-cell>
          <table:table-cell>
            <text:p>6</text:p>
          </table:table-cell>
          <table:table-cell>
            <text:p>New York, NY, USA</text:p>
          </table:table-cell>
          <table:table-cell>
            <text:p/>
          </table:table-cell>
          <table:table-cell>
            <text:p>Wang, Song and Zhang, Wen and Wang, Qing</text:p>
          </table:table-cell>
          <table:table-cell>
            <text:p>Proceedings of the 8th {ACM}/{IEEE} {International} {Symposium} on {Empirical} {Software} {Engineering} and {Measurement}</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5:1--25:10</text:p>
          </table:table-cell>
          <table:table-cell>
            <text:p>ACM</text:p>
          </table:table-cell>
          <table:table-cell>
            <text:p/>
          </table:table-cell>
          <table:table-cell>
            <text:p>{ESEM} '14</text:p>
          </table:table-cell>
          <table:table-cell>
            <text:p>FixerCache: Unsupervised Caching Active Developers for Diverse Bug Triage</text:p>
          </table:table-cell>
          <table:table-cell>
            <text:p/>
          </table:table-cell>
          <table:table-cell>
            <text:p/>
          </table:table-cell>
          <table:table-cell>
            <text:p>2014</text:p>
          </table:table-cell>
          <table:table-cell>
            <text:p>http://doi.acm.org/10.1145/2652524.2652536</text:p>
          </table:table-cell>
          <table:table-cell>
            <text:p/>
          </table:table-cell>
          <table:table-cell>
            <text:p/>
          </table:table-cell>
          <table:table-cell>
            <text:p/>
          </table:table-cell>
          <table:table-cell>
            <text:p/>
          </table:table-cell>
          <table:table-cell>
            <text:p/>
          </table:table-cell>
          <table:table-cell>
            <text:p>978-1-4503-2774-9</text:p>
          </table:table-cell>
        </table:table-row>
        <table:table-row>
          <table:table-cell>
            <text:p>wang_linking_2014</text:p>
          </table:table-cell>
          <table:table-cell>
            <text:p>6</text:p>
          </table:table-cell>
          <table:table-cell>
            <text:p>New York, NY, USA</text:p>
          </table:table-cell>
          <table:table-cell>
            <text:p/>
          </table:table-cell>
          <table:table-cell>
            <text:p>Wang, Tao and Yin, Gang and Wang, Huaimin and Yang, Cheng and Zou, Peng</text:p>
          </table:table-cell>
          <table:table-cell>
            <text:p>Proceedings of the 6th {Asia}-{Pacific} {Symposium} on {Internetware} on {Internetwar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1--14</text:p>
          </table:table-cell>
          <table:table-cell>
            <text:p>ACM</text:p>
          </table:table-cell>
          <table:table-cell>
            <text:p/>
          </table:table-cell>
          <table:table-cell>
            <text:p>{INTERNETWARE} 2014</text:p>
          </table:table-cell>
          <table:table-cell>
            <text:p>Linking Stack Overflow to Issue Tracker for Issue Resolution</text:p>
          </table:table-cell>
          <table:table-cell>
            <text:p/>
          </table:table-cell>
          <table:table-cell>
            <text:p/>
          </table:table-cell>
          <table:table-cell>
            <text:p>2014</text:p>
          </table:table-cell>
          <table:table-cell>
            <text:p>http://doi.acm.org/10.1145/2677832.2677839</text:p>
          </table:table-cell>
          <table:table-cell>
            <text:p/>
          </table:table-cell>
          <table:table-cell>
            <text:p/>
          </table:table-cell>
          <table:table-cell>
            <text:p/>
          </table:table-cell>
          <table:table-cell>
            <text:p/>
          </table:table-cell>
          <table:table-cell>
            <text:p/>
          </table:table-cell>
          <table:table-cell>
            <text:p>978-1-4503-3303-0</text:p>
          </table:table-cell>
        </table:table-row>
        <table:table-row>
          <table:table-cell>
            <text:p>wang_boat:_2014</text:p>
          </table:table-cell>
          <table:table-cell>
            <text:p>6</text:p>
          </table:table-cell>
          <table:table-cell>
            <text:p>New York, NY, USA</text:p>
          </table:table-cell>
          <table:table-cell>
            <text:p/>
          </table:table-cell>
          <table:table-cell>
            <text:p>Wang, Xinyu and Lo, David and Xia, Xin and Wang, Xingen and Kochhar, Pavneet Singh and Tian, Yuan and Yang, Xiaohu and Li, Shanping and Sun, Jianling and Zhou, Bo</text:p>
          </table:table-cell>
          <table:table-cell>
            <text:p>Companion {Proceedings} of the 36th {International} {Conference} on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572--575</text:p>
          </table:table-cell>
          <table:table-cell>
            <text:p>ACM</text:p>
          </table:table-cell>
          <table:table-cell>
            <text:p/>
          </table:table-cell>
          <table:table-cell>
            <text:p>{ICSE} {Companion} 2014</text:p>
          </table:table-cell>
          <table:table-cell>
            <text:p>BOAT: An Experimental Platform for Researchers to Comparatively and Reproducibly Evaluate Bug Localization Techniques</text:p>
          </table:table-cell>
          <table:table-cell>
            <text:p/>
          </table:table-cell>
          <table:table-cell>
            <text:p/>
          </table:table-cell>
          <table:table-cell>
            <text:p>2014</text:p>
          </table:table-cell>
          <table:table-cell>
            <text:p>http://doi.acm.org/10.1145/2591062.2591066</text:p>
          </table:table-cell>
          <table:table-cell>
            <text:p/>
          </table:table-cell>
          <table:table-cell>
            <text:p/>
          </table:table-cell>
          <table:table-cell>
            <text:p/>
          </table:table-cell>
          <table:table-cell>
            <text:p/>
          </table:table-cell>
          <table:table-cell>
            <text:p/>
          </table:table-cell>
          <table:table-cell>
            <text:p>978-1-4503-2768-8</text:p>
          </table:table-cell>
        </table:table-row>
        <table:table-row>
          <table:table-cell>
            <text:p>weimer_patches_2006</text:p>
          </table:table-cell>
          <table:table-cell>
            <text:p>6</text:p>
          </table:table-cell>
          <table:table-cell>
            <text:p>New York, NY, USA</text:p>
          </table:table-cell>
          <table:table-cell>
            <text:p/>
          </table:table-cell>
          <table:table-cell>
            <text:p>Weimer, Westley</text:p>
          </table:table-cell>
          <table:table-cell>
            <text:p>Proceedings of the 5th {International} {Conference} on {Generative} {Programming} and {Component}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81--190</text:p>
          </table:table-cell>
          <table:table-cell>
            <text:p>ACM</text:p>
          </table:table-cell>
          <table:table-cell>
            <text:p/>
          </table:table-cell>
          <table:table-cell>
            <text:p>{GPCE} '06</text:p>
          </table:table-cell>
          <table:table-cell>
            <text:p>Patches As Better Bug Reports</text:p>
          </table:table-cell>
          <table:table-cell>
            <text:p/>
          </table:table-cell>
          <table:table-cell>
            <text:p/>
          </table:table-cell>
          <table:table-cell>
            <text:p>2006</text:p>
          </table:table-cell>
          <table:table-cell>
            <text:p>http://doi.acm.org/10.1145/1173706.1173734</text:p>
          </table:table-cell>
          <table:table-cell>
            <text:p/>
          </table:table-cell>
          <table:table-cell>
            <text:p/>
          </table:table-cell>
          <table:table-cell>
            <text:p/>
          </table:table-cell>
          <table:table-cell>
            <text:p/>
          </table:table-cell>
          <table:table-cell>
            <text:p/>
          </table:table-cell>
          <table:table-cell>
            <text:p>1-59593-237-2</text:p>
          </table:table-cell>
        </table:table-row>
        <table:table-row>
          <table:table-cell>
            <text:p>weisgerber_are_2006</text:p>
          </table:table-cell>
          <table:table-cell>
            <text:p>6</text:p>
          </table:table-cell>
          <table:table-cell>
            <text:p>New York, NY, USA</text:p>
          </table:table-cell>
          <table:table-cell>
            <text:p/>
          </table:table-cell>
          <table:table-cell>
            <text:p>Weißgerber, Peter and Diehl, Stephan</text:p>
          </table:table-cell>
          <table:table-cell>
            <text:p>Proceedings of the 2006 {International} {Workshop} on {Mining} {Software} {Repositori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12--118</text:p>
          </table:table-cell>
          <table:table-cell>
            <text:p>ACM</text:p>
          </table:table-cell>
          <table:table-cell>
            <text:p/>
          </table:table-cell>
          <table:table-cell>
            <text:p>{MSR} '06</text:p>
          </table:table-cell>
          <table:table-cell>
            <text:p>Are Refactorings Less Error-prone Than Other Changes?</text:p>
          </table:table-cell>
          <table:table-cell>
            <text:p/>
          </table:table-cell>
          <table:table-cell>
            <text:p/>
          </table:table-cell>
          <table:table-cell>
            <text:p>2006</text:p>
          </table:table-cell>
          <table:table-cell>
            <text:p>http://doi.acm.org/10.1145/1137983.1138011</text:p>
          </table:table-cell>
          <table:table-cell>
            <text:p/>
          </table:table-cell>
          <table:table-cell>
            <text:p/>
          </table:table-cell>
          <table:table-cell>
            <text:p/>
          </table:table-cell>
          <table:table-cell>
            <text:p/>
          </table:table-cell>
          <table:table-cell>
            <text:p/>
          </table:table-cell>
          <table:table-cell>
            <text:p>1-59593-397-2</text:p>
          </table:table-cell>
        </table:table-row>
        <table:table-row>
          <table:table-cell>
            <text:p>white_generating_2015</text:p>
          </table:table-cell>
          <table:table-cell>
            <text:p>6</text:p>
          </table:table-cell>
          <table:table-cell>
            <text:p>Piscataway, NJ, USA</text:p>
          </table:table-cell>
          <table:table-cell>
            <text:p/>
          </table:table-cell>
          <table:table-cell>
            <text:p>White, Martin and Linares-Vásquez, Mario and Johnson, Peter and Bernal-Cárdenas, Carlos and Poshyvanyk, Denys</text:p>
          </table:table-cell>
          <table:table-cell>
            <text:p>Proceedings of the 2015 {IEEE} 23rd {International} {Conference} on {Program} {Comprehensio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48--59</text:p>
          </table:table-cell>
          <table:table-cell>
            <text:p>IEEE Press</text:p>
          </table:table-cell>
          <table:table-cell>
            <text:p/>
          </table:table-cell>
          <table:table-cell>
            <text:p>{ICPC} '15</text:p>
          </table:table-cell>
          <table:table-cell>
            <text:p>Generating Reproducible and Replayable Bug Reports from Android Application Crashes</text:p>
          </table:table-cell>
          <table:table-cell>
            <text:p/>
          </table:table-cell>
          <table:table-cell>
            <text:p/>
          </table:table-cell>
          <table:table-cell>
            <text:p>2015</text:p>
          </table:table-cell>
          <table:table-cell>
            <text:p>http://dl.acm.org/citation.cfm?id=2820282.2820291</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xie_product_2014</text:p>
          </table:table-cell>
          <table:table-cell>
            <text:p>6</text:p>
          </table:table-cell>
          <table:table-cell>
            <text:p>New York, NY, USA</text:p>
          </table:table-cell>
          <table:table-cell>
            <text:p/>
          </table:table-cell>
          <table:table-cell>
            <text:p>Xie, Jialiang and Zheng, Qimu and Zhou, Minghui and Mockus, Audris</text:p>
          </table:table-cell>
          <table:table-cell>
            <text:p>Companion {Proceedings} of the 36th {International} {Conference} on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556--559</text:p>
          </table:table-cell>
          <table:table-cell>
            <text:p>ACM</text:p>
          </table:table-cell>
          <table:table-cell>
            <text:p/>
          </table:table-cell>
          <table:table-cell>
            <text:p>{ICSE} {Companion} 2014</text:p>
          </table:table-cell>
          <table:table-cell>
            <text:p>Product Assignment Recommender</text:p>
          </table:table-cell>
          <table:table-cell>
            <text:p/>
          </table:table-cell>
          <table:table-cell>
            <text:p/>
          </table:table-cell>
          <table:table-cell>
            <text:p>2014</text:p>
          </table:table-cell>
          <table:table-cell>
            <text:p>http://doi.acm.org/10.1145/2591062.2591073</text:p>
          </table:table-cell>
          <table:table-cell>
            <text:p/>
          </table:table-cell>
          <table:table-cell>
            <text:p/>
          </table:table-cell>
          <table:table-cell>
            <text:p/>
          </table:table-cell>
          <table:table-cell>
            <text:p/>
          </table:table-cell>
          <table:table-cell>
            <text:p/>
          </table:table-cell>
          <table:table-cell>
            <text:p>978-1-4503-2768-8</text:p>
          </table:table-cell>
        </table:table-row>
        <table:table-row>
          <table:table-cell>
            <text:p>xu_precise_2008</text:p>
          </table:table-cell>
          <table:table-cell>
            <text:p>6</text:p>
          </table:table-cell>
          <table:table-cell>
            <text:p>New York, NY, USA</text:p>
          </table:table-cell>
          <table:table-cell>
            <text:p/>
          </table:table-cell>
          <table:table-cell>
            <text:p>Xu, Guoqing and Rountev, Atanas</text:p>
          </table:table-cell>
          <table:table-cell>
            <text:p>Proceedings of the 30th {International} {Conference} on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51--160</text:p>
          </table:table-cell>
          <table:table-cell>
            <text:p>ACM</text:p>
          </table:table-cell>
          <table:table-cell>
            <text:p/>
          </table:table-cell>
          <table:table-cell>
            <text:p>{ICSE} '08</text:p>
          </table:table-cell>
          <table:table-cell>
            <text:p>Precise Memory Leak Detection for Java Software Using Container Profiling</text:p>
          </table:table-cell>
          <table:table-cell>
            <text:p/>
          </table:table-cell>
          <table:table-cell>
            <text:p/>
          </table:table-cell>
          <table:table-cell>
            <text:p>2008</text:p>
          </table:table-cell>
          <table:table-cell>
            <text:p>http://doi.acm.org/10.1145/1368088.1368110</text:p>
          </table:table-cell>
          <table:table-cell>
            <text:p/>
          </table:table-cell>
          <table:table-cell>
            <text:p/>
          </table:table-cell>
          <table:table-cell>
            <text:p/>
          </table:table-cell>
          <table:table-cell>
            <text:p/>
          </table:table-cell>
          <table:table-cell>
            <text:p/>
          </table:table-cell>
          <table:table-cell>
            <text:p>978-1-60558-079-1</text:p>
          </table:table-cell>
        </table:table-row>
        <table:table-row>
          <table:table-cell>
            <text:p>xu_precise_2013</text:p>
          </table:table-cell>
          <table:table-cell>
            <text:p>7</text:p>
          </table:table-cell>
          <table:table-cell>
            <text:p/>
          </table:table-cell>
          <table:table-cell>
            <text:p/>
          </table:table-cell>
          <table:table-cell>
            <text:p>Xu, Guoqing and Rountev, Atanas</text:p>
          </table:table-cell>
          <table:table-cell>
            <text:p/>
          </table:table-cell>
          <table:table-cell>
            <text:p/>
          </table:table-cell>
          <table:table-cell>
            <text:p/>
          </table:table-cell>
          <table:table-cell>
            <text:p/>
          </table:table-cell>
          <table:table-cell>
            <text:p/>
          </table:table-cell>
          <table:table-cell>
            <text:p/>
          </table:table-cell>
          <table:table-cell>
            <text:p>ACM Trans. Softw. Eng. Methodol.</text:p>
          </table:table-cell>
          <table:table-cell>
            <text:p>July</text:p>
          </table:table-cell>
          <table:table-cell>
            <text:p/>
          </table:table-cell>
          <table:table-cell>
            <text:p>3</text:p>
          </table:table-cell>
          <table:table-cell>
            <text:p/>
          </table:table-cell>
          <table:table-cell>
            <text:p>17:1--17:28</text:p>
          </table:table-cell>
          <table:table-cell>
            <text:p/>
          </table:table-cell>
          <table:table-cell>
            <text:p/>
          </table:table-cell>
          <table:table-cell>
            <text:p/>
          </table:table-cell>
          <table:table-cell>
            <text:p>Precise Memory Leak Detection for Java Software Using Container Profiling</text:p>
          </table:table-cell>
          <table:table-cell>
            <text:p/>
          </table:table-cell>
          <table:table-cell>
            <text:p>22</text:p>
          </table:table-cell>
          <table:table-cell>
            <text:p>2013</text:p>
          </table:table-cell>
          <table:table-cell>
            <text:p>http://doi.acm.org/10.1145/2491509.2491511</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ye_learning_2014</text:p>
          </table:table-cell>
          <table:table-cell>
            <text:p>6</text:p>
          </table:table-cell>
          <table:table-cell>
            <text:p>New York, NY, USA</text:p>
          </table:table-cell>
          <table:table-cell>
            <text:p/>
          </table:table-cell>
          <table:table-cell>
            <text:p>Ye, Xin and Bunescu, Razvan and Liu, Chang</text:p>
          </table:table-cell>
          <table:table-cell>
            <text:p>Proceedings of the 22Nd {ACM} {SIGSOFT} {International} {Symposium} on {Foundations} of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689--699</text:p>
          </table:table-cell>
          <table:table-cell>
            <text:p>ACM</text:p>
          </table:table-cell>
          <table:table-cell>
            <text:p/>
          </table:table-cell>
          <table:table-cell>
            <text:p>{FSE} 2014</text:p>
          </table:table-cell>
          <table:table-cell>
            <text:p>Learning to Rank Relevant Files for Bug Reports Using Domain Knowledge</text:p>
          </table:table-cell>
          <table:table-cell>
            <text:p/>
          </table:table-cell>
          <table:table-cell>
            <text:p/>
          </table:table-cell>
          <table:table-cell>
            <text:p>2014</text:p>
          </table:table-cell>
          <table:table-cell>
            <text:p>http://doi.acm.org/10.1145/2635868.2635874</text:p>
          </table:table-cell>
          <table:table-cell>
            <text:p/>
          </table:table-cell>
          <table:table-cell>
            <text:p/>
          </table:table-cell>
          <table:table-cell>
            <text:p/>
          </table:table-cell>
          <table:table-cell>
            <text:p/>
          </table:table-cell>
          <table:table-cell>
            <text:p/>
          </table:table-cell>
          <table:table-cell>
            <text:p>978-1-4503-3056-5</text:p>
          </table:table-cell>
        </table:table-row>
        <table:table-row>
          <table:table-cell>
            <text:p>yeasmin_how_2015</text:p>
          </table:table-cell>
          <table:table-cell>
            <text:p>6</text:p>
          </table:table-cell>
          <table:table-cell>
            <text:p>Riverton, NJ, USA</text:p>
          </table:table-cell>
          <table:table-cell>
            <text:p/>
          </table:table-cell>
          <table:table-cell>
            <text:p>Yeasmin, Shamima and Roy, Chanchal K. and Schneider, Kevin A.</text:p>
          </table:table-cell>
          <table:table-cell>
            <text:p>Proceedings of the 25th {Annual} {International} {Conference} on {Computer} {Science} and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71--180</text:p>
          </table:table-cell>
          <table:table-cell>
            <text:p>IBM Corp.</text:p>
          </table:table-cell>
          <table:table-cell>
            <text:p/>
          </table:table-cell>
          <table:table-cell>
            <text:p>{CASCON} '15</text:p>
          </table:table-cell>
          <table:table-cell>
            <text:p>How Should We Read and Analyze Bug Reports: An Interactive Visualization Using Extractive Summaries and Topic Evolution</text:p>
          </table:table-cell>
          <table:table-cell>
            <text:p/>
          </table:table-cell>
          <table:table-cell>
            <text:p/>
          </table:table-cell>
          <table:table-cell>
            <text:p>2015</text:p>
          </table:table-cell>
          <table:table-cell>
            <text:p>http://dl.acm.org/citation.cfm?id=2886444.2886470</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yongpisanpop_bugarium:_2014</text:p>
          </table:table-cell>
          <table:table-cell>
            <text:p>6</text:p>
          </table:table-cell>
          <table:table-cell>
            <text:p>New York, NY, USA</text:p>
          </table:table-cell>
          <table:table-cell>
            <text:p/>
          </table:table-cell>
          <table:table-cell>
            <text:p>Yongpisanpop, Papon and Hata, Hideaki and Matsumoto, Kenichi</text:p>
          </table:table-cell>
          <table:table-cell>
            <text:p>Companion {Proceedings} of the 36th {International} {Conference} on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500--503</text:p>
          </table:table-cell>
          <table:table-cell>
            <text:p>ACM</text:p>
          </table:table-cell>
          <table:table-cell>
            <text:p/>
          </table:table-cell>
          <table:table-cell>
            <text:p>{ICSE} {Companion} 2014</text:p>
          </table:table-cell>
          <table:table-cell>
            <text:p>Bugarium: 3D Interaction for Supporting Large-scale Bug Repositories Analysis</text:p>
          </table:table-cell>
          <table:table-cell>
            <text:p/>
          </table:table-cell>
          <table:table-cell>
            <text:p/>
          </table:table-cell>
          <table:table-cell>
            <text:p>2014</text:p>
          </table:table-cell>
          <table:table-cell>
            <text:p>http://doi.acm.org/10.1145/2591062.2591125</text:p>
          </table:table-cell>
          <table:table-cell>
            <text:p/>
          </table:table-cell>
          <table:table-cell>
            <text:p/>
          </table:table-cell>
          <table:table-cell>
            <text:p/>
          </table:table-cell>
          <table:table-cell>
            <text:p/>
          </table:table-cell>
          <table:table-cell>
            <text:p/>
          </table:table-cell>
          <table:table-cell>
            <text:p>978-1-4503-2768-8</text:p>
          </table:table-cell>
        </table:table-row>
        <table:table-row>
          <table:table-cell>
            <text:p>yuan_improving_2012</text:p>
          </table:table-cell>
          <table:table-cell>
            <text:p>7</text:p>
          </table:table-cell>
          <table:table-cell>
            <text:p/>
          </table:table-cell>
          <table:table-cell>
            <text:p/>
          </table:table-cell>
          <table:table-cell>
            <text:p>Yuan, Ding and Zheng, Jing and Park, Soyeon and Zhou, Yuanyuan and Savage, Stefan</text:p>
          </table:table-cell>
          <table:table-cell>
            <text:p/>
          </table:table-cell>
          <table:table-cell>
            <text:p/>
          </table:table-cell>
          <table:table-cell>
            <text:p/>
          </table:table-cell>
          <table:table-cell>
            <text:p/>
          </table:table-cell>
          <table:table-cell>
            <text:p/>
          </table:table-cell>
          <table:table-cell>
            <text:p/>
          </table:table-cell>
          <table:table-cell>
            <text:p>ACM Trans. Comput. Syst.</text:p>
          </table:table-cell>
          <table:table-cell>
            <text:p>February</text:p>
          </table:table-cell>
          <table:table-cell>
            <text:p/>
          </table:table-cell>
          <table:table-cell>
            <text:p>1</text:p>
          </table:table-cell>
          <table:table-cell>
            <text:p/>
          </table:table-cell>
          <table:table-cell>
            <text:p>4:1--4:28</text:p>
          </table:table-cell>
          <table:table-cell>
            <text:p/>
          </table:table-cell>
          <table:table-cell>
            <text:p/>
          </table:table-cell>
          <table:table-cell>
            <text:p/>
          </table:table-cell>
          <table:table-cell>
            <text:p>Improving Software Diagnosability via Log Enhancement</text:p>
          </table:table-cell>
          <table:table-cell>
            <text:p/>
          </table:table-cell>
          <table:table-cell>
            <text:p>30</text:p>
          </table:table-cell>
          <table:table-cell>
            <text:p>2012</text:p>
          </table:table-cell>
          <table:table-cell>
            <text:p>http://doi.acm.org/10.1145/2110356.2110360</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zaman_qualitative_2012</text:p>
          </table:table-cell>
          <table:table-cell>
            <text:p>6</text:p>
          </table:table-cell>
          <table:table-cell>
            <text:p>Piscataway, NJ, USA</text:p>
          </table:table-cell>
          <table:table-cell>
            <text:p/>
          </table:table-cell>
          <table:table-cell>
            <text:p>Zaman, Shahed and Adams, Bram and Hassan, Ahmed E.</text:p>
          </table:table-cell>
          <table:table-cell>
            <text:p>Proceedings of the 9th {IEEE} {Working} {Conference} on {Mining} {Software} {Repositori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99--208</text:p>
          </table:table-cell>
          <table:table-cell>
            <text:p>IEEE Press</text:p>
          </table:table-cell>
          <table:table-cell>
            <text:p/>
          </table:table-cell>
          <table:table-cell>
            <text:p>{MSR} '12</text:p>
          </table:table-cell>
          <table:table-cell>
            <text:p>A Qualitative Study on Performance Bugs</text:p>
          </table:table-cell>
          <table:table-cell>
            <text:p/>
          </table:table-cell>
          <table:table-cell>
            <text:p/>
          </table:table-cell>
          <table:table-cell>
            <text:p>2012</text:p>
          </table:table-cell>
          <table:table-cell>
            <text:p>http://dl.acm.org/citation.cfm?id=2664446.2664477</text:p>
          </table:table-cell>
          <table:table-cell>
            <text:p/>
          </table:table-cell>
          <table:table-cell>
            <text:p/>
          </table:table-cell>
          <table:table-cell>
            <text:p/>
          </table:table-cell>
          <table:table-cell>
            <text:p/>
          </table:table-cell>
          <table:table-cell>
            <text:p/>
          </table:table-cell>
          <table:table-cell>
            <text:p>978-1-4673-1761-0</text:p>
          </table:table-cell>
        </table:table-row>
        <table:table-row>
          <table:table-cell>
            <text:p>zamfir_execution_2010</text:p>
          </table:table-cell>
          <table:table-cell>
            <text:p>6</text:p>
          </table:table-cell>
          <table:table-cell>
            <text:p>New York, NY, USA</text:p>
          </table:table-cell>
          <table:table-cell>
            <text:p/>
          </table:table-cell>
          <table:table-cell>
            <text:p>Zamfir, Cristian and Candea, George</text:p>
          </table:table-cell>
          <table:table-cell>
            <text:p>Proceedings of the 5th {European} {Conference} on {Computer} {System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21--334</text:p>
          </table:table-cell>
          <table:table-cell>
            <text:p>ACM</text:p>
          </table:table-cell>
          <table:table-cell>
            <text:p/>
          </table:table-cell>
          <table:table-cell>
            <text:p>{EuroSys} '10</text:p>
          </table:table-cell>
          <table:table-cell>
            <text:p>Execution Synthesis: A Technique for Automated Software Debugging</text:p>
          </table:table-cell>
          <table:table-cell>
            <text:p/>
          </table:table-cell>
          <table:table-cell>
            <text:p/>
          </table:table-cell>
          <table:table-cell>
            <text:p>2010</text:p>
          </table:table-cell>
          <table:table-cell>
            <text:p>http://doi.acm.org/10.1145/1755913.1755946</text:p>
          </table:table-cell>
          <table:table-cell>
            <text:p/>
          </table:table-cell>
          <table:table-cell>
            <text:p/>
          </table:table-cell>
          <table:table-cell>
            <text:p/>
          </table:table-cell>
          <table:table-cell>
            <text:p/>
          </table:table-cell>
          <table:table-cell>
            <text:p/>
          </table:table-cell>
          <table:table-cell>
            <text:p>978-1-60558-577-2</text:p>
          </table:table-cell>
        </table:table-row>
        <table:table-row>
          <table:table-cell>
            <text:p>zeller_learning_2008</text:p>
          </table:table-cell>
          <table:table-cell>
            <text:p>6</text:p>
          </table:table-cell>
          <table:table-cell>
            <text:p>New York, NY, USA</text:p>
          </table:table-cell>
          <table:table-cell>
            <text:p/>
          </table:table-cell>
          <table:table-cell>
            <text:p>Zeller, Andreas</text:p>
          </table:table-cell>
          <table:table-cell>
            <text:p>Proceedings of the 1st {India} {Software} {Engineering} {Conferenc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1</text:p>
          </table:table-cell>
          <table:table-cell>
            <text:p>ACM</text:p>
          </table:table-cell>
          <table:table-cell>
            <text:p/>
          </table:table-cell>
          <table:table-cell>
            <text:p>{ISEC} '08</text:p>
          </table:table-cell>
          <table:table-cell>
            <text:p>Learning from Software</text:p>
          </table:table-cell>
          <table:table-cell>
            <text:p/>
          </table:table-cell>
          <table:table-cell>
            <text:p/>
          </table:table-cell>
          <table:table-cell>
            <text:p>2008</text:p>
          </table:table-cell>
          <table:table-cell>
            <text:p>http://doi.acm.org/10.1145/1342211.1342212</text:p>
          </table:table-cell>
          <table:table-cell>
            <text:p/>
          </table:table-cell>
          <table:table-cell>
            <text:p/>
          </table:table-cell>
          <table:table-cell>
            <text:p/>
          </table:table-cell>
          <table:table-cell>
            <text:p/>
          </table:table-cell>
          <table:table-cell>
            <text:p/>
          </table:table-cell>
          <table:table-cell>
            <text:p>978-1-59593-917-3</text:p>
          </table:table-cell>
        </table:table-row>
        <table:table-row>
          <table:table-cell>
            <text:p>zhang_predicting_2013</text:p>
          </table:table-cell>
          <table:table-cell>
            <text:p>6</text:p>
          </table:table-cell>
          <table:table-cell>
            <text:p>Piscataway, NJ, USA</text:p>
          </table:table-cell>
          <table:table-cell>
            <text:p/>
          </table:table-cell>
          <table:table-cell>
            <text:p>Zhang, Hongyu and Gong, Liang and Versteeg, Steve</text:p>
          </table:table-cell>
          <table:table-cell>
            <text:p>Proceedings of the 2013 {International} {Conference} on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042--1051</text:p>
          </table:table-cell>
          <table:table-cell>
            <text:p>IEEE Press</text:p>
          </table:table-cell>
          <table:table-cell>
            <text:p/>
          </table:table-cell>
          <table:table-cell>
            <text:p>{ICSE} '13</text:p>
          </table:table-cell>
          <table:table-cell>
            <text:p>Predicting Bug-fixing Time: An Empirical Study of Commercial Software Projects</text:p>
          </table:table-cell>
          <table:table-cell>
            <text:p/>
          </table:table-cell>
          <table:table-cell>
            <text:p/>
          </table:table-cell>
          <table:table-cell>
            <text:p>2013</text:p>
          </table:table-cell>
          <table:table-cell>
            <text:p>http://dl.acm.org/citation.cfm?id=2486788.2486931</text:p>
          </table:table-cell>
          <table:table-cell>
            <text:p/>
          </table:table-cell>
          <table:table-cell>
            <text:p/>
          </table:table-cell>
          <table:table-cell>
            <text:p/>
          </table:table-cell>
          <table:table-cell>
            <text:p/>
          </table:table-cell>
          <table:table-cell>
            <text:p/>
          </table:table-cell>
          <table:table-cell>
            <text:p>978-1-4673-3076-3</text:p>
          </table:table-cell>
        </table:table-row>
        <table:table-row>
          <table:table-cell>
            <text:p>zhang_amplifying_2012</text:p>
          </table:table-cell>
          <table:table-cell>
            <text:p>6</text:p>
          </table:table-cell>
          <table:table-cell>
            <text:p>Piscataway, NJ, USA</text:p>
          </table:table-cell>
          <table:table-cell>
            <text:p/>
          </table:table-cell>
          <table:table-cell>
            <text:p>Zhang, Pingyu and Elbaum, Sebastian</text:p>
          </table:table-cell>
          <table:table-cell>
            <text:p>Proceedings of the 34th {International} {Conference} on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595--605</text:p>
          </table:table-cell>
          <table:table-cell>
            <text:p>IEEE Press</text:p>
          </table:table-cell>
          <table:table-cell>
            <text:p/>
          </table:table-cell>
          <table:table-cell>
            <text:p>{ICSE} '12</text:p>
          </table:table-cell>
          <table:table-cell>
            <text:p>Amplifying Tests to Validate Exception Handling Code</text:p>
          </table:table-cell>
          <table:table-cell>
            <text:p/>
          </table:table-cell>
          <table:table-cell>
            <text:p/>
          </table:table-cell>
          <table:table-cell>
            <text:p>2012</text:p>
          </table:table-cell>
          <table:table-cell>
            <text:p>http://dl.acm.org/citation.cfm?id=2337223.2337293</text:p>
          </table:table-cell>
          <table:table-cell>
            <text:p/>
          </table:table-cell>
          <table:table-cell>
            <text:p/>
          </table:table-cell>
          <table:table-cell>
            <text:p/>
          </table:table-cell>
          <table:table-cell>
            <text:p/>
          </table:table-cell>
          <table:table-cell>
            <text:p/>
          </table:table-cell>
          <table:table-cell>
            <text:p>978-1-4673-1067-3</text:p>
          </table:table-cell>
        </table:table-row>
        <table:table-row>
          <table:table-cell>
            <text:p>zhang_amplifying_2014</text:p>
          </table:table-cell>
          <table:table-cell>
            <text:p>7</text:p>
          </table:table-cell>
          <table:table-cell>
            <text:p/>
          </table:table-cell>
          <table:table-cell>
            <text:p/>
          </table:table-cell>
          <table:table-cell>
            <text:p>Zhang, Pingyu and Elbaum, Sebastian</text:p>
          </table:table-cell>
          <table:table-cell>
            <text:p/>
          </table:table-cell>
          <table:table-cell>
            <text:p/>
          </table:table-cell>
          <table:table-cell>
            <text:p/>
          </table:table-cell>
          <table:table-cell>
            <text:p/>
          </table:table-cell>
          <table:table-cell>
            <text:p/>
          </table:table-cell>
          <table:table-cell>
            <text:p/>
          </table:table-cell>
          <table:table-cell>
            <text:p>ACM Trans. Softw. Eng. Methodol.</text:p>
          </table:table-cell>
          <table:table-cell>
            <text:p>September</text:p>
          </table:table-cell>
          <table:table-cell>
            <text:p/>
          </table:table-cell>
          <table:table-cell>
            <text:p>4</text:p>
          </table:table-cell>
          <table:table-cell>
            <text:p/>
          </table:table-cell>
          <table:table-cell>
            <text:p>32:1--32:28</text:p>
          </table:table-cell>
          <table:table-cell>
            <text:p/>
          </table:table-cell>
          <table:table-cell>
            <text:p/>
          </table:table-cell>
          <table:table-cell>
            <text:p/>
          </table:table-cell>
          <table:table-cell>
            <text:p>Amplifying Tests to Validate Exception Handling Code: An Extended Study in the Mobile Application Domain</text:p>
          </table:table-cell>
          <table:table-cell>
            <text:p/>
          </table:table-cell>
          <table:table-cell>
            <text:p>23</text:p>
          </table:table-cell>
          <table:table-cell>
            <text:p>2014</text:p>
          </table:table-cell>
          <table:table-cell>
            <text:p>http://doi.acm.org/10.1145/2652483</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zimmermann_confessions_2014</text:p>
          </table:table-cell>
          <table:table-cell>
            <text:p>6</text:p>
          </table:table-cell>
          <table:table-cell>
            <text:p>New York, NY, USA</text:p>
          </table:table-cell>
          <table:table-cell>
            <text:p/>
          </table:table-cell>
          <table:table-cell>
            <text:p>Zimmermann, Thomas</text:p>
          </table:table-cell>
          <table:table-cell>
            <text:p>Proceedings of the 1st {International} {Workshop} on {Software} {Engineering} {Research} and {Industrial} {Practic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1</text:p>
          </table:table-cell>
          <table:table-cell>
            <text:p>ACM</text:p>
          </table:table-cell>
          <table:table-cell>
            <text:p/>
          </table:table-cell>
          <table:table-cell>
            <text:p>{SER}\&amp;\#38;{IPs} 2014</text:p>
          </table:table-cell>
          <table:table-cell>
            <text:p>Confessions of an Industrial Researcher: A Typical Bollywood Story (Invited Talk)</text:p>
          </table:table-cell>
          <table:table-cell>
            <text:p/>
          </table:table-cell>
          <table:table-cell>
            <text:p/>
          </table:table-cell>
          <table:table-cell>
            <text:p>2014</text:p>
          </table:table-cell>
          <table:table-cell>
            <text:p>http://doi.acm.org/10.1145/2593850.2593851</text:p>
          </table:table-cell>
          <table:table-cell>
            <text:p/>
          </table:table-cell>
          <table:table-cell>
            <text:p/>
          </table:table-cell>
          <table:table-cell>
            <text:p/>
          </table:table-cell>
          <table:table-cell>
            <text:p/>
          </table:table-cell>
          <table:table-cell>
            <text:p/>
          </table:table-cell>
          <table:table-cell>
            <text:p>978-1-4503-2859-3</text:p>
          </table:table-cell>
        </table:table-row>
      </table:table>
    </office:spreadsheet>
  </office:body>
</office:document-content>
</file>

<file path=meta.xml><?xml version="1.0" encoding="utf-8"?>
<office:document-meta xmlns:office="urn:oasis:names:tc:opendocument:xmlns:office:1.0" xmlns:xlink="http://www.w3.org/1999/xlink" xmlns:dc="http://purl.org/dc/elements/1.1/" xmlns:meta="urn:oasis:names:tc:opendocument:xmlns:meta:1.0" office:version="1.0">
  <office:meta>
    <meta:generator>JabRef version @version@
  </meta:generator>
    <!--  <meta:creation-date>2005-11-01T22:55:38</meta:creation-date>  <dc:date>2005-11-01T22:59:26</dc:date>  <dc:language>en-US</dc:language>  <meta:editing-cycles>3</meta:editing-cycles>  <meta:editing-duration>PT3M50S</meta:editing-duration>-->
    <meta:user-defined meta:name="Info 1"/>
    <meta:user-defined meta:name="Info 2"/>
    <meta:user-defined meta:name="Info 3"/>
    <meta:user-defined meta:name="Info 4"/>
    <!--  <meta:document-statistic meta:table-count="3" meta:cell-count="4"/>-->
  </office:meta>
</office:document-meta>
</file>